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21000000B881081EC8A17CDA3C.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556cm"/>
    </style:style>
    <style:style style:name="gr3" style:family="graphic" style:parent-style-name="standard">
      <style:graphic-properties draw:stroke="solid" svg:stroke-width="0.106cm" svg:stroke-color="#000000" draw:marker-start-width="0.359cm" draw:marker-end-width="0.359cm" draw:fill="none" draw:fill-color="#ffffff" draw:auto-grow-height="true" draw:auto-grow-width="false" fo:max-height="0cm" fo:min-height="7.144cm" fo:padding-top="0.178cm" fo:padding-bottom="0.178cm" fo:padding-left="0.303cm" fo:padding-right="0.303cm"/>
    </style:style>
    <style:style style:name="gr4" style:family="graphic" style:parent-style-name="standard">
      <style:graphic-properties draw:stroke="solid" svg:stroke-width="0.106cm" svg:stroke-color="#000000" draw:marker-start-width="0.358cm" draw:marker-end-width="0.358cm" draw:fill="solid" draw:fill-color="#800080" draw:auto-grow-height="true" draw:auto-grow-width="false" fo:max-height="0cm" fo:min-height="0.712cm" fo:padding-top="0.177cm" fo:padding-bottom="0.177cm" fo:padding-left="0.302cm" fo:padding-right="0.302cm"/>
    </style:style>
    <style:style style:name="gr5"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0.712cm" fo:padding-top="0.178cm" fo:padding-bottom="0.178cm" fo:padding-left="0.303cm" fo:padding-right="0.303cm"/>
    </style:style>
    <style:style style:name="gr6"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0.712cm" fo:padding-top="0.178cm" fo:padding-bottom="0.178cm" fo:padding-left="0.303cm" fo:padding-right="0.303cm"/>
    </style:style>
    <style:style style:name="gr7" style:family="graphic" style:parent-style-name="standard">
      <style:graphic-properties draw:stroke="solid" svg:stroke-width="0.106cm" svg:stroke-color="#000000" draw:marker-start-width="0.358cm" draw:marker-end-width="0.358cm" draw:fill="solid" draw:fill-color="#2a6099" draw:auto-grow-height="true" draw:auto-grow-width="false" fo:max-height="0cm" fo:min-height="2.912cm" fo:padding-top="0.177cm" fo:padding-bottom="0.177cm" fo:padding-left="0.302cm" fo:padding-right="0.302cm"/>
    </style:style>
    <style:style style:name="gr8" style:family="graphic" style:parent-style-name="standard">
      <style:graphic-properties draw:stroke="solid" svg:stroke-width="0.106cm" svg:stroke-color="#000000" draw:marker-start-width="0.359cm" draw:marker-end-width="0.359cm" draw:fill="none" draw:fill-color="#ffffff" draw:auto-grow-height="true" draw:auto-grow-width="false" fo:max-height="0cm" fo:min-height="7.344cm" fo:padding-top="0.178cm" fo:padding-bottom="0.178cm" fo:padding-left="0.303cm" fo:padding-right="0.303cm"/>
    </style:style>
    <style:style style:name="gr9"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1.447cm" fo:padding-top="0.178cm" fo:padding-bottom="0.178cm" fo:padding-left="0.303cm" fo:padding-right="0.303cm"/>
    </style:style>
    <style:style style:name="gr10" style:family="graphic" style:parent-style-name="standard">
      <style:graphic-properties draw:stroke="solid" svg:stroke-width="0.106cm" svg:stroke-color="#000000" draw:marker-start-width="0.359cm" draw:marker-end-width="0.359cm" draw:fill="solid" draw:fill-color="#2a6099" draw:auto-grow-height="true" draw:auto-grow-width="false" fo:max-height="0cm" fo:min-height="1.423cm" fo:padding-top="0.178cm" fo:padding-bottom="0.178cm" fo:padding-left="0.303cm" fo:padding-right="0.303cm"/>
    </style:style>
    <style:style style:name="gr11"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1.423cm" fo:padding-top="0.178cm" fo:padding-bottom="0.178cm" fo:padding-left="0.303cm" fo:padding-right="0.303cm"/>
    </style:style>
    <style:style style:name="gr12" style:family="graphic" style:parent-style-name="standard">
      <style:graphic-properties draw:stroke="solid" svg:stroke-width="0.106cm" svg:stroke-color="#000000" draw:marker-start-width="0.359cm" draw:marker-end-width="0.359cm" draw:fill="none" draw:fill-color="#ff0000" draw:auto-grow-height="true" draw:auto-grow-width="false" fo:max-height="0cm" fo:min-height="6.044cm" fo:padding-top="0.178cm" fo:padding-bottom="0.178cm" fo:padding-left="0.303cm" fo:padding-right="0.303cm"/>
    </style:style>
    <style:style style:name="gr13" style:family="graphic" style:parent-style-name="standard">
      <style:graphic-properties draw:stroke="solid" svg:stroke-width="0.106cm" svg:stroke-color="#000000" draw:marker-start-width="0.359cm" draw:marker-end-width="0.359cm" draw:fill="gradient" draw:fill-color="#800080" draw:fill-gradient-name="Gradient_20_11" draw:auto-grow-height="true" draw:auto-grow-width="false" fo:max-height="0cm" fo:min-height="2.158cm" fo:padding-top="0.178cm" fo:padding-bottom="0.178cm" fo:padding-left="0.303cm" fo:padding-right="0.303cm"/>
    </style:style>
    <style:style style:name="gr14"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2.158cm" fo:padding-top="0.178cm" fo:padding-bottom="0.178cm" fo:padding-left="0.303cm" fo:padding-right="0.303cm"/>
    </style:style>
    <style:style style:name="gr15"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1.423cm" fo:padding-top="0.178cm" fo:padding-bottom="0.178cm" fo:padding-left="0.303cm" fo:padding-right="0.303cm"/>
    </style:style>
    <style:style style:name="gr16" style:family="graphic" style:parent-style-name="standard">
      <style:graphic-properties draw:stroke="solid" svg:stroke-width="0.106cm" svg:stroke-color="#000000" draw:marker-start-width="0.359cm" draw:marker-end-width="0.359cm" draw:fill="solid" draw:fill-color="#ff0000" draw:auto-grow-height="true" draw:auto-grow-width="false" fo:max-height="0cm" fo:min-height="2.134cm" fo:padding-top="0.178cm" fo:padding-bottom="0.178cm" fo:padding-left="0.303cm" fo:padding-right="0.303cm"/>
    </style:style>
    <style:style style:name="gr17" style:family="graphic" style:parent-style-name="standard">
      <style:graphic-properties draw:stroke="none" draw:fill="gradient" draw:fill-gradient-name="Gradient_20_5" draw:textarea-horizontal-align="justify" draw:textarea-vertical-align="middle" draw:auto-grow-height="false" fo:min-height="2.95cm" fo:min-width="0.3cm"/>
    </style:style>
    <style:style style:name="gr18" style:family="graphic" style:parent-style-name="standard">
      <style:graphic-properties draw:stroke="none" draw:fill="gradient" draw:fill-gradient-name="Gradient_20_7" draw:textarea-horizontal-align="justify" draw:textarea-vertical-align="middle" draw:auto-grow-height="false" fo:min-height="2.95cm" fo:min-width="0.3cm"/>
    </style:style>
    <style:style style:name="gr19" style:family="graphic" style:parent-style-name="standard">
      <style:graphic-properties draw:stroke="none" draw:fill="gradient" draw:fill-gradient-name="Gradient_20_9" draw:textarea-horizontal-align="justify" draw:textarea-vertical-align="middle" draw:auto-grow-height="false" fo:min-height="2.95cm" fo:min-width="0.3cm"/>
    </style:style>
    <style:style style:name="gr20" style:family="graphic" style:parent-style-name="standard">
      <style:graphic-properties draw:stroke="none" svg:stroke-color="#000000" draw:fill="none" draw:fill-color="#ffffff" draw:auto-grow-height="true" draw:auto-grow-width="false" fo:max-height="0cm" fo:min-height="1.423cm"/>
    </style:style>
    <style:style style:name="gr21" style:family="graphic" style:parent-style-name="objectwithoutfill">
      <style:graphic-properties svg:stroke-width="0.106cm" svg:stroke-color="#b4c7dc" draw:marker-start-width="0.358cm" draw:marker-end-width="0.358cm" draw:fill="none" draw:textarea-vertical-align="middle" fo:padding-top="0.177cm" fo:padding-bottom="0.177cm" fo:padding-left="0.302cm" fo:padding-right="0.302cm"/>
    </style:style>
    <style:style style:name="gr22" style:family="graphic" style:parent-style-name="standard">
      <style:graphic-properties draw:stroke="none" draw:fill-color="#808080" draw:textarea-horizontal-align="justify" draw:textarea-vertical-align="middle" draw:auto-grow-height="false" fo:min-height="2.75cm" fo:min-width="2.5cm"/>
    </style:style>
    <style:style style:name="gr23" style:family="graphic" style:parent-style-name="standard">
      <style:graphic-properties svg:stroke-color="#999999" draw:fill-color="#999999" draw:textarea-horizontal-align="justify" draw:textarea-vertical-align="middle" draw:auto-grow-height="false" fo:min-height="0cm" fo:min-width="1.818cm"/>
    </style:style>
    <style:style style:name="gr24" style:family="graphic" style:parent-style-name="standard">
      <style:graphic-properties svg:stroke-color="#666666" draw:fill-color="#666666" draw:textarea-horizontal-align="justify" draw:textarea-vertical-align="middle" draw:auto-grow-height="false" fo:min-height="0cm" fo:min-width="1.818cm"/>
    </style:style>
    <style:style style:name="gr25" style:family="graphic" style:parent-style-name="standard">
      <style:graphic-properties draw:stroke="none" draw:fill-color="#158466" draw:textarea-horizontal-align="justify" draw:textarea-vertical-align="middle" draw:auto-grow-height="false" fo:min-height="0cm" fo:min-width="2.7cm"/>
    </style:style>
    <style:style style:name="gr26" style:family="graphic" style:parent-style-name="standard">
      <style:graphic-properties draw:stroke="none" svg:stroke-color="#666666" draw:fill-color="#666666" draw:textarea-horizontal-align="justify" draw:textarea-vertical-align="middle" draw:auto-grow-height="false" fo:min-height="0cm" fo:min-width="1.5cm"/>
    </style:style>
    <style:style style:name="gr27" style:family="graphic" style:parent-style-name="standard">
      <style:graphic-properties draw:stroke="none" draw:fill-color="#ffbf00" draw:textarea-horizontal-align="justify" draw:textarea-vertical-align="middle" draw:auto-grow-height="false" fo:min-height="1.55cm" fo:min-width="0cm"/>
    </style:style>
    <style:style style:name="gr28" style:family="graphic" style:parent-style-name="standard">
      <style:graphic-properties draw:stroke="none" draw:fill-color="#ffbf00" draw:textarea-horizontal-align="justify" draw:textarea-vertical-align="middle" draw:auto-grow-height="false" fo:min-height="0cm" fo:min-width="0cm"/>
    </style:style>
    <style:style style:name="gr29" style:family="graphic" style:parent-style-name="standard">
      <style:graphic-properties draw:stroke="none" draw:fill-color="#ffbf00" draw:textarea-horizontal-align="justify" draw:textarea-vertical-align="middle" draw:auto-grow-height="false" fo:min-height="1.35cm" fo:min-width="0cm"/>
    </style:style>
    <style:style style:name="gr30" style:family="graphic" style:parent-style-name="standard">
      <style:graphic-properties draw:stroke="none" draw:fill-color="#cfb997" draw:textarea-horizontal-align="justify" draw:textarea-vertical-align="middle" draw:auto-grow-height="false" fo:min-height="0.949cm" fo:min-width="5.3cm"/>
    </style:style>
    <style:style style:name="gr31" style:family="graphic" style:parent-style-name="standard">
      <style:graphic-properties svg:stroke-color="#000000" draw:fill="none" draw:textarea-horizontal-align="justify" draw:textarea-vertical-align="middle" draw:auto-grow-height="false" fo:min-height="0.75cm" fo:min-width="0cm"/>
    </style:style>
    <style:style style:name="gr32" style:family="graphic" style:parent-style-name="standard">
      <style:graphic-properties draw:stroke="none" draw:fill-color="#f10d0c" draw:textarea-horizontal-align="justify" draw:textarea-vertical-align="middle" draw:auto-grow-height="false" fo:min-height="0cm" fo:min-width="0cm"/>
    </style:style>
    <style:style style:name="gr33" style:family="graphic" style:parent-style-name="standard">
      <style:graphic-properties draw:stroke="none" draw:fill-color="#b4c7dc" draw:textarea-horizontal-align="justify" draw:textarea-vertical-align="middle" draw:auto-grow-height="false" fo:min-height="0cm" fo:min-width="0cm"/>
    </style:style>
    <style:style style:name="gr34" style:family="graphic" style:parent-style-name="standard">
      <style:graphic-properties draw:stroke="none" draw:fill-color="#00a933" draw:textarea-horizontal-align="justify" draw:textarea-vertical-align="middle" draw:auto-grow-height="false" fo:min-height="0cm" fo:min-width="0cm"/>
    </style:style>
    <style:style style:name="gr35" style:family="graphic" style:parent-style-name="standard">
      <style:graphic-properties draw:stroke="none" svg:stroke-color="#000000" draw:fill="none" draw:fill-color="#ffffff" draw:auto-grow-height="true" draw:auto-grow-width="false" fo:max-height="0cm" fo:min-height="0.949cm"/>
    </style:style>
    <style:style style:name="gr36" style:family="graphic" style:parent-style-name="standard">
      <style:graphic-properties draw:stroke="solid" svg:stroke-color="#000000" draw:fill="none" draw:textarea-horizontal-align="justify" draw:textarea-vertical-align="middle" draw:auto-grow-height="false" fo:min-height="0.637cm" fo:min-width="12.787cm"/>
    </style:style>
    <style:style style:name="gr37" style:family="graphic" style:parent-style-name="standard">
      <style:graphic-properties draw:stroke="solid" svg:stroke-color="#000000" draw:fill="none" draw:textarea-horizontal-align="justify" draw:textarea-vertical-align="middle" draw:auto-grow-height="false" fo:min-height="0.621cm" fo:min-width="15.2cm"/>
    </style:style>
    <style:style style:name="gr38" style:family="graphic" style:parent-style-name="standard">
      <style:graphic-properties draw:stroke="none" svg:stroke-color="#000000" draw:fill="none" draw:fill-color="#ffffff" draw:auto-grow-height="true" draw:auto-grow-width="false" fo:max-height="0cm" fo:min-height="0.52cm"/>
    </style:style>
    <style:style style:name="gr39" style:family="graphic" style:parent-style-name="standard">
      <style:graphic-properties draw:stroke="solid" svg:stroke-color="#000000" draw:fill="none" draw:textarea-horizontal-align="justify" draw:textarea-vertical-align="middle" draw:auto-grow-height="false" fo:min-height="0.312cm" fo:min-width="12.787cm"/>
    </style:style>
    <style:style style:name="gr40" style:family="graphic" style:parent-style-name="standard">
      <style:graphic-properties draw:stroke="none" draw:fill-color="#000000" draw:textarea-horizontal-align="justify" draw:textarea-vertical-align="middle" draw:auto-grow-height="false" fo:min-height="1.654cm" fo:min-width="0.404cm"/>
    </style:style>
    <style:style style:name="gr41" style:family="graphic" style:parent-style-name="standard">
      <style:graphic-properties draw:stroke="none" draw:fill-color="#ffffff" draw:textarea-horizontal-align="justify" draw:textarea-vertical-align="middle" draw:auto-grow-height="false" fo:min-height="1.422cm" fo:min-width="0.222cm"/>
    </style:style>
    <style:style style:name="gr42" style:family="graphic" style:parent-style-name="standard">
      <style:graphic-properties draw:stroke="none" draw:fill-color="#000000" draw:textarea-horizontal-align="justify" draw:textarea-vertical-align="middle" draw:auto-grow-height="false" fo:min-height="0.897cm" fo:min-width="2.052cm"/>
    </style:style>
    <style:style style:name="gr43" style:family="graphic" style:parent-style-name="standard">
      <style:graphic-properties draw:stroke="none" draw:fill-color="#ffffff" draw:textarea-horizontal-align="justify" draw:textarea-vertical-align="middle" draw:auto-grow-height="false" fo:min-height="0.805cm" fo:min-width="1.952cm"/>
    </style:style>
    <style:style style:name="gr44" style:family="graphic" style:parent-style-name="standard">
      <style:graphic-properties draw:stroke="none" draw:fill-color="#000000" draw:textarea-horizontal-align="justify" draw:textarea-vertical-align="middle" draw:auto-grow-height="false" fo:min-height="0.163cm" fo:min-width="0cm"/>
    </style:style>
    <style:style style:name="gr45" style:family="graphic" style:parent-style-name="standard">
      <style:graphic-properties draw:stroke="none" draw:fill-color="#cfb997" draw:textarea-horizontal-align="justify" draw:textarea-vertical-align="middle" draw:auto-grow-height="false" fo:min-height="0.6cm" fo:min-width="1.958cm"/>
    </style:style>
    <style:style style:name="gr46" style:family="graphic" style:parent-style-name="standard">
      <style:graphic-properties svg:stroke-color="#000000" draw:fill="none" draw:textarea-horizontal-align="justify" draw:textarea-vertical-align="middle" draw:auto-grow-height="false" fo:min-height="0.458cm" fo:min-width="0cm"/>
    </style:style>
    <style:style style:name="gr47" style:family="graphic" style:parent-style-name="standard">
      <style:graphic-properties draw:stroke="none" svg:stroke-color="#000000" draw:fill="none" draw:fill-color="#ffffff" draw:auto-grow-height="true" draw:auto-grow-width="false" fo:max-height="0cm" fo:min-height="0.535cm"/>
    </style:style>
    <style:style style:name="gr4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49" style:family="graphic" style:parent-style-name="standard">
      <style:graphic-properties draw:stroke="none" svg:stroke-color="#000000" draw:fill="none" draw:fill-color="#ffffff" draw:auto-grow-height="true" draw:auto-grow-width="false" fo:max-height="0cm" fo:min-height="0.395cm"/>
    </style:style>
    <style:style style:name="gr50" style:family="graphic" style:parent-style-name="standard">
      <style:graphic-properties draw:stroke="solid" svg:stroke-width="0.035cm" svg:stroke-color="#000000" draw:marker-start-width="0.252cm" draw:marker-end-width="0.252cm" draw:fill="none" draw:textarea-vertical-align="middle" draw:auto-grow-height="false" fo:min-height="2.342cm" fo:min-width="1.466cm" fo:padding-top="0.142cm" fo:padding-bottom="0.142cm" fo:padding-left="0.267cm" fo:padding-right="0.267cm"/>
    </style:style>
    <style:style style:name="gr51"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1.158cm" fo:min-width="0.066cm" fo:padding-top="0.142cm" fo:padding-bottom="0.142cm" fo:padding-left="0.267cm" fo:padding-right="0.267cm"/>
    </style:style>
    <style:style style:name="gr52" style:family="graphic" style:parent-style-name="standard">
      <style:graphic-properties draw:stroke="none" svg:stroke-color="#000000" draw:fill="none" draw:fill-color="#ffffff" draw:auto-grow-height="true" draw:auto-grow-width="false" fo:max-height="0cm" fo:min-height="0.795cm"/>
    </style:style>
    <style:style style:name="gr53" style:family="graphic" style:parent-style-name="standard">
      <style:graphic-properties svg:stroke-color="#000000" draw:fill="none" draw:textarea-vertical-align="middle" draw:auto-grow-height="false" fo:min-height="5.628cm" fo:min-width="0cm"/>
    </style:style>
    <style:style style:name="gr54" style:family="graphic" style:parent-style-name="standard">
      <style:graphic-properties svg:stroke-color="#000000" draw:fill="none" draw:fill-color="#729fcf" draw:textarea-horizontal-align="justify" draw:textarea-vertical-align="middle" draw:auto-grow-height="false" fo:min-height="0.77cm" fo:min-width="9.916cm"/>
    </style:style>
    <style:style style:name="gr55" style:family="graphic" style:parent-style-name="standard">
      <style:graphic-properties draw:stroke="none" svg:stroke-color="#000000" draw:fill="none" draw:fill-color="#ffffff" draw:auto-grow-height="true" draw:auto-grow-width="false" fo:max-height="0cm" fo:min-height="0.475cm"/>
    </style:style>
    <style:style style:name="gr56" style:family="graphic" style:parent-style-name="standard">
      <style:graphic-properties draw:stroke="solid" svg:stroke-color="#000000" draw:fill="none" draw:textarea-horizontal-align="justify" draw:textarea-vertical-align="middle" draw:auto-grow-height="false" fo:min-height="0.801cm" fo:min-width="12.787cm"/>
    </style:style>
    <style:style style:name="gr57" style:family="graphic" style:parent-style-name="standard">
      <style:graphic-properties draw:stroke="none" svg:stroke-color="#000000" draw:fill="none" draw:fill-color="#ffffff" draw:auto-grow-height="true" draw:auto-grow-width="false" fo:max-height="0cm" fo:min-height="1.19cm"/>
    </style:style>
    <style:style style:name="gr58" style:family="graphic" style:parent-style-name="standard">
      <style:graphic-properties draw:stroke="none" draw:fill-color="#ff0000" draw:textarea-horizontal-align="justify" draw:textarea-vertical-align="middle" draw:auto-grow-height="false" fo:min-height="0.75cm" fo:min-width="4.1cm"/>
    </style:style>
    <style:style style:name="gr59" style:family="graphic" style:parent-style-name="standard">
      <style:graphic-properties draw:stroke="none" svg:stroke-color="#000000" draw:fill="none" draw:fill-color="#ffffff" draw:auto-grow-height="true" draw:auto-grow-width="false" fo:max-height="0cm" fo:min-height="0cm"/>
    </style:style>
    <style:style style:name="gr60" style:family="graphic" style:parent-style-name="standard">
      <style:graphic-properties draw:stroke="none" draw:fill-color="#ff0000" draw:textarea-horizontal-align="justify" draw:textarea-vertical-align="middle" draw:auto-grow-height="false" fo:min-height="0.75cm" fo:min-width="0cm"/>
    </style:style>
    <style:style style:name="gr61" style:family="graphic" style:parent-style-name="standard">
      <style:graphic-properties draw:stroke="none" draw:fill-color="#ff8000" draw:textarea-horizontal-align="justify" draw:textarea-vertical-align="middle" draw:auto-grow-height="false" fo:min-height="0.75cm" fo:min-width="0cm"/>
    </style:style>
    <style:style style:name="gr62" style:family="graphic" style:parent-style-name="standard">
      <style:graphic-properties draw:stroke="none" draw:fill-color="#ff0000" draw:textarea-horizontal-align="justify" draw:textarea-vertical-align="middle" draw:auto-grow-height="false" fo:min-height="0.75cm" fo:min-width="0.1cm"/>
    </style:style>
    <style:style style:name="gr63" style:family="graphic" style:parent-style-name="standard">
      <style:graphic-properties draw:stroke="none" draw:fill-color="#ff0000" draw:textarea-horizontal-align="justify" draw:textarea-vertical-align="middle" draw:auto-grow-height="false" fo:min-height="0.75cm" fo:min-width="0.5cm"/>
    </style:style>
    <style:style style:name="gr64" style:family="graphic" style:parent-style-name="standard">
      <style:graphic-properties draw:stroke="none" draw:fill-color="#ff0000" draw:textarea-horizontal-align="justify" draw:textarea-vertical-align="middle" draw:auto-grow-height="false" fo:min-height="0.75cm" fo:min-width="0.3cm"/>
    </style:style>
    <style:style style:name="gr65" style:family="graphic" style:parent-style-name="standard">
      <style:graphic-properties draw:stroke="none" draw:fill-color="#3465a4" draw:textarea-horizontal-align="justify" draw:textarea-vertical-align="middle" draw:auto-grow-height="false" fo:min-height="0.75cm" fo:min-width="0cm"/>
    </style:style>
    <style:style style:name="gr66" style:family="graphic" style:parent-style-name="standard">
      <style:graphic-properties draw:stroke="none" draw:fill-color="#b4c7dc" draw:opacity="90%" draw:textarea-horizontal-align="justify" draw:textarea-vertical-align="middle" draw:auto-grow-height="false" fo:min-height="0.75cm" fo:min-width="6.7cm"/>
    </style:style>
    <style:style style:name="gr67" style:family="graphic" style:parent-style-name="standard">
      <style:graphic-properties draw:stroke="none" draw:fill-color="#3465a4" draw:textarea-horizontal-align="justify" draw:textarea-vertical-align="middle" draw:auto-grow-height="false" fo:min-height="0.751cm" fo:min-width="0cm"/>
    </style:style>
    <style:style style:name="gr68" style:family="graphic" style:parent-style-name="standard">
      <style:graphic-properties draw:stroke="none" draw:fill-color="#00a933" draw:opacity="80%" draw:textarea-horizontal-align="justify" draw:textarea-vertical-align="middle" draw:auto-grow-height="false" fo:min-height="0.75cm" fo:min-width="7.197cm"/>
    </style:style>
    <style:style style:name="gr69" style:family="graphic" style:parent-style-name="standard">
      <style:graphic-properties draw:stroke="solid" svg:stroke-width="0.106cm" svg:stroke-color="#000000" draw:marker-start-width="0.359cm" draw:marker-end-width="0.359cm" draw:fill="solid" draw:fill-color="#2a6099" draw:auto-grow-height="true" draw:auto-grow-width="false" fo:max-height="0cm" fo:min-height="0.823cm" fo:padding-top="0.178cm" fo:padding-bottom="0.178cm" fo:padding-left="0.303cm" fo:padding-right="0.303cm"/>
    </style:style>
    <style:style style:name="gr70" style:family="graphic" style:parent-style-name="standard">
      <style:graphic-properties draw:stroke="solid" svg:stroke-width="0.106cm" svg:stroke-color="#000000" draw:marker-start-width="0.359cm" draw:marker-end-width="0.359cm" draw:fill="solid" draw:fill-color="#800080" draw:auto-grow-height="true" draw:auto-grow-width="false" fo:max-height="0cm" fo:min-height="7.111cm" fo:padding-top="0.178cm" fo:padding-bottom="0.178cm" fo:padding-left="0.303cm" fo:padding-right="0.303cm"/>
    </style:style>
    <style:style style:name="pr1" style:family="presentation" style:parent-style-name="Blue_5f_Curve-title">
      <style:graphic-properties draw:textarea-vertical-align="middle"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15.95cm"/>
    </style:style>
    <style:style style:name="pr5" style:family="presentation" style:parent-style-name="Blue_5f_Curve1-notes">
      <style:graphic-properties draw:fill-color="#ffffff" fo:min-height="13.364cm"/>
    </style:style>
    <style:style style:name="pr6" style:family="presentation" style:parent-style-name="Blue_5f_Curve1-title">
      <style:graphic-properties fo:min-height="1.771cm"/>
    </style:style>
    <style:style style:name="pr7" style:family="presentation" style:parent-style-name="Blue_5f_Curve1-title">
      <style:graphic-properties draw:auto-grow-height="true" fo:min-height="2.845cm"/>
    </style:style>
    <style:style style:name="pr8" style:family="presentation" style:parent-style-name="Blue_5f_Curve1-title">
      <style:graphic-properties draw:auto-grow-height="true" fo:min-height="3.473cm"/>
    </style:style>
    <style:style style:name="P1" style:family="paragraph">
      <style:paragraph-properties fo:text-align="end"/>
    </style:style>
    <style:style style:name="P2" style:family="paragraph">
      <loext:graphic-properties draw:fill-color="#ffffff"/>
    </style:style>
    <style:style style:name="P3" style:family="paragraph">
      <loext:graphic-properties draw:fill="none" draw:fill-color="#ffffff"/>
      <style:paragraph-properties fo:text-align="end"/>
      <style:text-properties fo:font-size="14pt" style:font-size-asian="14pt" style:font-size-complex="14pt"/>
    </style:style>
    <style:style style:name="P4" style:family="paragraph">
      <style:paragraph-properties fo:text-align="start"/>
    </style:style>
    <style:style style:name="P5" style:family="paragraph">
      <style:paragraph-properties fo:text-align="center"/>
    </style:style>
    <style:style style:name="P6" style:family="paragraph">
      <loext:graphic-properties draw:fill="none" draw:fill-color="#ffffff"/>
      <style:paragraph-properties fo:text-align="center"/>
    </style:style>
    <style:style style:name="P7" style:family="paragraph">
      <loext:graphic-properties draw:fill="solid" draw:fill-color="#800080"/>
      <style:paragraph-properties fo:text-align="center"/>
    </style:style>
    <style:style style:name="P8" style:family="paragraph">
      <loext:graphic-properties draw:fill="solid" draw:fill-color="#ff0000"/>
      <style:paragraph-properties fo:text-align="center"/>
    </style:style>
    <style:style style:name="P9" style:family="paragraph">
      <loext:graphic-properties draw:fill="solid" draw:fill-color="#2a6099"/>
      <style:paragraph-properties fo:text-align="center"/>
    </style:style>
    <style:style style:name="P10" style:family="paragraph">
      <loext:graphic-properties draw:fill="none" draw:fill-color="#ff0000"/>
      <style:paragraph-properties fo:text-align="center"/>
    </style:style>
    <style:style style:name="P11" style:family="paragraph">
      <loext:graphic-properties draw:fill="gradient" draw:fill-color="#800080" draw:fill-gradient-name="Gradient_20_11"/>
      <style:paragraph-properties fo:text-align="center"/>
    </style:style>
    <style:style style:name="P12" style:family="paragraph">
      <loext:graphic-properties draw:fill="gradient" draw:fill-gradient-name="Gradient_20_5"/>
      <style:paragraph-properties fo:text-align="center"/>
    </style:style>
    <style:style style:name="P13" style:family="paragraph">
      <loext:graphic-properties draw:fill="gradient" draw:fill-gradient-name="Gradient_20_7"/>
      <style:paragraph-properties fo:text-align="center"/>
    </style:style>
    <style:style style:name="P14" style:family="paragraph">
      <loext:graphic-properties draw:fill="gradient" draw:fill-gradient-name="Gradient_20_9"/>
      <style:paragraph-properties fo:text-align="center"/>
    </style:style>
    <style:style style:name="P15" style:family="paragraph">
      <loext:graphic-properties draw:fill-color="#ffffff"/>
      <style:text-properties fo:font-size="20pt"/>
    </style:style>
    <style:style style:name="P16" style:family="paragraph">
      <style:paragraph-properties fo:margin-top="0.5cm" fo:margin-bottom="0cm"/>
    </style:style>
    <style:style style:name="P17" style:family="paragraph">
      <loext:graphic-properties draw:fill="none"/>
      <style:paragraph-properties fo:text-align="center"/>
    </style:style>
    <style:style style:name="P18" style:family="paragraph">
      <loext:graphic-properties draw:fill-color="#808080"/>
      <style:paragraph-properties fo:text-align="center"/>
    </style:style>
    <style:style style:name="P19" style:family="paragraph">
      <loext:graphic-properties draw:fill-color="#999999"/>
      <style:paragraph-properties fo:text-align="center"/>
    </style:style>
    <style:style style:name="P20" style:family="paragraph">
      <loext:graphic-properties draw:fill-color="#666666"/>
      <style:paragraph-properties fo:text-align="center"/>
    </style:style>
    <style:style style:name="P21" style:family="paragraph">
      <loext:graphic-properties draw:fill-color="#158466"/>
      <style:paragraph-properties fo:text-align="center"/>
    </style:style>
    <style:style style:name="P22" style:family="paragraph">
      <loext:graphic-properties draw:fill-color="#ffbf00"/>
      <style:paragraph-properties fo:text-align="center"/>
    </style:style>
    <style:style style:name="P23" style:family="paragraph">
      <loext:graphic-properties draw:fill="none" draw:fill-color="#ffffff"/>
      <style:paragraph-properties fo:text-align="center"/>
      <style:text-properties fo:font-size="12pt" style:font-size-asian="12pt" style:font-size-complex="12pt"/>
    </style:style>
    <style:style style:name="P24" style:family="paragraph">
      <loext:graphic-properties draw:fill-color="#cfb997"/>
      <style:paragraph-properties fo:text-align="center"/>
    </style:style>
    <style:style style:name="P25" style:family="paragraph">
      <loext:graphic-properties draw:fill-color="#f10d0c"/>
      <style:paragraph-properties fo:text-align="center"/>
    </style:style>
    <style:style style:name="P26" style:family="paragraph">
      <loext:graphic-properties draw:fill-color="#b4c7dc"/>
      <style:paragraph-properties fo:text-align="center"/>
    </style:style>
    <style:style style:name="P27" style:family="paragraph">
      <loext:graphic-properties draw:fill-color="#00a933"/>
      <style:paragraph-properties fo:text-align="center"/>
    </style:style>
    <style:style style:name="P28" style:family="paragraph">
      <loext:graphic-properties draw:fill-color="#000000"/>
      <style:paragraph-properties fo:text-align="center"/>
    </style:style>
    <style:style style:name="P29" style:family="paragraph">
      <loext:graphic-properties draw:fill-color="#ffffff"/>
      <style:paragraph-properties fo:text-align="center"/>
    </style:style>
    <style:style style:name="P30" style:family="paragraph">
      <loext:graphic-properties draw:fill="none" draw:fill-color="#729fcf"/>
      <style:paragraph-properties fo:text-align="center"/>
    </style:style>
    <style:style style:name="P31" style:family="paragraph">
      <style:text-properties fo:background-color="transparent"/>
    </style:style>
    <style:style style:name="P32" style:family="paragraph">
      <style:text-properties fo:font-size="20pt" style:font-size-asian="20pt" style:font-size-complex="20pt"/>
    </style:style>
    <style:style style:name="P33" style:family="paragraph">
      <loext:graphic-properties draw:fill-color="#ff0000"/>
      <style:paragraph-properties fo:text-align="center"/>
    </style:style>
    <style:style style:name="P34" style:family="paragraph">
      <loext:graphic-properties draw:fill="none" draw:fill-color="#ffffff"/>
    </style:style>
    <style:style style:name="P35" style:family="paragraph">
      <loext:graphic-properties draw:fill-color="#ff8000"/>
      <style:paragraph-properties fo:text-align="center"/>
    </style:style>
    <style:style style:name="P36" style:family="paragraph">
      <loext:graphic-properties draw:fill-color="#3465a4"/>
      <style:paragraph-properties fo:text-align="center"/>
    </style:style>
    <style:style style:name="P37" style:family="paragraph">
      <loext:graphic-properties draw:fill-color="#b4c7dc" draw:opacity="90%"/>
      <style:paragraph-properties fo:text-align="center"/>
    </style:style>
    <style:style style:name="P38" style:family="paragraph">
      <loext:graphic-properties draw:fill-color="#00a933" draw:opacity="80%"/>
      <style:paragraph-properties fo:text-align="center"/>
    </style:style>
    <style:style style:name="P39" style:family="paragraph">
      <style:paragraph-properties fo:margin-top="0.4cm" fo:margin-bottom="0cm"/>
    </style:style>
    <style:style style:name="T1" style:family="text">
      <style:text-properties style:text-position="super 58%"/>
    </style:style>
    <style:style style:name="T2" style:family="text">
      <style:text-properties fo:language="en" fo:country="GB"/>
    </style:style>
    <style:style style:name="T3" style:family="text">
      <style:text-properties fo:font-size="18pt" style:font-size-asian="18pt" style:font-size-complex="18pt"/>
    </style:style>
    <style:style style:name="T4" style:family="text">
      <style:text-properties fo:font-size="14pt" style:font-size-asian="14pt" style:font-size-complex="14pt"/>
    </style:style>
    <style:style style:name="T5" style:family="text">
      <style:text-properties fo:font-size="20pt" style:font-size-asian="20pt" style:font-size-complex="20pt"/>
    </style:style>
    <style:style style:name="T6" style:family="text">
      <style:text-properties fo:font-size="12pt" style:font-size-asian="12pt" style:font-size-complex="12pt"/>
    </style:style>
    <style:style style:name="T7" style:family="text">
      <style:text-properties fo:font-size="12pt" style:font-size-asian="15pt" style:font-size-complex="15pt"/>
    </style:style>
    <style:style style:name="T8" style:family="text">
      <style:text-properties fo:font-size="10pt" style:font-size-asian="12pt" style:font-size-complex="12pt"/>
    </style:style>
    <style:style style:name="T9" style:family="text">
      <style:text-properties fo:font-size="36pt" style:font-size-asian="20pt" style:font-size-complex="20pt"/>
    </style:style>
    <style:style style:name="T10" style:family="text">
      <style:text-properties fo:background-color="transparent"/>
    </style:style>
    <style:style style:name="T11" style:family="text">
      <style:text-properties fo:font-size="18pt" fo:background-color="transparent" style:font-size-asian="18pt" style:font-size-complex="18pt"/>
    </style:style>
    <style:style style:name="T12" style:family="text">
      <style:text-properties fo:font-size="24pt" fo:background-color="transparent" style:font-size-asian="24pt" style:font-size-complex="24pt"/>
    </style:style>
    <style:style style:name="T13" style:family="text">
      <style:text-properties fo:font-variant="normal" fo:text-transform="none" fo:color="#0066cc"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T14" style:family="text">
      <style:text-properties fo:font-size="24pt" style:font-size-asian="24pt" style:font-size-complex="24pt"/>
    </style:style>
    <style:style style:name="T15" style:family="text">
      <style:text-properties style:text-position="super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 text:style-name="P1"><text:s/><text:s/><text:s/><text:s/><text:s/><text:s/><text:line-break/>12 steps to firmware package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01cm" svg:y="0.4cm" presentation:class="title">
          <draw:text-box>
            <text:p>So what is this all about?</text:p>
          </draw:text-box>
        </draw:frame>
        <draw:frame presentation:style-name="pr4" draw:layer="layout" svg:width="27.2cm" svg:height="16.2cm" svg:x="0.4cm" svg:y="2.8cm" presentation:class="outline">
          <draw:text-box>
            <text:list text:style-name="L2">
              <text:list-item>
                <text:p>How to securely design chips and firmware for integration into 3<text:span text:style-name="T1">rd</text:span> party products and distribute firmware securely for use during manufacture, 3<text:span text:style-name="T1">rd</text:span> party development process and distribution to installation engineers or end users.</text:p>
              </text:list-item>
              <text:list-item>
                <text:p>All of these techniques are industry standard but not used enough by cost conscious manufacturers due to the lack of expertise.</text:p>
              </text:list-item>
              <text:list-item>
                <text:p>I want the devices I buy for myself to be more secure!</text:p>
              </text:list-item>
              <text:list-item>
                <text:p>Always involve a security <text:span text:style-name="T2">auditor</text:span> during product development:</text:p>
                <text:list>
                  <text:list-item>
                    <text:p><text:span text:style-name="T3">To review your architecture.</text:span></text:p>
                  </text:list-item>
                  <text:list-item>
                    <text:p><text:span text:style-name="T3">To review your prototype code.</text:span></text:p>
                  </text:list-item>
                  <text:list-item>
                    <text:p><text:span text:style-name="T3">To audit your production implementation.</text:span></text:p>
                  </text:list-item>
                  <text:list-item>
                    <text:p><text:span text:style-name="T3">To audit your source repository security measures.</text:span></text:p>
                  </text:list-item>
                  <text:list-item>
                    <text:p><text:span text:style-name="T3">To audit your manufacturing and data storage tooling and processes.</text:span></text:p>
                  </text:list-item>
                </text:list>
              </text:list-item>
              <text:list-item>
                <text:p><text:span text:style-name="T4">No there aren’t aren’t really 12 steps; identifying the correct reference is left as an exercise to the reader.</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layer="layout" svg:width="25.199cm" svg:height="1.771cm" svg:x="1.401cm" svg:y="0.4cm" presentation:class="title">
          <draw:text-box>
            <text:p>System components</text:p>
          </draw:text-box>
        </draw:frame>
        <draw:frame draw:style-name="gr2" draw:text-style-name="P3" draw:layer="layout" svg:width="3cm" svg:height="0.806cm" svg:x="25cm" svg:y="20.2cm">
          <draw:text-box>
            <text:p text:style-name="P1"><text:span text:style-name="T4">C</text:span><text:span text:style-name="T4">C </text:span><text:span text:style-name="T4">B</text:span><text:span text:style-name="T4">Y</text:span><text:span text:style-name="T4">-</text:span><text:span text:style-name="T4">N</text:span><text:span text:style-name="T4">D</text:span></text:p>
          </draw:text-box>
        </draw:frame>
        <draw:frame draw:style-name="gr2" draw:text-style-name="P3" draw:layer="layout" svg:width="4.8cm" svg:height="0.806cm" svg:x="0cm" svg:y="20.2cm">
          <draw:text-box>
            <text:p text:style-name="P4"><text:span text:style-name="T4">R</text:span><text:span text:style-name="T4">id</text:span><text:span text:style-name="T4">ic</text:span><text:span text:style-name="T4">ul</text:span><text:span text:style-name="T4">o</text:span><text:span text:style-name="T4">u</text:span><text:span text:style-name="T4">s</text:span><text:span text:style-name="T4">R</text:span><text:span text:style-name="T4">ic</text:span><text:span text:style-name="T4">h</text:span><text:span text:style-name="T4">a</text:span><text:span text:style-name="T4">r</text:span><text:span text:style-name="T4">d</text:span></text:p>
          </draw:text-box>
        </draw:frame>
        <draw:g>
          <draw:frame draw:style-name="gr3" draw:text-style-name="P6" draw:layer="layout" svg:width="6.2cm" svg:height="7.5cm" svg:x="0.6cm" svg:y="2.6cm">
            <draw:text-box>
              <text:p text:style-name="P5">Custom microcontroller</text:p>
            </draw:text-box>
          </draw:frame>
          <draw:frame draw:style-name="gr4" draw:text-style-name="P7" draw:layer="layout" svg:width="2.8cm" svg:height="1.066cm" svg:x="0.9cm" svg:y="4.3cm">
            <draw:text-box>
              <text:p text:style-name="P5">ROM</text:p>
            </draw:text-box>
          </draw:frame>
          <draw:frame draw:style-name="gr5" draw:text-style-name="P8" draw:layer="layout" svg:width="2.8cm" svg:height="1.068cm" svg:x="0.9cm" svg:y="5.4cm">
            <draw:text-box>
              <text:p text:style-name="P5">RAM</text:p>
            </draw:text-box>
          </draw:frame>
          <draw:frame draw:style-name="gr5" draw:text-style-name="P8" draw:layer="layout" svg:width="2.8cm" svg:height="1.068cm" svg:x="0.9cm" svg:y="6.5cm">
            <draw:text-box>
              <text:p text:style-name="P5">FLASH</text:p>
            </draw:text-box>
          </draw:frame>
          <draw:frame draw:style-name="gr6" draw:text-style-name="P7" draw:layer="layout" svg:width="5.6cm" svg:height="1.068cm" svg:x="0.9cm" svg:y="7.6cm">
            <draw:text-box>
              <text:p text:style-name="P5">SECURE DATA</text:p>
            </draw:text-box>
          </draw:frame>
          <draw:frame draw:style-name="gr7" draw:text-style-name="P9" draw:layer="layout" svg:width="2.8cm" svg:height="3.266cm" svg:x="3.7cm" svg:y="4.3cm">
            <draw:text-box>
              <text:p text:style-name="P5"/>
              <text:p text:style-name="P5">CPU</text:p>
            </draw:text-box>
          </draw:frame>
          <draw:frame draw:style-name="gr5" draw:text-style-name="P8" draw:layer="layout" svg:width="5.6cm" svg:height="1.068cm" svg:x="0.9cm" svg:y="8.7cm">
            <draw:text-box>
              <text:p text:style-name="P5">TEST &amp; DEBUG</text:p>
            </draw:text-box>
          </draw:frame>
        </draw:g>
        <draw:g>
          <draw:frame draw:style-name="gr8" draw:text-style-name="P6" draw:layer="layout" svg:width="6.2cm" svg:height="7.7cm" svg:x="0.6cm" svg:y="11.1cm">
            <draw:text-box>
              <text:p text:style-name="P5">Debug probe and test equipment</text:p>
            </draw:text-box>
          </draw:frame>
          <draw:frame draw:style-name="gr9" draw:text-style-name="P8" draw:layer="layout" svg:width="5.6cm" svg:height="1.803cm" svg:x="0.9cm" svg:y="16.6cm">
            <draw:text-box>
              <text:p text:style-name="P5">In use by 3<text:span text:style-name="T1">rd</text:span> party developers</text:p>
            </draw:text-box>
          </draw:frame>
          <draw:frame draw:style-name="gr10" draw:text-style-name="P9" draw:layer="layout" svg:width="5.6cm" svg:height="1.779cm" svg:x="0.9cm" svg:y="13cm">
            <draw:text-box>
              <text:p text:style-name="P5">In use by own developers</text:p>
            </draw:text-box>
          </draw:frame>
          <draw:frame draw:style-name="gr11" draw:text-style-name="P7" draw:layer="layout" svg:width="5.6cm" svg:height="1.779cm" svg:x="0.9cm" svg:y="14.801cm">
            <draw:text-box>
              <text:p text:style-name="P5">In use during manufacturing</text:p>
            </draw:text-box>
          </draw:frame>
        </draw:g>
        <draw:g>
          <draw:frame draw:style-name="gr12" draw:text-style-name="P10" draw:layer="layout" svg:width="6.2cm" svg:height="6.4cm" svg:x="8.3cm" svg:y="12.4cm">
            <draw:text-box>
              <text:p text:style-name="P5">Programming / update tools</text:p>
            </draw:text-box>
          </draw:frame>
          <draw:frame draw:style-name="gr10" draw:text-style-name="P9" draw:layer="layout" svg:width="5.6cm" svg:height="1.779cm" svg:x="8.6cm" svg:y="14.201cm">
            <draw:text-box>
              <text:p text:style-name="P5">In use by own developers</text:p>
            </draw:text-box>
          </draw:frame>
          <draw:frame draw:style-name="gr10" draw:text-style-name="P9" draw:layer="layout" svg:width="5.6cm" svg:height="1.779cm" svg:x="8.6cm" svg:y="14.201cm">
            <draw:text-box>
              <text:p text:style-name="P5">In use by own developers</text:p>
            </draw:text-box>
          </draw:frame>
          <draw:frame draw:style-name="gr13" draw:text-style-name="P11" draw:layer="layout" svg:width="5.6cm" svg:height="2.514cm" svg:x="8.6cm" svg:y="16.001cm">
            <draw:text-box>
              <text:p text:style-name="P5">In use by 3<text:span text:style-name="T1">rd</text:span> party developers and end users</text:p>
            </draw:text-box>
          </draw:frame>
        </draw:g>
        <draw:g>
          <draw:frame draw:style-name="gr12" draw:text-style-name="P10" draw:layer="layout" svg:width="6.2cm" svg:height="6.4cm" svg:x="8.3cm" svg:y="2.6cm">
            <draw:text-box>
              <text:p text:style-name="P5">Source code and build servers</text:p>
            </draw:text-box>
          </draw:frame>
          <draw:frame draw:style-name="gr10" draw:text-style-name="P9" draw:layer="layout" svg:width="5.6cm" svg:height="1.779cm" svg:x="8.6cm" svg:y="4.301cm">
            <draw:text-box>
              <text:p text:style-name="P5">Accessed by own developers</text:p>
            </draw:text-box>
          </draw:frame>
          <draw:frame draw:style-name="gr14" draw:text-style-name="P8" draw:layer="layout" svg:width="5.6cm" svg:height="2.514cm" svg:x="8.6cm" svg:y="6.101cm">
            <draw:text-box>
              <text:p text:style-name="P5">Accessed by 3<text:span text:style-name="T1">rd</text:span> party developers and end users</text:p>
            </draw:text-box>
          </draw:frame>
        </draw:g>
        <draw:frame draw:style-name="gr15" draw:text-style-name="P8" draw:layer="layout" svg:width="6.2cm" svg:height="1.779cm" svg:x="16.1cm" svg:y="8.9cm">
          <draw:text-box>
            <text:p text:style-name="P5">Firmware packaging</text:p>
          </draw:text-box>
        </draw:frame>
        <draw:frame draw:style-name="gr11" draw:text-style-name="P7" draw:layer="layout" svg:width="6.2cm" svg:height="1.779cm" svg:x="16.1cm" svg:y="12.5cm">
          <draw:text-box>
            <text:p text:style-name="P5">Firmware repository</text:p>
          </draw:text-box>
        </draw:frame>
        <draw:frame draw:style-name="gr11" draw:text-style-name="P7" draw:layer="layout" svg:width="6.2cm" svg:height="1.779cm" svg:x="16.1cm" svg:y="16.001cm">
          <draw:text-box>
            <text:p text:style-name="P5">Firmware distribution portal</text:p>
          </draw:text-box>
        </draw:frame>
        <draw:frame draw:style-name="gr16" draw:text-style-name="P8" draw:layer="layout" svg:width="6.2cm" svg:height="2.49cm" svg:x="16.1cm" svg:y="4.501cm">
          <draw:text-box>
            <text:p text:style-name="P5">Manufactured chips database with their private keys</text:p>
          </draw:text-box>
        </draw:frame>
        <draw:g>
          <draw:custom-shape draw:style-name="gr17" draw:text-style-name="P12" draw:layer="layout" svg:width="0.8cm" svg:height="3.2cm" svg:x="25.5cm" svg:y="6.3cm">
            <text:p/>
            <draw:enhanced-geometry svg:viewBox="0 0 21600 21600" draw:type="rectangle" draw:enhanced-path="M 0 0 L 21600 0 21600 21600 0 21600 0 0 Z N"/>
          </draw:custom-shape>
          <draw:custom-shape draw:style-name="gr18" draw:text-style-name="P13" draw:layer="layout" svg:width="0.8cm" svg:height="3.2cm" svg:x="25.5cm" svg:y="9.4cm">
            <text:p/>
            <draw:enhanced-geometry svg:viewBox="0 0 21600 21600" draw:type="rectangle" draw:enhanced-path="M 0 0 L 21600 0 21600 21600 0 21600 0 0 Z N"/>
          </draw:custom-shape>
          <draw:custom-shape draw:style-name="gr19" draw:text-style-name="P14" draw:layer="layout" svg:width="0.8cm" svg:height="3.2cm" svg:x="25.5cm" svg:y="12.5cm">
            <text:p/>
            <draw:enhanced-geometry svg:viewBox="0 0 21600 21600" draw:type="rectangle" draw:enhanced-path="M 0 0 L 21600 0 21600 21600 0 21600 0 0 Z N"/>
          </draw:custom-shape>
        </draw:g>
        <draw:frame draw:style-name="gr20" draw:text-style-name="P6" draw:layer="layout" svg:width="4.2cm" svg:height="1.673cm" svg:x="23.8cm" svg:y="4.6cm">
          <draw:text-box>
            <text:p text:style-name="P5">Least vulnerable</text:p>
          </draw:text-box>
        </draw:frame>
        <draw:frame draw:style-name="gr20" draw:text-style-name="P6" draw:layer="layout" svg:width="4.2cm" svg:height="1.673cm" svg:x="23.8cm" svg:y="15.701cm">
          <draw:text-box>
            <text:p text:style-name="P5">Most vulnerable</text:p>
          </draw:text-box>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6" draw:layer="layout" svg:width="25.199cm" svg:height="1.771cm" svg:x="1.401cm" svg:y="0.4cm" presentation:class="title" presentation:user-transformed="true">
          <draw:text-box>
            <text:p>Silicon mitigations</text:p>
          </draw:text-box>
        </draw:frame>
        <draw:frame presentation:style-name="pr4" draw:layer="layout" svg:width="27.2cm" svg:height="16.2cm" svg:x="0.4cm" svg:y="2.8cm" presentation:class="outline">
          <draw:text-box>
            <text:list text:style-name="L2">
              <text:list-item>
                <text:p>CPU isn’t that vulnerable</text:p>
                <text:list>
                  <text:list-item>
                    <text:p>Generally isn’t significant which CPU you use.</text:p>
                  </text:list-item>
                  <text:list-item>
                    <text:p>Very little data is stored in the CPU itself.</text:p>
                  </text:list-item>
                  <text:list-item>
                    <text:p>Allow the synthesiser to scatter the CPU <text:span text:style-name="T2">around</text:span> the digital section of the chip to obfuscate its internals.</text:p>
                  </text:list-item>
                  <text:list-item>
                    <text:p>Split registers and <text:span text:style-name="T2">buses</text:span> make it hard to inject values / read them out and shadow their metal layer connections so it is hard to simultaneously access them.</text:p>
                  </text:list-item>
                  <text:list-item>
                    <text:p>Keep the <text:span text:style-name="T2">buses</text:span> and register connections on lower metal layers.</text:p>
                  </text:list-item>
                </text:list>
              </text:list-item>
              <text:list-item>
                <text:p>Split X means:</text:p>
                <text:list>
                  <text:list-item>
                    <text:p>Duplicate the functionality into A and B parts and <text:span text:style-name="T2">obfuscated</text:span> by a value that is randomised at boot and can be regularly scrambled by SW.</text:p>
                  </text:list-item>
                  <text:list-item>
                    <text:p>The true value being stored / passed is F(A, B, Val) .</text:p>
                  </text:list-item>
                  <text:list-item>
                    <text:p>Has a non-trivial silicon and complexity cost.</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layer="layout" svg:width="25.199cm" svg:height="1.771cm" svg:x="1.401cm" svg:y="0.4cm" presentation:class="title">
          <draw:text-box>
            <text:p>Silicon mitigations</text:p>
          </draw:text-box>
        </draw:frame>
        <draw:frame presentation:style-name="pr4" draw:layer="layout" svg:width="27.2cm" svg:height="16.2cm" svg:x="0.4cm" svg:y="2.8cm" presentation:class="outline" presentation:user-transformed="true">
          <draw:text-box>
            <text:list text:style-name="L2">
              <text:list-item>
                <text:p>All secrets should be put in a secure data hardware block.</text:p>
                <text:list>
                  <text:list-item>
                    <text:p>This is a deliberately obfuscated RAM and FLASH like peripheral that has been specifically hardened against attack:</text:p>
                    <text:list>
                      <text:list-item>
                        <text:p>Silicon has been pre-designed to be hard to probe.</text:p>
                      </text:list-item>
                      <text:list-item>
                        <text:p>Uses built in corruption detection.</text:p>
                      </text:list-item>
                      <text:list-item>
                        <text:p>May have a suicide function that will prevent further use, erase stored data and even damage itself if it is being misused / probed.</text:p>
                      </text:list-item>
                      <text:list-item>
                        <text:p>Has an obfuscated address space so an attacker must reverse engineer the software to be able to read out the contained data.</text:p>
                      </text:list-item>
                      <text:list-item>
                        <text:p>May have a H/W encryption engine to avoid exposing a key.</text:p>
                      </text:list-item>
                    </text:list>
                  </text:list-item>
                  <text:list-item>
                    <text:p>Comparatively expensive, slow with limited capacity but a much more secure place to store a small amount of <text:span text:style-name="T2">key</text:span> material.</text:p>
                  </text:list-item>
                  <text:list-item>
                    <text:p>Ultimately the contents can be read out / used (as the device has them there because they are needed by the device)</text:p>
                    <text:list>
                      <text:list-item>
                        <text:p>Do not use the same key for every device!</text:p>
                      </text:list-item>
                      <text:list-item>
                        <text:p>Ideally each device would have a unique set of keys.</text:p>
                      </text:list-item>
                    </text:list>
                  </text:list-item>
                </text:list>
              </text:list-item>
            </text:list>
          </draw:text-box>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layer="layout" svg:width="25.199cm" svg:height="1.771cm" svg:x="1.401cm" svg:y="0.4cm" presentation:class="title">
          <draw:text-box>
            <text:p>Silicon mitigations</text:p>
          </draw:text-box>
        </draw:frame>
        <draw:frame presentation:style-name="pr4" draw:layer="layout" svg:width="27.2cm" svg:height="16.2cm" svg:x="0.4cm" svg:y="2.8cm" presentation:class="outline">
          <draw:text-box>
            <text:list text:style-name="L2">
              <text:list-item>
                <text:p>RAM and FLASH are easily <text:span text:style-name="T2">identifiable</text:span> and generally quite practical to read out in their <text:span text:style-name="T2">entirety.</text:span></text:p>
              </text:list-item>
              <text:list-item>
                <text:p>Mitigation is difficult:</text:p>
                <text:list>
                  <text:list-item>
                    <text:p>Could split their entire contents but that doubles the silicon area.</text:p>
                  </text:list-item>
                  <text:list-item>
                    <text:p>There always needs to be an unencrypted region to execute from which will contain the means to access the rest.</text:p>
                  </text:list-item>
                  <text:list-item>
                    <text:p>Attacker can change the contents if they need to.</text:p>
                  </text:list-item>
                </text:list>
              </text:list-item>
              <text:list-item>
                <text:p>An encryption and scramble system for your non-working data in the RAM and FLASH will obfuscate their contents and prevent leaking of old data space.</text:p>
              </text:list-item>
              <text:list-item>
                <text:p>If you’ve got a scrambled bus CPU then that slows down an attacker by requiring them to use the CPU and secure data peripheral to access the data rather than just reading it out.</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layer="layout" svg:width="25.199cm" svg:height="1.771cm" svg:x="1.401cm" svg:y="0.4cm" presentation:class="title">
          <draw:text-box>
            <text:p>Silicon mitigations</text:p>
          </draw:text-box>
        </draw:frame>
        <draw:frame presentation:style-name="pr4" draw:layer="layout" svg:width="27.2cm" svg:height="16.2cm" svg:x="0.4cm" svg:y="2.8cm" presentation:class="outline">
          <draw:text-box>
            <text:list text:style-name="L2">
              <text:list-item>
                <text:p>ROM can be mitigated in a couple of ways:</text:p>
                <text:list>
                  <text:list-item>
                    <text:p>Hidden in the synthesised digits to make it <text:span text:style-name="T2">unidentifiable.</text:span></text:p>
                  </text:list-item>
                  <text:list-item>
                    <text:p>Use a specific metal interconnect layer in a well defined region which looks the same irrespective of content so an attacker would have to read it out (or etch down the metal layers) and change any public key for every mask set.</text:p>
                  </text:list-item>
                </text:list>
              </text:list-item>
              <text:list-item>
                <text:p>Never put any secrets in ROM; they will be exposed.</text:p>
              </text:list-item>
              <text:list-item>
                <text:p>Hard for an attacker to change to gain execution control of the CPU.</text:p>
              </text:list-item>
              <text:list-item>
                <text:p>Much cheaper than RAM or FLASH so split and scramble is more practical if your CPU supports it.</text:p>
                <text:list>
                  <text:list-item>
                    <text:p>It has to be identical for every device made from a given mask set so this only hinders the initial attack and doesn’t protect other devices since the contents are usually the same.</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layer="layout" svg:width="25.199cm" svg:height="1.771cm" svg:x="1.401cm" svg:y="0.4cm" presentation:class="title">
          <draw:text-box>
            <text:p>Silicon mitigations</text:p>
          </draw:text-box>
        </draw:frame>
        <draw:frame presentation:style-name="pr4" draw:layer="layout" svg:width="27.2cm" svg:height="16.2cm" svg:x="0.4cm" svg:y="2.8cm" presentation:class="outline">
          <draw:text-box>
            <text:list text:style-name="L2">
              <text:list-item>
                <text:p>Test and debug support needs to be <text:span text:style-name="T2">irreversibly</text:span> disabled to stop an attacker from using them to access the chip.</text:p>
                <text:list>
                  <text:list-item>
                    <text:p>Multiple positions in the logic elements and data paths need to be severed to prevent an attacker driving the silicon using probes.</text:p>
                  </text:list-item>
                  <text:list-item>
                    <text:p>Causing physical damage by burning out multiple silicon areas tends to be fairly <text:span text:style-name="T2">irreversible.</text:span></text:p>
                  </text:list-item>
                </text:list>
              </text:list-item>
              <text:list-item>
                <text:p>An access code to re-enable debug is popular as it allows an authorised developer / tool to gain access but this is harder to secure from an attacker probing the silicon to enable debug.</text:p>
              </text:list-item>
              <text:list-item>
                <text:p>Having multiple mechanisms to disable debug (e.g. both a hardware and software enable / disable control) operation and access to the <text:span text:style-name="T2">buses</text:span> adds additional hurdles for an attacker.</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layer="layout" svg:width="25.199cm" svg:height="1.771cm" svg:x="1.401cm" svg:y="0.4cm" presentation:class="title">
          <draw:text-box>
            <text:p>Tooling</text:p>
          </draw:text-box>
        </draw:frame>
        <draw:frame presentation:style-name="pr4" draw:layer="layout" svg:width="27.2cm" svg:height="16.2cm" svg:x="0.4cm" svg:y="2.8cm" presentation:class="outline" presentation:user-transformed="true">
          <draw:text-box>
            <text:list text:style-name="L2">
              <text:list-item>
                <text:p>Chip test and initial programming during silicon manufacturing.</text:p>
                <text:list>
                  <text:list-item>
                    <text:p>Device is most vulnerable now when it only has it’s ROM.</text:p>
                  </text:list-item>
                  <text:list-item>
                    <text:p>Somewhat protected by the ROM shared asymmetric key used to validate the initial image.</text:p>
                  </text:list-item>
                  <text:list-item>
                    <text:p>Unchanging nature of a ROM key means that an attacker can attempt differential analysis if they have access to multiple versions of the initial image.</text:p>
                  </text:list-item>
                </text:list>
              </text:list-item>
              <text:list-item>
                <text:p>Debugger for use by developers gives a great deal of internal access to the chip</text:p>
                <text:list>
                  <text:list-item>
                    <text:p>Could be used to extract or deduce key material by an attacker.</text:p>
                  </text:list-item>
                </text:list>
              </text:list-item>
              <text:list-item>
                <text:p>Device updater (only needed if the device does not have built in connectivity).</text:p>
                <text:list>
                  <text:list-item>
                    <text:p>Provides raw connectivity; the device-server connectivity and data is all encrypted but it gives an attacker an opportunity to look for connection and encryption flaws.</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15"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layer="layout" svg:width="25.199cm" svg:height="1.771cm" svg:x="1.401cm" svg:y="0.4cm" presentation:class="title">
          <draw:text-box>
            <text:p>Initial chain of trust</text:p>
          </draw:text-box>
        </draw:frame>
        <draw:frame presentation:style-name="pr4" draw:layer="layout" svg:width="27.2cm" svg:height="11.6cm" svg:x="0.4cm" svg:y="7.6cm" presentation:class="outline" presentation:user-transformed="true">
          <draw:text-box>
            <text:list text:style-name="L2">
              <text:list-item>
                <text:p>Physical device tied:</text:p>
                <text:list>
                  <text:list-item>
                    <text:p><text:span text:style-name="T5">Per mask set master shared asymmetric key in ROM to authenticate first software image at boot time.</text:span></text:p>
                  </text:list-item>
                </text:list>
              </text:list-item>
              <text:list-item>
                <text:p text:style-name="P16">Randomly generated by ROM using chip testing entropy:</text:p>
                <text:list>
                  <text:list-item>
                    <text:p><text:span text:style-name="T5">Per device master private symmetric keys to encrypt internal data.</text:span></text:p>
                  </text:list-item>
                </text:list>
              </text:list-item>
              <text:list-item>
                <text:p text:style-name="P16">Added as the final step of chip testing:</text:p>
                <text:list>
                  <text:list-item>
                    <text:p><text:span text:style-name="T5">Per batch shared asymmetric key in secure data element to authenticate subsequent software images and respond to challenges.</text:span></text:p>
                  </text:list-item>
                  <text:list-item>
                    <text:p><text:span text:style-name="T5">Per device private asymmetric key in secure data element to issue challenges.</text:span></text:p>
                  </text:list-item>
                  <text:list-item>
                    <text:p><text:span text:style-name="T5">Initial image.</text:span></text:p>
                  </text:list-item>
                </text:list>
              </text:list-item>
            </text:list>
          </draw:text-box>
        </draw:frame>
        <draw:g>
          <draw:g>
            <draw:line draw:style-name="gr21" draw:text-style-name="P17" draw:layer="layout" svg:x1="3.6cm" svg:y1="6.2cm" svg:x2="3.6cm" svg:y2="2.4cm">
              <text:p/>
            </draw:line>
            <draw:line draw:style-name="gr21" draw:text-style-name="P17" draw:layer="layout" svg:x1="3.4cm" svg:y1="6.2cm" svg:x2="3.4cm" svg:y2="2.4cm">
              <text:p/>
            </draw:line>
            <draw:line draw:style-name="gr21" draw:text-style-name="P17" draw:layer="layout" svg:x1="3.2cm" svg:y1="6.2cm" svg:x2="3.2cm" svg:y2="2.4cm">
              <text:p/>
            </draw:line>
            <draw:line draw:style-name="gr21" draw:text-style-name="P17" draw:layer="layout" svg:x1="3cm" svg:y1="6.2cm" svg:x2="3cm" svg:y2="2.4cm">
              <text:p/>
            </draw:line>
            <draw:line draw:style-name="gr21" draw:text-style-name="P17" draw:layer="layout" svg:x1="2.8cm" svg:y1="6.2cm" svg:x2="2.8cm" svg:y2="2.4cm">
              <text:p/>
            </draw:line>
            <draw:line draw:style-name="gr21" draw:text-style-name="P17" draw:layer="layout" svg:x1="2.6cm" svg:y1="6.2cm" svg:x2="2.6cm" svg:y2="2.4cm">
              <text:p/>
            </draw:line>
            <draw:line draw:style-name="gr21" draw:text-style-name="P17" draw:layer="layout" svg:x1="2.4cm" svg:y1="6.2cm" svg:x2="2.4cm" svg:y2="2.4cm">
              <text:p/>
            </draw:line>
            <draw:line draw:style-name="gr21" draw:text-style-name="P17" draw:layer="layout" svg:x1="2.2cm" svg:y1="6.2cm" svg:x2="2.2cm" svg:y2="2.4cm">
              <text:p/>
            </draw:line>
            <draw:line draw:style-name="gr21" draw:text-style-name="P17" draw:layer="layout" svg:x1="2cm" svg:y1="6.2cm" svg:x2="2cm" svg:y2="2.4cm">
              <text:p/>
            </draw:line>
            <draw:line draw:style-name="gr21" draw:text-style-name="P17" draw:layer="layout" svg:x1="1.8cm" svg:y1="6.2cm" svg:x2="1.8cm" svg:y2="2.4cm">
              <text:p/>
            </draw:line>
            <draw:line draw:style-name="gr21" draw:text-style-name="P17" draw:layer="layout" svg:x1="1.6cm" svg:y1="6.2cm" svg:x2="1.6cm" svg:y2="2.4cm">
              <text:p/>
            </draw:line>
            <draw:line draw:style-name="gr21" draw:text-style-name="P17" draw:layer="layout" svg:x1="1.4cm" svg:y1="6.2cm" svg:x2="1.4cm" svg:y2="2.4cm">
              <text:p/>
            </draw:line>
          </draw:g>
          <draw:g>
            <draw:line draw:style-name="gr21" draw:text-style-name="P17" draw:layer="layout" svg:x1="4.4cm" svg:y1="3.2cm" svg:x2="0.6cm" svg:y2="3.2cm">
              <text:p/>
            </draw:line>
            <draw:line draw:style-name="gr21" draw:text-style-name="P17" draw:layer="layout" svg:x1="4.4cm" svg:y1="3.4cm" svg:x2="0.6cm" svg:y2="3.4cm">
              <text:p/>
            </draw:line>
            <draw:line draw:style-name="gr21" draw:text-style-name="P17" draw:layer="layout" svg:x1="4.4cm" svg:y1="3.6cm" svg:x2="0.6cm" svg:y2="3.6cm">
              <text:p/>
            </draw:line>
            <draw:line draw:style-name="gr21" draw:text-style-name="P17" draw:layer="layout" svg:x1="4.4cm" svg:y1="3.8cm" svg:x2="0.6cm" svg:y2="3.8cm">
              <text:p/>
            </draw:line>
            <draw:line draw:style-name="gr21" draw:text-style-name="P17" draw:layer="layout" svg:x1="4.4cm" svg:y1="4cm" svg:x2="0.6cm" svg:y2="4cm">
              <text:p/>
            </draw:line>
            <draw:line draw:style-name="gr21" draw:text-style-name="P17" draw:layer="layout" svg:x1="4.4cm" svg:y1="4.2cm" svg:x2="0.6cm" svg:y2="4.2cm">
              <text:p/>
            </draw:line>
            <draw:line draw:style-name="gr21" draw:text-style-name="P17" draw:layer="layout" svg:x1="4.4cm" svg:y1="4.4cm" svg:x2="0.6cm" svg:y2="4.4cm">
              <text:p/>
            </draw:line>
            <draw:line draw:style-name="gr21" draw:text-style-name="P17" draw:layer="layout" svg:x1="4.4cm" svg:y1="4.6cm" svg:x2="0.6cm" svg:y2="4.6cm">
              <text:p/>
            </draw:line>
            <draw:line draw:style-name="gr21" draw:text-style-name="P17" draw:layer="layout" svg:x1="4.4cm" svg:y1="4.8cm" svg:x2="0.6cm" svg:y2="4.8cm">
              <text:p/>
            </draw:line>
            <draw:line draw:style-name="gr21" draw:text-style-name="P17" draw:layer="layout" svg:x1="4.4cm" svg:y1="5cm" svg:x2="0.6cm" svg:y2="5cm">
              <text:p/>
            </draw:line>
            <draw:line draw:style-name="gr21" draw:text-style-name="P17" draw:layer="layout" svg:x1="4.4cm" svg:y1="5.2cm" svg:x2="0.6cm" svg:y2="5.2cm">
              <text:p/>
            </draw:line>
            <draw:line draw:style-name="gr21" draw:text-style-name="P17" draw:layer="layout" svg:x1="4.4cm" svg:y1="5.4cm" svg:x2="0.6cm" svg:y2="5.4cm">
              <text:p/>
            </draw:line>
          </draw:g>
          <draw:g>
            <draw:custom-shape draw:style-name="gr22" draw:text-style-name="P18" draw:layer="layout" svg:width="3cm" svg:height="3cm" svg:x="1cm" svg:y="2.8cm">
              <text:p/>
              <draw:enhanced-geometry svg:viewBox="0 0 21600 21600" draw:type="rectangle" draw:enhanced-path="M 0 0 L 21600 0 21600 21600 0 21600 0 0 Z N"/>
            </draw:custom-shape>
            <draw:custom-shape draw:style-name="gr23" draw:text-style-name="P19" draw:layer="layout" svg:width="3cm" svg:height="0.2cm" draw:transform="rotate (1.5707963267949) translate (1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9" draw:layer="layout" svg:width="3cm" svg:height="0.2cm" svg:x="1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0" draw:layer="layout" svg:width="3cm" svg:height="0.2cm" draw:transform="rotate (-1.5707963267949) translate (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0" draw:layer="layout" svg:width="3cm" svg:height="0.2cm" draw:transform="rotate (-3.14159265358979) translate (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g>
            <draw:custom-shape draw:style-name="gr25" draw:text-style-name="P21" draw:layer="layout" svg:width="3.2cm" svg:height="0.2cm" svg:x="22cm" svg:y="6.3cm">
              <text:p/>
              <draw:enhanced-geometry svg:viewBox="0 0 21600 21600" draw:type="rectangle" draw:enhanced-path="M 0 0 L 21600 0 21600 21600 0 21600 0 0 Z N"/>
            </draw:custom-shape>
            <draw:custom-shape draw:style-name="gr26" draw:text-style-name="P20" draw:layer="layout" svg:width="2cm" svg:height="0.2cm" svg:x="22.6cm" svg:y="6.1cm">
              <text:p/>
              <draw:enhanced-geometry svg:viewBox="0 0 21600 21600" draw:type="rectangle" draw:enhanced-path="M 0 0 L 21600 0 21600 21600 0 21600 0 0 Z N"/>
            </draw:custom-shape>
            <draw:g>
              <draw:custom-shape draw:style-name="gr27" draw:text-style-name="P22" draw:layer="layout" svg:width="0.2cm" svg:height="1.8cm" svg:x="22.2cm" svg:y="3.9cm">
                <text:p/>
                <draw:enhanced-geometry svg:viewBox="0 0 21600 21600" draw:type="rectangle" draw:enhanced-path="M 0 0 L 21600 0 21600 21600 0 21600 0 0 Z N"/>
              </draw:custom-shape>
              <draw:custom-shape draw:style-name="gr28" draw:text-style-name="P22" draw:layer="layout" svg:width="0.2cm" svg:height="0.4cm" draw:transform="rotate (-3.14159265358979) translate (22.4cm 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22" draw:layer="layout" svg:width="0.2cm" svg:height="1.6cm" svg:x="22.6cm" svg:y="3.9cm">
                <text:p/>
                <draw:enhanced-geometry svg:viewBox="0 0 21600 21600" draw:type="rectangle" draw:enhanced-path="M 0 0 L 21600 0 21600 21600 0 21600 0 0 Z N"/>
              </draw:custom-shape>
              <draw:custom-shape draw:style-name="gr28" draw:text-style-name="P22" draw:layer="layout" svg:width="0.2cm" svg:height="0.4cm" draw:transform="rotate (-3.14159265358979) translate (22.8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7" draw:text-style-name="P22" draw:layer="layout" svg:width="0.2cm" svg:height="1.8cm" svg:x="24.7cm" svg:y="3.9cm">
                <text:p/>
                <draw:enhanced-geometry svg:viewBox="0 0 21600 21600" draw:type="rectangle" draw:enhanced-path="M 0 0 L 21600 0 21600 21600 0 21600 0 0 Z N"/>
              </draw:custom-shape>
              <draw:custom-shape draw:style-name="gr28" draw:text-style-name="P22" draw:layer="layout" svg:width="0.2cm" svg:height="0.4cm" draw:transform="rotate (-3.14159265358979) translate (24.9cm 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22" draw:layer="layout" svg:width="0.2cm" svg:height="1.6cm" svg:x="23.1cm" svg:y="3.9cm">
                <text:p/>
                <draw:enhanced-geometry svg:viewBox="0 0 21600 21600" draw:type="rectangle" draw:enhanced-path="M 0 0 L 21600 0 21600 21600 0 21600 0 0 Z N"/>
              </draw:custom-shape>
              <draw:custom-shape draw:style-name="gr28" draw:text-style-name="P22" draw:layer="layout" svg:width="0.2cm" svg:height="0.4cm" draw:transform="rotate (-3.14159265358979) translate (23.3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22" draw:layer="layout" svg:width="0.2cm" svg:height="1.6cm" svg:x="23.4cm" svg:y="3.9cm">
                <text:p/>
                <draw:enhanced-geometry svg:viewBox="0 0 21600 21600" draw:type="rectangle" draw:enhanced-path="M 0 0 L 21600 0 21600 21600 0 21600 0 0 Z N"/>
              </draw:custom-shape>
              <draw:custom-shape draw:style-name="gr28" draw:text-style-name="P22" draw:layer="layout" svg:width="0.2cm" svg:height="0.4cm" draw:transform="rotate (-3.14159265358979) translate (23.6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9" draw:text-style-name="P22" draw:layer="layout" svg:width="0.2cm" svg:height="1.6cm" svg:x="24cm" svg:y="3.9cm">
                <text:p/>
                <draw:enhanced-geometry svg:viewBox="0 0 21600 21600" draw:type="rectangle" draw:enhanced-path="M 0 0 L 21600 0 21600 21600 0 21600 0 0 Z N"/>
              </draw:custom-shape>
              <draw:custom-shape draw:style-name="gr28" draw:text-style-name="P22" draw:layer="layout" svg:width="0.2cm" svg:height="0.4cm" draw:transform="rotate (-3.14159265358979) translate (24.2cm 5.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20" draw:text-style-name="P23" draw:layer="layout" svg:width="3.1cm" svg:height="1.673cm" svg:x="24.7cm" svg:y="4.4cm">
            <draw:text-box>
              <text:p text:style-name="P5"><text:span text:style-name="T6">T</text:span><text:span text:style-name="T6">e</text:span><text:span text:style-name="T6">st </text:span><text:span text:style-name="T6">a</text:span><text:span text:style-name="T6">n</text:span><text:span text:style-name="T6">d </text:span><text:span text:style-name="T6">pr</text:span><text:span text:style-name="T6">o</text:span><text:span text:style-name="T6">gr</text:span><text:span text:style-name="T6">a</text:span><text:span text:style-name="T6">m</text:span><text:span text:style-name="T6">m</text:span><text:span text:style-name="T6">in</text:span><text:span text:style-name="T6">g </text:span><text:span text:style-name="T6">e</text:span><text:span text:style-name="T6">q</text:span><text:span text:style-name="T6">ui</text:span><text:span text:style-name="T6">p</text:span><text:span text:style-name="T6">m</text:span><text:span text:style-name="T6">e</text:span><text:span text:style-name="T6">nt</text:span></text:p>
            </draw:text-box>
          </draw:frame>
        </draw:g>
        <draw:g>
          <draw:custom-shape draw:style-name="gr30" draw:text-style-name="P24" draw:layer="layout" svg:width="5.8cm" svg:height="1.199cm" svg:x="21.6cm" svg:y="2.5cm">
            <text:p/>
            <draw:enhanced-geometry svg:viewBox="0 0 21600 21600" draw:type="rectangle" draw:enhanced-path="M 0 0 L 21600 0 21600 21600 0 21600 0 0 Z N"/>
          </draw:custom-shape>
          <draw:g>
            <draw:custom-shape draw:style-name="gr31" draw:text-style-name="P17" draw:layer="layout" svg:width="0.4cm" svg:height="1cm" svg:x="21.8cm" svg:y="2.5cm">
              <text:p/>
              <draw:enhanced-geometry svg:viewBox="0 0 21600 21600" draw:type="rectangle" draw:enhanced-path="M 0 0 L 21600 0 21600 21600 0 21600 0 0 Z N"/>
            </draw:custom-shape>
            <draw:custom-shape draw:style-name="gr32" draw:text-style-name="P25" draw:layer="layout" svg:width="0.2cm" svg:height="0.2cm" svg:x="21.9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2cm" svg:y="2.5cm">
              <text:p/>
              <draw:enhanced-geometry svg:viewBox="0 0 21600 21600" draw:type="rectangle" draw:enhanced-path="M 0 0 L 21600 0 21600 21600 0 21600 0 0 Z N"/>
            </draw:custom-shape>
            <draw:custom-shape draw:style-name="gr32" draw:text-style-name="P25" draw:layer="layout" svg:width="0.2cm" svg:height="0.2cm" svg:x="22.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6cm" svg:y="2.5cm">
              <text:p/>
              <draw:enhanced-geometry svg:viewBox="0 0 21600 21600" draw:type="rectangle" draw:enhanced-path="M 0 0 L 21600 0 21600 21600 0 21600 0 0 Z N"/>
            </draw:custom-shape>
            <draw:custom-shape draw:style-name="gr32" draw:text-style-name="P25" draw:layer="layout" svg:width="0.2cm" svg:height="0.2cm" svg:x="22.7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cm" svg:y="2.5cm">
              <text:p/>
              <draw:enhanced-geometry svg:viewBox="0 0 21600 21600" draw:type="rectangle" draw:enhanced-path="M 0 0 L 21600 0 21600 21600 0 21600 0 0 Z N"/>
            </draw:custom-shape>
            <draw:custom-shape draw:style-name="gr32" draw:text-style-name="P25" draw:layer="layout" svg:width="0.2cm" svg:height="0.2cm" svg:x="23.1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4cm" svg:y="2.5cm">
              <text:p/>
              <draw:enhanced-geometry svg:viewBox="0 0 21600 21600" draw:type="rectangle" draw:enhanced-path="M 0 0 L 21600 0 21600 21600 0 21600 0 0 Z N"/>
            </draw:custom-shape>
            <draw:custom-shape draw:style-name="gr32" draw:text-style-name="P25" draw:layer="layout" svg:width="0.2cm" svg:height="0.2cm" svg:x="23.5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8cm" svg:y="2.5cm">
              <text:p/>
              <draw:enhanced-geometry svg:viewBox="0 0 21600 21600" draw:type="rectangle" draw:enhanced-path="M 0 0 L 21600 0 21600 21600 0 21600 0 0 Z N"/>
            </draw:custom-shape>
            <draw:custom-shape draw:style-name="gr32" draw:text-style-name="P25" draw:layer="layout" svg:width="0.2cm" svg:height="0.2cm" svg:x="23.9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4.2cm" svg:y="2.5cm">
              <text:p/>
              <draw:enhanced-geometry svg:viewBox="0 0 21600 21600" draw:type="rectangle" draw:enhanced-path="M 0 0 L 21600 0 21600 21600 0 21600 0 0 Z N"/>
            </draw:custom-shape>
            <draw:custom-shape draw:style-name="gr32" draw:text-style-name="P25" draw:layer="layout" svg:width="0.2cm" svg:height="0.2cm" svg:x="24.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26" draw:layer="layout" svg:width="0.2cm" svg:height="0.2cm" svg:x="27.1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cm" svg:height="0.2cm" svg:x="26.8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2cm" svg:height="0.2cm" svg:x="26.2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2cm" svg:height="0.2cm" svg:x="26.5cm" svg:y="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3" draw:layer="layout" svg:width="2cm" svg:height="1.199cm" svg:x="24.4cm" svg:y="2.5cm">
            <draw:text-box>
              <text:p text:style-name="P5"><text:span text:style-name="T6">S</text:span><text:span text:style-name="T6">e</text:span><text:span text:style-name="T6">c</text:span><text:span text:style-name="T6">ur</text:span><text:span text:style-name="T6">e </text:span><text:span text:style-name="T6">s</text:span><text:span text:style-name="T6">er</text:span><text:span text:style-name="T6">v</text:span><text:span text:style-name="T6">er</text:span><text:span text:style-name="T6">s</text:span></text:p>
            </draw:text-box>
          </draw:frame>
        </draw:g>
        <draw:frame draw:style-name="gr35" draw:text-style-name="P6" draw:layer="layout" svg:width="2.6cm" svg:height="1.199cm" svg:x="1.2cm" svg:y="3.001cm">
          <draw:text-box>
            <text:p text:style-name="P5"><text:span text:style-name="T7">R</text:span><text:span text:style-name="T7">O</text:span><text:span text:style-name="T7">M </text:span><text:span text:style-name="T7">p</text:span><text:span text:style-name="T7">u</text:span><text:span text:style-name="T7">bl</text:span><text:span text:style-name="T7">ic </text:span><text:span text:style-name="T7">k</text:span><text:span text:style-name="T7">e</text:span><text:span text:style-name="T7">y</text:span></text:p>
          </draw:text-box>
        </draw:frame>
        <draw:g>
          <draw:custom-shape draw:style-name="gr36" draw:text-style-name="P17" draw:layer="layout" svg:width="15.8cm" svg:height="1.372cm" svg:x="5cm" svg:y="2.428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5" draw:text-style-name="P6" draw:layer="layout" svg:width="13.4cm" svg:height="1.199cm" svg:x="7.4cm" svg:y="2.529cm">
            <draw:text-box>
              <text:p text:style-name="P5"><text:span text:style-name="T7">R</text:span><text:span text:style-name="T7">e</text:span><text:span text:style-name="T7">q</text:span><text:span text:style-name="T7">u</text:span><text:span text:style-name="T7">e</text:span><text:span text:style-name="T7">st </text:span><text:span text:style-name="T7">to </text:span><text:span text:style-name="T7">p</text:span><text:span text:style-name="T7">er</text:span><text:span text:style-name="T7">m</text:span><text:span text:style-name="T7">a</text:span><text:span text:style-name="T7">n</text:span><text:span text:style-name="T7">e</text:span><text:span text:style-name="T7">nt</text:span><text:span text:style-name="T7">ly </text:span><text:span text:style-name="T7">s</text:span><text:span text:style-name="T7">w</text:span><text:span text:style-name="T7">it</text:span><text:span text:style-name="T7">c</text:span><text:span text:style-name="T7">h </text:span><text:span text:style-name="T7">o</text:span><text:span text:style-name="T7">ut </text:span><text:span text:style-name="T7">of </text:span><text:span text:style-name="T7">m</text:span><text:span text:style-name="T7">a</text:span><text:span text:style-name="T7">n</text:span><text:span text:style-name="T7">uf</text:span><text:span text:style-name="T7">a</text:span><text:span text:style-name="T7">ct</text:span><text:span text:style-name="T7">ur</text:span><text:span text:style-name="T7">in</text:span><text:span text:style-name="T7">g </text:span><text:span text:style-name="T7">te</text:span><text:span text:style-name="T7">st </text:span><text:span text:style-name="T7">m</text:span><text:span text:style-name="T7">o</text:span><text:span text:style-name="T7">d</text:span><text:span text:style-name="T7">e </text:span><text:span text:style-name="T7">a</text:span><text:span text:style-name="T7">n</text:span><text:span text:style-name="T7">d </text:span><text:span text:style-name="T7">st</text:span><text:span text:style-name="T7">ar</text:span><text:span text:style-name="T7">t </text:span><text:span text:style-name="T7">in</text:span><text:span text:style-name="T7">iti</text:span><text:span text:style-name="T7">al </text:span><text:span text:style-name="T7">pr</text:span><text:span text:style-name="T7">o</text:span><text:span text:style-name="T7">gr</text:span><text:span text:style-name="T7">a</text:span><text:span text:style-name="T7">m</text:span><text:span text:style-name="T7">m</text:span><text:span text:style-name="T7">in</text:span><text:span text:style-name="T7">g </text:span><text:span text:style-name="T7">pr</text:span><text:span text:style-name="T7">o</text:span><text:span text:style-name="T7">c</text:span><text:span text:style-name="T7">e</text:span><text:span text:style-name="T7">s</text:span><text:span text:style-name="T7">s</text:span></text:p>
            </draw:text-box>
          </draw:frame>
        </draw:g>
        <draw:g>
          <draw:custom-shape draw:style-name="gr37" draw:text-style-name="P17" draw:layer="layout" svg:width="15.7cm" svg:height="0.871cm" svg:x="5cm" svg:y="3.729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4cm" svg:height="0.77cm" svg:x="5cm" svg:y="3.83cm">
            <draw:text-box>
              <text:p text:style-name="P5"><text:span text:style-name="T7">P</text:span><text:span text:style-name="T7">er </text:span><text:span text:style-name="T7">d</text:span><text:span text:style-name="T7">e</text:span><text:span text:style-name="T7">vi</text:span><text:span text:style-name="T7">c</text:span><text:span text:style-name="T7">e </text:span><text:span text:style-name="T7">g</text:span><text:span text:style-name="T7">e</text:span><text:span text:style-name="T7">n</text:span><text:span text:style-name="T7">er</text:span><text:span text:style-name="T7">at</text:span><text:span text:style-name="T7">e</text:span><text:span text:style-name="T7">d </text:span><text:span text:style-name="T7">p</text:span><text:span text:style-name="T7">u</text:span><text:span text:style-name="T7">bl</text:span><text:span text:style-name="T7">ic </text:span><text:span text:style-name="T7">k</text:span><text:span text:style-name="T7">e</text:span><text:span text:style-name="T7">y </text:span><text:span text:style-name="T7">a</text:span><text:span text:style-name="T7">n</text:span><text:span text:style-name="T7">d </text:span><text:span text:style-name="T7">c</text:span><text:span text:style-name="T7">h</text:span><text:span text:style-name="T7">al</text:span><text:span text:style-name="T7">le</text:span><text:span text:style-name="T7">n</text:span><text:span text:style-name="T7">g</text:span><text:span text:style-name="T7">e </text:span><text:span text:style-name="T7">c</text:span><text:span text:style-name="T7">o</text:span><text:span text:style-name="T7">d</text:span><text:span text:style-name="T7">e</text:span></text:p>
            </draw:text-box>
          </draw:frame>
        </draw:g>
        <draw:g>
          <draw:custom-shape draw:style-name="gr36" draw:text-style-name="P17" draw:layer="layout" svg:width="15.8cm" svg:height="1.372cm" svg:x="5.001cm" svg:y="4.529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5" draw:text-style-name="P6" draw:layer="layout" svg:width="13.4cm" svg:height="1.199cm" svg:x="7.4cm" svg:y="4.63cm">
            <draw:text-box>
              <text:p text:style-name="P5"><text:span text:style-name="T7">S</text:span><text:span text:style-name="T7">er</text:span><text:span text:style-name="T7">v</text:span><text:span text:style-name="T7">er </text:span><text:span text:style-name="T7">c</text:span><text:span text:style-name="T7">h</text:span><text:span text:style-name="T7">al</text:span><text:span text:style-name="T7">le</text:span><text:span text:style-name="T7">n</text:span><text:span text:style-name="T7">g</text:span><text:span text:style-name="T7">e </text:span><text:span text:style-name="T7">re</text:span><text:span text:style-name="T7">s</text:span><text:span text:style-name="T7">p</text:span><text:span text:style-name="T7">o</text:span><text:span text:style-name="T7">n</text:span><text:span text:style-name="T7">s</text:span><text:span text:style-name="T7">e </text:span><text:span text:style-name="T7">u</text:span><text:span text:style-name="T7">si</text:span><text:span text:style-name="T7">n</text:span><text:span text:style-name="T7">g </text:span><text:span text:style-name="T7">di</text:span><text:span text:style-name="T7">ffi</text:span><text:span text:style-name="T7">e-</text:span><text:span text:style-name="T7">h</text:span><text:span text:style-name="T7">el</text:span><text:span text:style-name="T7">l</text:span><text:span text:style-name="T7">m</text:span><text:span text:style-name="T7">a</text:span><text:span text:style-name="T7">n </text:span><text:span text:style-name="T7">d</text:span><text:span text:style-name="T7">er</text:span><text:span text:style-name="T7">iv</text:span><text:span text:style-name="T7">e</text:span><text:span text:style-name="T7">d </text:span><text:span text:style-name="T7">s</text:span><text:span text:style-name="T7">h</text:span><text:span text:style-name="T7">ar</text:span><text:span text:style-name="T7">e</text:span><text:span text:style-name="T7">d </text:span><text:span text:style-name="T7">s</text:span><text:span text:style-name="T7">e</text:span><text:span text:style-name="T7">cr</text:span><text:span text:style-name="T7">et </text:span><text:span text:style-name="T7">a</text:span><text:span text:style-name="T7">n</text:span><text:span text:style-name="T7">d </text:span><text:span text:style-name="T7">in</text:span><text:span text:style-name="T7">iti</text:span><text:span text:style-name="T7">al </text:span><text:span text:style-name="T7">fir</text:span><text:span text:style-name="T7">m</text:span><text:span text:style-name="T7">w</text:span><text:span text:style-name="T7">ar</text:span><text:span text:style-name="T7">e </text:span><text:span text:style-name="T7">i</text:span><text:span text:style-name="T7">m</text:span><text:span text:style-name="T7">a</text:span><text:span text:style-name="T7">g</text:span><text:span text:style-name="T7">e </text:span><text:span text:style-name="T7">si</text:span><text:span text:style-name="T7">g</text:span><text:span text:style-name="T7">n</text:span><text:span text:style-name="T7">e</text:span><text:span text:style-name="T7">d </text:span><text:span text:style-name="T7">b</text:span><text:span text:style-name="T7">y </text:span><text:span text:style-name="T7">s</text:span><text:span text:style-name="T7">er</text:span><text:span text:style-name="T7">v</text:span><text:span text:style-name="T7">er</text:span></text:p>
            </draw:text-box>
          </draw:frame>
        </draw:g>
        <draw:g>
          <draw:custom-shape draw:style-name="gr39" draw:text-style-name="P17" draw:layer="layout" svg:width="15.8cm" svg:height="0.87cm" svg:x="5.002cm" svg:y="6.03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8cm" svg:height="0.77cm" svg:x="7cm" svg:y="6.13cm">
            <draw:text-box>
              <text:p text:style-name="P5"><text:span text:style-name="T7">P</text:span><text:span text:style-name="T7">er </text:span><text:span text:style-name="T7">d</text:span><text:span text:style-name="T7">e</text:span><text:span text:style-name="T7">vi</text:span><text:span text:style-name="T7">c</text:span><text:span text:style-name="T7">e </text:span><text:span text:style-name="T7">s</text:span><text:span text:style-name="T7">et</text:span><text:span text:style-name="T7">ti</text:span><text:span text:style-name="T7">n</text:span><text:span text:style-name="T7">g</text:span><text:span text:style-name="T7">s </text:span><text:span text:style-name="T7">a</text:span><text:span text:style-name="T7">n</text:span><text:span text:style-name="T7">d </text:span><text:span text:style-name="T7">s</text:span><text:span text:style-name="T7">e</text:span><text:span text:style-name="T7">c</text:span><text:span text:style-name="T7">ur</text:span><text:span text:style-name="T7">it</text:span><text:span text:style-name="T7">y </text:span><text:span text:style-name="T7">a</text:span><text:span text:style-name="T7">s</text:span><text:span text:style-name="T7">s</text:span><text:span text:style-name="T7">et</text:span><text:span text:style-name="T7">s </text:span><text:span text:style-name="T7">e</text:span><text:span text:style-name="T7">n</text:span><text:span text:style-name="T7">cr</text:span><text:span text:style-name="T7">y</text:span><text:span text:style-name="T7">pt</text:span><text:span text:style-name="T7">e</text:span><text:span text:style-name="T7">d </text:span><text:span text:style-name="T7">u</text:span><text:span text:style-name="T7">si</text:span><text:span text:style-name="T7">n</text:span><text:span text:style-name="T7">g </text:span><text:span text:style-name="T7">s</text:span><text:span text:style-name="T7">h</text:span><text:span text:style-name="T7">ar</text:span><text:span text:style-name="T7">e</text:span><text:span text:style-name="T7">d </text:span><text:span text:style-name="T7">s</text:span><text:span text:style-name="T7">e</text:span><text:span text:style-name="T7">cr</text:span><text:span text:style-name="T7">et</text:span><text:span text:style-name="T7">.</text:span></text:p>
            </draw:text-box>
          </draw:frame>
        </draw:g>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layer="layout" svg:width="25.199cm" svg:height="1.771cm" svg:x="1.401cm" svg:y="0.4cm" presentation:class="title" presentation:user-transformed="true">
          <draw:text-box>
            <text:p>Maintaining the chain of trust</text:p>
          </draw:text-box>
        </draw:frame>
        <draw:frame presentation:style-name="pr4" draw:layer="layout" svg:width="27.2cm" svg:height="10cm" svg:x="0.4cm" svg:y="8.5cm" presentation:class="outline" presentation:user-transformed="true">
          <draw:text-box>
            <text:list text:style-name="L2">
              <text:list-item>
                <text:p>There are multiple reasons for non-developers to legitimately gain elevated access to the device: installers, repairs and updates (for devices without built-in connectivity).</text:p>
              </text:list-item>
              <text:list-item>
                <text:p>Require all tools to be internet connected and simply pass encrypted data between the device and your server which will provide summary information back to the user.</text:p>
              </text:list-item>
              <text:list-item>
                <text:p>Ratchet the communication encryption key at least once per session.</text:p>
                <text:list>
                  <text:list-item>
                    <text:p><text:span text:style-name="T3">Device flash write endurance prevents continual ratcheting.</text:span></text:p>
                  </text:list-item>
                  <text:list-item>
                    <text:p><text:span text:style-name="T3">Consider ratcheting every 15 minutes or so during a session. </text:span></text:p>
                  </text:list-item>
                </text:list>
              </text:list-item>
            </text:list>
          </draw:text-box>
        </draw:frame>
        <draw:g>
          <draw:g>
            <draw:line draw:style-name="gr21" draw:text-style-name="P17" draw:layer="layout" svg:x1="3.574cm" svg:y1="6.2cm" svg:x2="3.574cm" svg:y2="2.4cm">
              <text:p/>
            </draw:line>
            <draw:line draw:style-name="gr21" draw:text-style-name="P17" draw:layer="layout" svg:x1="3.374cm" svg:y1="6.2cm" svg:x2="3.374cm" svg:y2="2.4cm">
              <text:p/>
            </draw:line>
            <draw:line draw:style-name="gr21" draw:text-style-name="P17" draw:layer="layout" svg:x1="3.174cm" svg:y1="6.2cm" svg:x2="3.174cm" svg:y2="2.4cm">
              <text:p/>
            </draw:line>
            <draw:line draw:style-name="gr21" draw:text-style-name="P17" draw:layer="layout" svg:x1="2.974cm" svg:y1="6.2cm" svg:x2="2.974cm" svg:y2="2.4cm">
              <text:p/>
            </draw:line>
            <draw:line draw:style-name="gr21" draw:text-style-name="P17" draw:layer="layout" svg:x1="2.774cm" svg:y1="6.2cm" svg:x2="2.774cm" svg:y2="2.4cm">
              <text:p/>
            </draw:line>
            <draw:line draw:style-name="gr21" draw:text-style-name="P17" draw:layer="layout" svg:x1="2.574cm" svg:y1="6.2cm" svg:x2="2.574cm" svg:y2="2.4cm">
              <text:p/>
            </draw:line>
            <draw:line draw:style-name="gr21" draw:text-style-name="P17" draw:layer="layout" svg:x1="2.374cm" svg:y1="6.2cm" svg:x2="2.374cm" svg:y2="2.4cm">
              <text:p/>
            </draw:line>
            <draw:line draw:style-name="gr21" draw:text-style-name="P17" draw:layer="layout" svg:x1="2.174cm" svg:y1="6.2cm" svg:x2="2.174cm" svg:y2="2.4cm">
              <text:p/>
            </draw:line>
            <draw:line draw:style-name="gr21" draw:text-style-name="P17" draw:layer="layout" svg:x1="1.974cm" svg:y1="6.2cm" svg:x2="1.974cm" svg:y2="2.4cm">
              <text:p/>
            </draw:line>
            <draw:line draw:style-name="gr21" draw:text-style-name="P17" draw:layer="layout" svg:x1="1.774cm" svg:y1="6.2cm" svg:x2="1.774cm" svg:y2="2.4cm">
              <text:p/>
            </draw:line>
            <draw:line draw:style-name="gr21" draw:text-style-name="P17" draw:layer="layout" svg:x1="1.574cm" svg:y1="6.2cm" svg:x2="1.574cm" svg:y2="2.4cm">
              <text:p/>
            </draw:line>
            <draw:line draw:style-name="gr21" draw:text-style-name="P17" draw:layer="layout" svg:x1="1.374cm" svg:y1="6.2cm" svg:x2="1.374cm" svg:y2="2.4cm">
              <text:p/>
            </draw:line>
          </draw:g>
          <draw:g>
            <draw:line draw:style-name="gr21" draw:text-style-name="P17" draw:layer="layout" svg:x1="4.374cm" svg:y1="3.2cm" svg:x2="0.574cm" svg:y2="3.2cm">
              <text:p/>
            </draw:line>
            <draw:line draw:style-name="gr21" draw:text-style-name="P17" draw:layer="layout" svg:x1="4.374cm" svg:y1="3.4cm" svg:x2="0.574cm" svg:y2="3.4cm">
              <text:p/>
            </draw:line>
            <draw:line draw:style-name="gr21" draw:text-style-name="P17" draw:layer="layout" svg:x1="4.374cm" svg:y1="3.6cm" svg:x2="0.574cm" svg:y2="3.6cm">
              <text:p/>
            </draw:line>
            <draw:line draw:style-name="gr21" draw:text-style-name="P17" draw:layer="layout" svg:x1="4.374cm" svg:y1="3.8cm" svg:x2="0.574cm" svg:y2="3.8cm">
              <text:p/>
            </draw:line>
            <draw:line draw:style-name="gr21" draw:text-style-name="P17" draw:layer="layout" svg:x1="4.374cm" svg:y1="4cm" svg:x2="0.574cm" svg:y2="4cm">
              <text:p/>
            </draw:line>
            <draw:line draw:style-name="gr21" draw:text-style-name="P17" draw:layer="layout" svg:x1="4.374cm" svg:y1="4.2cm" svg:x2="0.574cm" svg:y2="4.2cm">
              <text:p/>
            </draw:line>
            <draw:line draw:style-name="gr21" draw:text-style-name="P17" draw:layer="layout" svg:x1="4.374cm" svg:y1="4.4cm" svg:x2="0.574cm" svg:y2="4.4cm">
              <text:p/>
            </draw:line>
            <draw:line draw:style-name="gr21" draw:text-style-name="P17" draw:layer="layout" svg:x1="4.374cm" svg:y1="4.6cm" svg:x2="0.574cm" svg:y2="4.6cm">
              <text:p/>
            </draw:line>
            <draw:line draw:style-name="gr21" draw:text-style-name="P17" draw:layer="layout" svg:x1="4.374cm" svg:y1="4.8cm" svg:x2="0.574cm" svg:y2="4.8cm">
              <text:p/>
            </draw:line>
            <draw:line draw:style-name="gr21" draw:text-style-name="P17" draw:layer="layout" svg:x1="4.374cm" svg:y1="5cm" svg:x2="0.574cm" svg:y2="5cm">
              <text:p/>
            </draw:line>
            <draw:line draw:style-name="gr21" draw:text-style-name="P17" draw:layer="layout" svg:x1="4.374cm" svg:y1="5.2cm" svg:x2="0.574cm" svg:y2="5.2cm">
              <text:p/>
            </draw:line>
            <draw:line draw:style-name="gr21" draw:text-style-name="P17" draw:layer="layout" svg:x1="4.374cm" svg:y1="5.4cm" svg:x2="0.574cm" svg:y2="5.4cm">
              <text:p/>
            </draw:line>
          </draw:g>
          <draw:g>
            <draw:custom-shape draw:style-name="gr22" draw:text-style-name="P18" draw:layer="layout" svg:width="3cm" svg:height="3cm" svg:x="0.974cm" svg:y="2.8cm">
              <text:p/>
              <draw:enhanced-geometry svg:viewBox="0 0 21600 21600" draw:type="rectangle" draw:enhanced-path="M 0 0 L 21600 0 21600 21600 0 21600 0 0 Z N"/>
            </draw:custom-shape>
            <draw:custom-shape draw:style-name="gr23" draw:text-style-name="P19" draw:layer="layout" svg:width="3cm" svg:height="0.2cm" draw:transform="rotate (1.5707963267949) translate (0.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9" draw:layer="layout" svg:width="3cm" svg:height="0.2cm" svg:x="0.974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0" draw:layer="layout" svg:width="3cm" svg:height="0.2cm" draw:transform="rotate (-1.5707963267949) translate (3.97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0" draw:layer="layout" svg:width="3cm" svg:height="0.2cm" draw:transform="rotate (-3.14159265358979) translate (3.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30" draw:text-style-name="P24" draw:layer="layout" svg:width="5.8cm" svg:height="1.199cm" svg:x="21.574cm" svg:y="2.4cm">
            <text:p/>
            <draw:enhanced-geometry svg:viewBox="0 0 21600 21600" draw:type="rectangle" draw:enhanced-path="M 0 0 L 21600 0 21600 21600 0 21600 0 0 Z N"/>
          </draw:custom-shape>
          <draw:g>
            <draw:custom-shape draw:style-name="gr31" draw:text-style-name="P17" draw:layer="layout" svg:width="0.4cm" svg:height="1cm" svg:x="21.774cm" svg:y="2.4cm">
              <text:p/>
              <draw:enhanced-geometry svg:viewBox="0 0 21600 21600" draw:type="rectangle" draw:enhanced-path="M 0 0 L 21600 0 21600 21600 0 21600 0 0 Z N"/>
            </draw:custom-shape>
            <draw:custom-shape draw:style-name="gr32" draw:text-style-name="P25" draw:layer="layout" svg:width="0.2cm" svg:height="0.2cm" svg:x="21.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174cm" svg:y="2.4cm">
              <text:p/>
              <draw:enhanced-geometry svg:viewBox="0 0 21600 21600" draw:type="rectangle" draw:enhanced-path="M 0 0 L 21600 0 21600 21600 0 21600 0 0 Z N"/>
            </draw:custom-shape>
            <draw:custom-shape draw:style-name="gr32" draw:text-style-name="P25" draw:layer="layout" svg:width="0.2cm" svg:height="0.2cm" svg:x="22.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574cm" svg:y="2.4cm">
              <text:p/>
              <draw:enhanced-geometry svg:viewBox="0 0 21600 21600" draw:type="rectangle" draw:enhanced-path="M 0 0 L 21600 0 21600 21600 0 21600 0 0 Z N"/>
            </draw:custom-shape>
            <draw:custom-shape draw:style-name="gr32" draw:text-style-name="P25" draw:layer="layout" svg:width="0.2cm" svg:height="0.2cm" svg:x="22.6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974cm" svg:y="2.4cm">
              <text:p/>
              <draw:enhanced-geometry svg:viewBox="0 0 21600 21600" draw:type="rectangle" draw:enhanced-path="M 0 0 L 21600 0 21600 21600 0 21600 0 0 Z N"/>
            </draw:custom-shape>
            <draw:custom-shape draw:style-name="gr32" draw:text-style-name="P25" draw:layer="layout" svg:width="0.2cm" svg:height="0.2cm" svg:x="23.0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374cm" svg:y="2.4cm">
              <text:p/>
              <draw:enhanced-geometry svg:viewBox="0 0 21600 21600" draw:type="rectangle" draw:enhanced-path="M 0 0 L 21600 0 21600 21600 0 21600 0 0 Z N"/>
            </draw:custom-shape>
            <draw:custom-shape draw:style-name="gr32" draw:text-style-name="P25" draw:layer="layout" svg:width="0.2cm" svg:height="0.2cm" svg:x="23.4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774cm" svg:y="2.4cm">
              <text:p/>
              <draw:enhanced-geometry svg:viewBox="0 0 21600 21600" draw:type="rectangle" draw:enhanced-path="M 0 0 L 21600 0 21600 21600 0 21600 0 0 Z N"/>
            </draw:custom-shape>
            <draw:custom-shape draw:style-name="gr32" draw:text-style-name="P25" draw:layer="layout" svg:width="0.2cm" svg:height="0.2cm" svg:x="23.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4.174cm" svg:y="2.4cm">
              <text:p/>
              <draw:enhanced-geometry svg:viewBox="0 0 21600 21600" draw:type="rectangle" draw:enhanced-path="M 0 0 L 21600 0 21600 21600 0 21600 0 0 Z N"/>
            </draw:custom-shape>
            <draw:custom-shape draw:style-name="gr32" draw:text-style-name="P25" draw:layer="layout" svg:width="0.2cm" svg:height="0.2cm" svg:x="24.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26" draw:layer="layout" svg:width="0.2cm" svg:height="0.2cm" svg:x="27.0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cm" svg:height="0.2cm" svg:x="26.7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2cm" svg:height="0.2cm" svg:x="26.1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2cm" svg:height="0.2cm" svg:x="26.4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3" draw:layer="layout" svg:width="2cm" svg:height="1.199cm" svg:x="24.374cm" svg:y="2.4cm">
            <draw:text-box>
              <text:p text:style-name="P5"><text:span text:style-name="T6">S</text:span><text:span text:style-name="T6">e</text:span><text:span text:style-name="T6">c</text:span><text:span text:style-name="T6">ur</text:span><text:span text:style-name="T6">e </text:span><text:span text:style-name="T6">s</text:span><text:span text:style-name="T6">er</text:span><text:span text:style-name="T6">v</text:span><text:span text:style-name="T6">er</text:span><text:span text:style-name="T6">s</text:span></text:p>
            </draw:text-box>
          </draw:frame>
        </draw:g>
        <draw:g>
          <draw:custom-shape draw:style-name="gr40" draw:text-style-name="P28" draw:layer="layout" svg:width="1cm" svg:height="2cm" svg:x="22.4cm" svg:y="6.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9" draw:layer="layout" svg:width="0.8cm" svg:height="1.75cm" svg:x="22.5cm" svg:y="6.2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42" draw:text-style-name="P28" draw:layer="layout" svg:width="2.552cm" svg:height="1.147cm" svg:x="25cm" svg:y="6.097cm">
              <text:p/>
              <draw:enhanced-geometry svg:viewBox="0 0 21600 21600" draw:mirror-horizontal="false" draw:mirror-vertical="false" draw:type="rectangle" draw:enhanced-path="M 0 0 L 21600 0 21600 21600 0 21600 0 0 Z N"/>
            </draw:custom-shape>
            <draw:custom-shape draw:style-name="gr43" draw:text-style-name="P29" draw:layer="layout" svg:width="2.452cm" svg:height="1.055cm" svg:x="25.05cm" svg:y="6.143cm">
              <text:p/>
              <draw:enhanced-geometry svg:viewBox="0 0 21600 21600" draw:mirror-horizontal="false" draw:mirror-vertical="false" draw:type="rectangle" draw:enhanced-path="M 0 0 L 21600 0 21600 21600 0 21600 0 0 Z N"/>
            </draw:custom-shape>
            <draw:custom-shape draw:style-name="gr44" draw:text-style-name="P28" draw:layer="layout" svg:width="0.376cm" svg:height="0.413cm" svg:x="26.101cm" svg:y="7.244cm">
              <text:p/>
              <draw:enhanced-geometry svg:viewBox="0 0 21600 21600" draw:type="rectangle" draw:enhanced-path="M 0 0 L 21600 0 21600 21600 0 21600 0 0 Z N"/>
            </draw:custom-shape>
          </draw:g>
          <draw:custom-shape draw:style-name="gr45" draw:text-style-name="P24" draw:layer="layout" svg:width="2.458cm" svg:height="0.85cm" svg:x="25.142cm" svg:y="7.473cm">
            <text:p/>
            <draw:enhanced-geometry svg:viewBox="0 0 21600 21600" draw:type="rectangle" draw:enhanced-path="M 0 0 L 21600 0 21600 21600 0 21600 0 0 Z N"/>
          </draw:custom-shape>
          <draw:custom-shape draw:style-name="gr46" draw:text-style-name="P17" draw:layer="layout" svg:width="0.283cm" svg:height="0.708cm" draw:transform="rotate (1.5707963267949) translate (25.284cm 7.94cm)">
            <text:p/>
            <draw:enhanced-geometry svg:viewBox="0 0 21600 21600" draw:type="rectangle" draw:enhanced-path="M 0 0 L 21600 0 21600 21600 0 21600 0 0 Z N"/>
          </draw:custom-shape>
          <draw:custom-shape draw:style-name="gr32" draw:text-style-name="P25" draw:layer="layout" svg:width="0.142cm" svg:height="0.142cm" svg:x="27.316cm" svg:y="7.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23" draw:layer="layout" svg:width="1.4cm" svg:height="0.785cm" svg:x="26cm" svg:y="7.615cm">
            <draw:text-box>
              <text:p text:style-name="P5"><text:span text:style-name="T6">P</text:span><text:span text:style-name="T6">C</text:span></text:p>
            </draw:text-box>
          </draw:frame>
          <draw:line draw:style-name="gr48" draw:text-style-name="P17" draw:layer="layout" svg:x1="27.34cm" svg:y1="7.87cm" svg:x2="27.482cm" svg:y2="7.87cm">
            <text:p/>
          </draw:line>
          <draw:line draw:style-name="gr48" draw:text-style-name="P17" draw:layer="layout" svg:x1="27.34cm" svg:y1="7.94cm" svg:x2="27.482cm" svg:y2="7.94cm">
            <text:p/>
          </draw:line>
          <draw:line draw:style-name="gr48" draw:text-style-name="P17" draw:layer="layout" svg:x1="27.34cm" svg:y1="8.011cm" svg:x2="27.482cm" svg:y2="8.011cm">
            <text:p/>
          </draw:line>
          <draw:line draw:style-name="gr48" draw:text-style-name="P17" draw:layer="layout" svg:x1="27.34cm" svg:y1="8.082cm" svg:x2="27.482cm" svg:y2="8.082cm">
            <text:p/>
          </draw:line>
          <draw:line draw:style-name="gr48" draw:text-style-name="P17" draw:layer="layout" svg:x1="27.34cm" svg:y1="8.153cm" svg:x2="27.482cm" svg:y2="8.153cm">
            <text:p/>
          </draw:line>
        </draw:g>
        <draw:frame draw:style-name="gr49" draw:text-style-name="P6" draw:layer="layout" svg:width="1.2cm" svg:height="0.645cm" svg:x="23.6cm" svg:y="6.8cm">
          <draw:text-box>
            <text:p text:style-name="P5"><text:span text:style-name="T8">O</text:span><text:span text:style-name="T8">R</text:span></text:p>
          </draw:text-box>
        </draw:frame>
        <draw:g>
          <draw:custom-shape draw:style-name="gr50" draw:text-style-name="P17" draw:layer="layout" svg:width="2cm" svg:height="2.626cm" draw:transform="rotate (1.5707963267949) translate (21.574cm 5.7cm)">
            <text:p/>
            <draw:enhanced-geometry svg:viewBox="0 0 841 854" draw:mirror-horizontal="false" draw:mirror-vertical="false" draw:type="non-primitive" draw:enhanced-path="M 517 247 L 517 415 264 415 264 0 0 0 0 680 517 680 517 854 841 547 517 247 Z N"/>
          </draw:custom-shape>
          <draw:custom-shape draw:style-name="gr51" draw:text-style-name="P17" draw:layer="layout" svg:width="1.2cm" svg:height="1.8cm" svg:x="26cm" svg:y="3.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9" draw:text-style-name="P6" draw:layer="layout" svg:width="1.8cm" svg:height="0.645cm" svg:x="21.8cm" svg:y="5.055cm">
            <draw:text-box>
              <text:p text:style-name="P5"><text:span text:style-name="T8">R</text:span><text:span text:style-name="T8">el</text:span><text:span text:style-name="T8">ay</text:span></text:p>
            </draw:text-box>
          </draw:frame>
          <draw:frame draw:style-name="gr52" draw:text-style-name="P6" draw:layer="layout" svg:width="2cm" svg:height="1.045cm" svg:x="24.4cm" svg:y="4.2cm">
            <draw:text-box>
              <text:p text:style-name="P5"><text:span text:style-name="T8">U</text:span><text:span text:style-name="T8">se</text:span><text:span text:style-name="T8">r </text:span><text:span text:style-name="T8">su</text:span><text:span text:style-name="T8">m</text:span><text:span text:style-name="T8">m</text:span><text:span text:style-name="T8">ar</text:span><text:span text:style-name="T8">y</text:span></text:p>
            </draw:text-box>
          </draw:frame>
          <draw:custom-shape draw:style-name="gr53" draw:text-style-name="P17" draw:layer="layout" svg:width="0.497cm" svg:height="6.2cm" draw:transform="rotate (1.5707963267949) translate (21.6cm 6.0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37" draw:text-style-name="P17" draw:layer="layout" svg:width="15.7cm" svg:height="0.871cm" svg:x="5cm" svg:y="2.4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4cm" svg:height="0.77cm" svg:x="5cm" svg:y="2.501cm">
            <draw:text-box>
              <text:p text:style-name="P5"><text:span text:style-name="T7">P</text:span><text:span text:style-name="T7">u</text:span><text:span text:style-name="T7">bl</text:span><text:span text:style-name="T7">ic </text:span><text:span text:style-name="T7">d</text:span><text:span text:style-name="T7">e</text:span><text:span text:style-name="T7">vi</text:span><text:span text:style-name="T7">c</text:span><text:span text:style-name="T7">e </text:span><text:span text:style-name="T7">I</text:span><text:span text:style-name="T7">D </text:span><text:span text:style-name="T7">a</text:span><text:span text:style-name="T7">n</text:span><text:span text:style-name="T7">d </text:span><text:span text:style-name="T7">e</text:span><text:span text:style-name="T7">n</text:span><text:span text:style-name="T7">cr</text:span><text:span text:style-name="T7">y</text:span><text:span text:style-name="T7">pt</text:span><text:span text:style-name="T7">e</text:span><text:span text:style-name="T7">d </text:span><text:span text:style-name="T7">c</text:span><text:span text:style-name="T7">h</text:span><text:span text:style-name="T7">al</text:span><text:span text:style-name="T7">le</text:span><text:span text:style-name="T7">n</text:span><text:span text:style-name="T7">g</text:span><text:span text:style-name="T7">e </text:span><text:span text:style-name="T7">c</text:span><text:span text:style-name="T7">o</text:span><text:span text:style-name="T7">d</text:span><text:span text:style-name="T7">e</text:span></text:p>
            </draw:text-box>
          </draw:frame>
        </draw:g>
        <draw:g>
          <draw:custom-shape draw:style-name="gr39" draw:text-style-name="P17" draw:layer="layout" svg:width="15.8cm" svg:height="0.87cm" svg:x="5cm" svg:y="3.271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8cm" svg:height="0.77cm" svg:x="6.998cm" svg:y="3.371cm">
            <draw:text-box>
              <text:p text:style-name="P5"><text:span text:style-name="T7">C</text:span><text:span text:style-name="T7">h</text:span><text:span text:style-name="T7">al</text:span><text:span text:style-name="T7">le</text:span><text:span text:style-name="T7">n</text:span><text:span text:style-name="T7">g</text:span><text:span text:style-name="T7">e </text:span><text:span text:style-name="T7">re</text:span><text:span text:style-name="T7">s</text:span><text:span text:style-name="T7">p</text:span><text:span text:style-name="T7">o</text:span><text:span text:style-name="T7">n</text:span><text:span text:style-name="T7">s</text:span><text:span text:style-name="T7">e </text:span><text:span text:style-name="T7">a</text:span><text:span text:style-name="T7">n</text:span><text:span text:style-name="T7">d </text:span><text:span text:style-name="T7">ra</text:span><text:span text:style-name="T7">tc</text:span><text:span text:style-name="T7">h</text:span><text:span text:style-name="T7">et </text:span><text:span text:style-name="T7">in</text:span><text:span text:style-name="T7">iti</text:span><text:span text:style-name="T7">at</text:span><text:span text:style-name="T7">io</text:span><text:span text:style-name="T7">n.</text:span></text:p>
            </draw:text-box>
          </draw:frame>
        </draw:g>
        <draw:g>
          <draw:custom-shape draw:style-name="gr37" draw:text-style-name="P17" draw:layer="layout" svg:width="15.7cm" svg:height="0.871cm" svg:x="5cm" svg:y="4.1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4cm" svg:height="0.77cm" svg:x="5cm" svg:y="4.201cm">
            <draw:text-box>
              <text:p text:style-name="P5"><text:span text:style-name="T7">R</text:span><text:span text:style-name="T7">at</text:span><text:span text:style-name="T7">c</text:span><text:span text:style-name="T7">h</text:span><text:span text:style-name="T7">et </text:span><text:span text:style-name="T7">c</text:span><text:span text:style-name="T7">o</text:span><text:span text:style-name="T7">nf</text:span><text:span text:style-name="T7">ir</text:span><text:span text:style-name="T7">m</text:span><text:span text:style-name="T7">at</text:span><text:span text:style-name="T7">io</text:span><text:span text:style-name="T7">n </text:span><text:span text:style-name="T7">a</text:span><text:span text:style-name="T7">n</text:span><text:span text:style-name="T7">d </text:span><text:span text:style-name="T7">d</text:span><text:span text:style-name="T7">e</text:span><text:span text:style-name="T7">vi</text:span><text:span text:style-name="T7">c</text:span><text:span text:style-name="T7">e </text:span><text:span text:style-name="T7">st</text:span><text:span text:style-name="T7">at</text:span><text:span text:style-name="T7">u</text:span><text:span text:style-name="T7">s</text:span></text:p>
            </draw:text-box>
          </draw:frame>
        </draw:g>
        <draw:g>
          <draw:custom-shape draw:style-name="gr54" draw:text-style-name="P30" draw:layer="layout" svg:width="15.7cm" svg:height="1.5cm" svg:x="5cm" svg:y="5.5cm">
            <text:p/>
            <draw:enhanced-geometry svg:viewBox="0 0 21600 21600" draw:text-areas="?f5 ?f1 ?f6 ?f3" draw:type="left-right-arrow" draw:modifiers="5355.63339914655 3467.8899082568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6" draw:layer="layout" svg:width="11.2cm" svg:height="0.725cm" svg:x="7.2cm" svg:y="5.901cm">
            <draw:text-box>
              <text:p text:style-name="P5"><text:span text:style-name="T7">B</text:span><text:span text:style-name="T7">at</text:span><text:span text:style-name="T7">c</text:span><text:span text:style-name="T7">h</text:span><text:span text:style-name="T7">e</text:span><text:span text:style-name="T7">d </text:span><text:span text:style-name="T7">o</text:span><text:span text:style-name="T7">p</text:span><text:span text:style-name="T7">er</text:span><text:span text:style-name="T7">at</text:span><text:span text:style-name="T7">io</text:span><text:span text:style-name="T7">n </text:span><text:span text:style-name="T7">in</text:span><text:span text:style-name="T7">st</text:span><text:span text:style-name="T7">ru</text:span><text:span text:style-name="T7">ct</text:span><text:span text:style-name="T7">io</text:span><text:span text:style-name="T7">n</text:span><text:span text:style-name="T7">s </text:span><text:span text:style-name="T7">a</text:span><text:span text:style-name="T7">n</text:span><text:span text:style-name="T7">d </text:span><text:span text:style-name="T7">in</text:span><text:span text:style-name="T7">fo</text:span><text:span text:style-name="T7">r</text:span><text:span text:style-name="T7">m</text:span><text:span text:style-name="T7">at</text:span><text:span text:style-name="T7">io</text:span><text:span text:style-name="T7">n</text:span></text:p>
            </draw:text-box>
          </draw:frame>
        </draw:g>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7" draw:layer="layout" svg:width="27.2cm" svg:height="2.845cm" svg:x="0.4cm" svg:y="-0.138cm" presentation:class="title" presentation:user-transformed="true">
          <draw:text-box>
            <text:p><text:span text:style-name="T9">M</text:span><text:span text:style-name="T9">a</text:span><text:span text:style-name="T9">n</text:span><text:span text:style-name="T9">u</text:span><text:span text:style-name="T9">f</text:span><text:span text:style-name="T9">a</text:span><text:span text:style-name="T9">c</text:span><text:span text:style-name="T9">t</text:span><text:span text:style-name="T9">u</text:span><text:span text:style-name="T9">r</text:span><text:span text:style-name="T9">i</text:span><text:span text:style-name="T9">n</text:span><text:span text:style-name="T9">g</text:span><text:span text:style-name="T9"> </text:span><text:span text:style-name="T9">a</text:span><text:span text:style-name="T9">n</text:span><text:span text:style-name="T9">d</text:span><text:span text:style-name="T9"> </text:span><text:span text:style-name="T9">d</text:span><text:span text:style-name="T9">e</text:span><text:span text:style-name="T9">v</text:span><text:span text:style-name="T9">e</text:span><text:span text:style-name="T9">l</text:span><text:span text:style-name="T9">o</text:span><text:span text:style-name="T9">p</text:span><text:span text:style-name="T9">e</text:span><text:span text:style-name="T9">r</text:span><text:span text:style-name="T9"> </text:span><text:span text:style-name="T9">a</text:span><text:span text:style-name="T9">c</text:span><text:span text:style-name="T9">c</text:span><text:span text:style-name="T9">e</text:span><text:span text:style-name="T9">s</text:span><text:span text:style-name="T9">s</text:span></text:p>
          </draw:text-box>
        </draw:frame>
        <draw:frame presentation:style-name="pr4" draw:text-style-name="P31" draw:layer="layout" svg:width="27.2cm" svg:height="11.6cm" svg:x="0.4cm" svg:y="8.2cm" presentation:class="outline" presentation:user-transformed="true">
          <draw:text-box>
            <text:list text:style-name="L2">
              <text:list-item>
                <text:p><text:span text:style-name="T10">During manufacturing and development it would be less secure and very slow to route all communication via servers.</text:span></text:p>
                <text:list>
                  <text:list-item>
                    <text:p><text:span text:style-name="T11">The manufacturing device / developer has access to the raw data being sent; encrypting it is just assisting an attacker in breaking the communication encryption. </text:span></text:p>
                  </text:list-item>
                </text:list>
              </text:list-item>
              <text:list-item>
                <text:p><text:span text:style-name="T12">The secure unlock process gives the server to block any suspicious pattern of unlocks.</text:span></text:p>
              </text:list-item>
              <text:list-item>
                <text:p><text:span text:style-name="T12">The device itself can restrict its functionality if multiple unlock failures encountered and aggressively limit unlock attempts or even permanently disable itself on multiple challenge failures.</text:span></text:p>
              </text:list-item>
              <text:list-item>
                <text:p><text:span text:style-name="T12">An unlocked device should periodically issue a new challenge.</text:span></text:p>
              </text:list-item>
            </text:list>
          </draw:text-box>
        </draw:frame>
        <draw:g>
          <draw:g>
            <draw:line draw:style-name="gr21" draw:text-style-name="P17" draw:layer="layout" svg:x1="3.574cm" svg:y1="6.2cm" svg:x2="3.574cm" svg:y2="2.4cm">
              <text:p/>
            </draw:line>
            <draw:line draw:style-name="gr21" draw:text-style-name="P17" draw:layer="layout" svg:x1="3.374cm" svg:y1="6.2cm" svg:x2="3.374cm" svg:y2="2.4cm">
              <text:p/>
            </draw:line>
            <draw:line draw:style-name="gr21" draw:text-style-name="P17" draw:layer="layout" svg:x1="3.174cm" svg:y1="6.2cm" svg:x2="3.174cm" svg:y2="2.4cm">
              <text:p/>
            </draw:line>
            <draw:line draw:style-name="gr21" draw:text-style-name="P17" draw:layer="layout" svg:x1="2.974cm" svg:y1="6.2cm" svg:x2="2.974cm" svg:y2="2.4cm">
              <text:p/>
            </draw:line>
            <draw:line draw:style-name="gr21" draw:text-style-name="P17" draw:layer="layout" svg:x1="2.774cm" svg:y1="6.2cm" svg:x2="2.774cm" svg:y2="2.4cm">
              <text:p/>
            </draw:line>
            <draw:line draw:style-name="gr21" draw:text-style-name="P17" draw:layer="layout" svg:x1="2.574cm" svg:y1="6.2cm" svg:x2="2.574cm" svg:y2="2.4cm">
              <text:p/>
            </draw:line>
            <draw:line draw:style-name="gr21" draw:text-style-name="P17" draw:layer="layout" svg:x1="2.374cm" svg:y1="6.2cm" svg:x2="2.374cm" svg:y2="2.4cm">
              <text:p/>
            </draw:line>
            <draw:line draw:style-name="gr21" draw:text-style-name="P17" draw:layer="layout" svg:x1="2.174cm" svg:y1="6.2cm" svg:x2="2.174cm" svg:y2="2.4cm">
              <text:p/>
            </draw:line>
            <draw:line draw:style-name="gr21" draw:text-style-name="P17" draw:layer="layout" svg:x1="1.974cm" svg:y1="6.2cm" svg:x2="1.974cm" svg:y2="2.4cm">
              <text:p/>
            </draw:line>
            <draw:line draw:style-name="gr21" draw:text-style-name="P17" draw:layer="layout" svg:x1="1.774cm" svg:y1="6.2cm" svg:x2="1.774cm" svg:y2="2.4cm">
              <text:p/>
            </draw:line>
            <draw:line draw:style-name="gr21" draw:text-style-name="P17" draw:layer="layout" svg:x1="1.574cm" svg:y1="6.2cm" svg:x2="1.574cm" svg:y2="2.4cm">
              <text:p/>
            </draw:line>
            <draw:line draw:style-name="gr21" draw:text-style-name="P17" draw:layer="layout" svg:x1="1.374cm" svg:y1="6.2cm" svg:x2="1.374cm" svg:y2="2.4cm">
              <text:p/>
            </draw:line>
          </draw:g>
          <draw:g>
            <draw:line draw:style-name="gr21" draw:text-style-name="P17" draw:layer="layout" svg:x1="4.374cm" svg:y1="3.2cm" svg:x2="0.574cm" svg:y2="3.2cm">
              <text:p/>
            </draw:line>
            <draw:line draw:style-name="gr21" draw:text-style-name="P17" draw:layer="layout" svg:x1="4.374cm" svg:y1="3.4cm" svg:x2="0.574cm" svg:y2="3.4cm">
              <text:p/>
            </draw:line>
            <draw:line draw:style-name="gr21" draw:text-style-name="P17" draw:layer="layout" svg:x1="4.374cm" svg:y1="3.6cm" svg:x2="0.574cm" svg:y2="3.6cm">
              <text:p/>
            </draw:line>
            <draw:line draw:style-name="gr21" draw:text-style-name="P17" draw:layer="layout" svg:x1="4.374cm" svg:y1="3.8cm" svg:x2="0.574cm" svg:y2="3.8cm">
              <text:p/>
            </draw:line>
            <draw:line draw:style-name="gr21" draw:text-style-name="P17" draw:layer="layout" svg:x1="4.374cm" svg:y1="4cm" svg:x2="0.574cm" svg:y2="4cm">
              <text:p/>
            </draw:line>
            <draw:line draw:style-name="gr21" draw:text-style-name="P17" draw:layer="layout" svg:x1="4.374cm" svg:y1="4.2cm" svg:x2="0.574cm" svg:y2="4.2cm">
              <text:p/>
            </draw:line>
            <draw:line draw:style-name="gr21" draw:text-style-name="P17" draw:layer="layout" svg:x1="4.374cm" svg:y1="4.4cm" svg:x2="0.574cm" svg:y2="4.4cm">
              <text:p/>
            </draw:line>
            <draw:line draw:style-name="gr21" draw:text-style-name="P17" draw:layer="layout" svg:x1="4.374cm" svg:y1="4.6cm" svg:x2="0.574cm" svg:y2="4.6cm">
              <text:p/>
            </draw:line>
            <draw:line draw:style-name="gr21" draw:text-style-name="P17" draw:layer="layout" svg:x1="4.374cm" svg:y1="4.8cm" svg:x2="0.574cm" svg:y2="4.8cm">
              <text:p/>
            </draw:line>
            <draw:line draw:style-name="gr21" draw:text-style-name="P17" draw:layer="layout" svg:x1="4.374cm" svg:y1="5cm" svg:x2="0.574cm" svg:y2="5cm">
              <text:p/>
            </draw:line>
            <draw:line draw:style-name="gr21" draw:text-style-name="P17" draw:layer="layout" svg:x1="4.374cm" svg:y1="5.2cm" svg:x2="0.574cm" svg:y2="5.2cm">
              <text:p/>
            </draw:line>
            <draw:line draw:style-name="gr21" draw:text-style-name="P17" draw:layer="layout" svg:x1="4.374cm" svg:y1="5.4cm" svg:x2="0.574cm" svg:y2="5.4cm">
              <text:p/>
            </draw:line>
          </draw:g>
          <draw:g>
            <draw:custom-shape draw:style-name="gr22" draw:text-style-name="P18" draw:layer="layout" svg:width="3cm" svg:height="3cm" svg:x="0.974cm" svg:y="2.8cm">
              <text:p/>
              <draw:enhanced-geometry svg:viewBox="0 0 21600 21600" draw:type="rectangle" draw:enhanced-path="M 0 0 L 21600 0 21600 21600 0 21600 0 0 Z N"/>
            </draw:custom-shape>
            <draw:custom-shape draw:style-name="gr23" draw:text-style-name="P19" draw:layer="layout" svg:width="3cm" svg:height="0.2cm" draw:transform="rotate (1.5707963267949) translate (0.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9" draw:layer="layout" svg:width="3cm" svg:height="0.2cm" svg:x="0.974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0" draw:layer="layout" svg:width="3cm" svg:height="0.2cm" draw:transform="rotate (-1.5707963267949) translate (3.97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0" draw:layer="layout" svg:width="3cm" svg:height="0.2cm" draw:transform="rotate (-3.14159265358979) translate (3.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30" draw:text-style-name="P24" draw:layer="layout" svg:width="5.8cm" svg:height="1.199cm" svg:x="21.574cm" svg:y="2.3cm">
            <text:p/>
            <draw:enhanced-geometry svg:viewBox="0 0 21600 21600" draw:type="rectangle" draw:enhanced-path="M 0 0 L 21600 0 21600 21600 0 21600 0 0 Z N"/>
          </draw:custom-shape>
          <draw:g>
            <draw:custom-shape draw:style-name="gr31" draw:text-style-name="P17" draw:layer="layout" svg:width="0.4cm" svg:height="1cm" svg:x="21.774cm" svg:y="2.3cm">
              <text:p/>
              <draw:enhanced-geometry svg:viewBox="0 0 21600 21600" draw:type="rectangle" draw:enhanced-path="M 0 0 L 21600 0 21600 21600 0 21600 0 0 Z N"/>
            </draw:custom-shape>
            <draw:custom-shape draw:style-name="gr32" draw:text-style-name="P25" draw:layer="layout" svg:width="0.2cm" svg:height="0.2cm" svg:x="21.8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174cm" svg:y="2.3cm">
              <text:p/>
              <draw:enhanced-geometry svg:viewBox="0 0 21600 21600" draw:type="rectangle" draw:enhanced-path="M 0 0 L 21600 0 21600 21600 0 21600 0 0 Z N"/>
            </draw:custom-shape>
            <draw:custom-shape draw:style-name="gr32" draw:text-style-name="P25" draw:layer="layout" svg:width="0.2cm" svg:height="0.2cm" svg:x="22.2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574cm" svg:y="2.3cm">
              <text:p/>
              <draw:enhanced-geometry svg:viewBox="0 0 21600 21600" draw:type="rectangle" draw:enhanced-path="M 0 0 L 21600 0 21600 21600 0 21600 0 0 Z N"/>
            </draw:custom-shape>
            <draw:custom-shape draw:style-name="gr32" draw:text-style-name="P25" draw:layer="layout" svg:width="0.2cm" svg:height="0.2cm" svg:x="22.6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974cm" svg:y="2.3cm">
              <text:p/>
              <draw:enhanced-geometry svg:viewBox="0 0 21600 21600" draw:type="rectangle" draw:enhanced-path="M 0 0 L 21600 0 21600 21600 0 21600 0 0 Z N"/>
            </draw:custom-shape>
            <draw:custom-shape draw:style-name="gr32" draw:text-style-name="P25" draw:layer="layout" svg:width="0.2cm" svg:height="0.2cm" svg:x="23.0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374cm" svg:y="2.3cm">
              <text:p/>
              <draw:enhanced-geometry svg:viewBox="0 0 21600 21600" draw:type="rectangle" draw:enhanced-path="M 0 0 L 21600 0 21600 21600 0 21600 0 0 Z N"/>
            </draw:custom-shape>
            <draw:custom-shape draw:style-name="gr32" draw:text-style-name="P25" draw:layer="layout" svg:width="0.2cm" svg:height="0.2cm" svg:x="23.4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774cm" svg:y="2.3cm">
              <text:p/>
              <draw:enhanced-geometry svg:viewBox="0 0 21600 21600" draw:type="rectangle" draw:enhanced-path="M 0 0 L 21600 0 21600 21600 0 21600 0 0 Z N"/>
            </draw:custom-shape>
            <draw:custom-shape draw:style-name="gr32" draw:text-style-name="P25" draw:layer="layout" svg:width="0.2cm" svg:height="0.2cm" svg:x="23.8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4.174cm" svg:y="2.3cm">
              <text:p/>
              <draw:enhanced-geometry svg:viewBox="0 0 21600 21600" draw:type="rectangle" draw:enhanced-path="M 0 0 L 21600 0 21600 21600 0 21600 0 0 Z N"/>
            </draw:custom-shape>
            <draw:custom-shape draw:style-name="gr32" draw:text-style-name="P25" draw:layer="layout" svg:width="0.2cm" svg:height="0.2cm" svg:x="24.27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26" draw:layer="layout" svg:width="0.2cm" svg:height="0.2cm" svg:x="27.0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cm" svg:height="0.2cm" svg:x="26.7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2cm" svg:height="0.2cm" svg:x="26.1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2cm" svg:height="0.2cm" svg:x="26.474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3" draw:layer="layout" svg:width="2cm" svg:height="1.199cm" svg:x="24.374cm" svg:y="2.3cm">
            <draw:text-box>
              <text:p text:style-name="P5"><text:span text:style-name="T6">S</text:span><text:span text:style-name="T6">e</text:span><text:span text:style-name="T6">c</text:span><text:span text:style-name="T6">ur</text:span><text:span text:style-name="T6">e </text:span><text:span text:style-name="T6">s</text:span><text:span text:style-name="T6">er</text:span><text:span text:style-name="T6">v</text:span><text:span text:style-name="T6">er</text:span><text:span text:style-name="T6">s</text:span></text:p>
            </draw:text-box>
          </draw:frame>
        </draw:g>
        <draw:g>
          <draw:g>
            <draw:custom-shape draw:style-name="gr42" draw:text-style-name="P28" draw:layer="layout" svg:width="2.552cm" svg:height="1.147cm" svg:x="23.3cm" svg:y="5.797cm">
              <text:p/>
              <draw:enhanced-geometry svg:viewBox="0 0 21600 21600" draw:mirror-horizontal="false" draw:mirror-vertical="false" draw:type="rectangle" draw:enhanced-path="M 0 0 L 21600 0 21600 21600 0 21600 0 0 Z N"/>
            </draw:custom-shape>
            <draw:custom-shape draw:style-name="gr43" draw:text-style-name="P29" draw:layer="layout" svg:width="2.452cm" svg:height="1.055cm" svg:x="23.35cm" svg:y="5.843cm">
              <text:p/>
              <draw:enhanced-geometry svg:viewBox="0 0 21600 21600" draw:mirror-horizontal="false" draw:mirror-vertical="false" draw:type="rectangle" draw:enhanced-path="M 0 0 L 21600 0 21600 21600 0 21600 0 0 Z N"/>
            </draw:custom-shape>
            <draw:custom-shape draw:style-name="gr44" draw:text-style-name="P28" draw:layer="layout" svg:width="0.376cm" svg:height="0.413cm" svg:x="24.401cm" svg:y="6.944cm">
              <text:p/>
              <draw:enhanced-geometry svg:viewBox="0 0 21600 21600" draw:type="rectangle" draw:enhanced-path="M 0 0 L 21600 0 21600 21600 0 21600 0 0 Z N"/>
            </draw:custom-shape>
          </draw:g>
          <draw:custom-shape draw:style-name="gr45" draw:text-style-name="P24" draw:layer="layout" svg:width="2.458cm" svg:height="0.85cm" svg:x="23.442cm" svg:y="7.173cm">
            <text:p/>
            <draw:enhanced-geometry svg:viewBox="0 0 21600 21600" draw:type="rectangle" draw:enhanced-path="M 0 0 L 21600 0 21600 21600 0 21600 0 0 Z N"/>
          </draw:custom-shape>
          <draw:custom-shape draw:style-name="gr46" draw:text-style-name="P17" draw:layer="layout" svg:width="0.283cm" svg:height="0.708cm" draw:transform="rotate (1.5707963267949) translate (23.584cm 7.64cm)">
            <text:p/>
            <draw:enhanced-geometry svg:viewBox="0 0 21600 21600" draw:type="rectangle" draw:enhanced-path="M 0 0 L 21600 0 21600 21600 0 21600 0 0 Z N"/>
          </draw:custom-shape>
          <draw:custom-shape draw:style-name="gr32" draw:text-style-name="P25" draw:layer="layout" svg:width="0.142cm" svg:height="0.142cm" svg:x="25.616cm" svg:y="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23" draw:layer="layout" svg:width="1.4cm" svg:height="0.785cm" svg:x="24.3cm" svg:y="7.315cm">
            <draw:text-box>
              <text:p text:style-name="P5"><text:span text:style-name="T6">P</text:span><text:span text:style-name="T6">C</text:span></text:p>
            </draw:text-box>
          </draw:frame>
          <draw:line draw:style-name="gr48" draw:text-style-name="P17" draw:layer="layout" svg:x1="25.64cm" svg:y1="7.57cm" svg:x2="25.782cm" svg:y2="7.57cm">
            <text:p/>
          </draw:line>
          <draw:line draw:style-name="gr48" draw:text-style-name="P17" draw:layer="layout" svg:x1="25.64cm" svg:y1="7.64cm" svg:x2="25.782cm" svg:y2="7.64cm">
            <text:p/>
          </draw:line>
          <draw:line draw:style-name="gr48" draw:text-style-name="P17" draw:layer="layout" svg:x1="25.64cm" svg:y1="7.711cm" svg:x2="25.782cm" svg:y2="7.711cm">
            <text:p/>
          </draw:line>
          <draw:line draw:style-name="gr48" draw:text-style-name="P17" draw:layer="layout" svg:x1="25.64cm" svg:y1="7.782cm" svg:x2="25.782cm" svg:y2="7.782cm">
            <text:p/>
          </draw:line>
          <draw:line draw:style-name="gr48" draw:text-style-name="P17" draw:layer="layout" svg:x1="25.64cm" svg:y1="7.853cm" svg:x2="25.782cm" svg:y2="7.853cm">
            <text:p/>
          </draw:line>
        </draw:g>
        <draw:custom-shape draw:style-name="gr50" draw:text-style-name="P17" draw:layer="layout" svg:width="2cm" svg:height="2.626cm" draw:transform="rotate (1.5707963267949) translate (21.574cm 5.6cm)">
          <text:p/>
          <draw:enhanced-geometry svg:viewBox="0 0 841 854" draw:mirror-horizontal="false" draw:mirror-vertical="false" draw:type="non-primitive" draw:enhanced-path="M 517 247 L 517 415 264 415 264 0 0 0 0 680 517 680 517 854 841 547 517 247 Z N"/>
        </draw:custom-shape>
        <draw:custom-shape draw:style-name="gr51" draw:text-style-name="P17" draw:layer="layout" svg:width="1.2cm" svg:height="1.8cm" svg:x="26cm" svg:y="3.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9" draw:text-style-name="P6" draw:layer="layout" svg:width="1.8cm" svg:height="0.645cm" svg:x="21.8cm" svg:y="4.955cm">
          <draw:text-box>
            <text:p text:style-name="P5"><text:span text:style-name="T8">R</text:span><text:span text:style-name="T8">el</text:span><text:span text:style-name="T8">ay</text:span></text:p>
          </draw:text-box>
        </draw:frame>
        <draw:g>
          <draw:custom-shape draw:style-name="gr37" draw:text-style-name="P17" draw:layer="layout" svg:width="15.7cm" svg:height="0.871cm" svg:x="5cm" svg:y="2.4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4cm" svg:height="0.77cm" svg:x="5cm" svg:y="2.501cm">
            <draw:text-box>
              <text:p text:style-name="P5"><text:span text:style-name="T7">P</text:span><text:span text:style-name="T7">u</text:span><text:span text:style-name="T7">bl</text:span><text:span text:style-name="T7">ic </text:span><text:span text:style-name="T7">d</text:span><text:span text:style-name="T7">e</text:span><text:span text:style-name="T7">vi</text:span><text:span text:style-name="T7">c</text:span><text:span text:style-name="T7">e </text:span><text:span text:style-name="T7">I</text:span><text:span text:style-name="T7">D </text:span><text:span text:style-name="T7">a</text:span><text:span text:style-name="T7">n</text:span><text:span text:style-name="T7">d </text:span><text:span text:style-name="T7">e</text:span><text:span text:style-name="T7">n</text:span><text:span text:style-name="T7">cr</text:span><text:span text:style-name="T7">y</text:span><text:span text:style-name="T7">pt</text:span><text:span text:style-name="T7">e</text:span><text:span text:style-name="T7">d </text:span><text:span text:style-name="T7">c</text:span><text:span text:style-name="T7">h</text:span><text:span text:style-name="T7">al</text:span><text:span text:style-name="T7">le</text:span><text:span text:style-name="T7">n</text:span><text:span text:style-name="T7">g</text:span><text:span text:style-name="T7">e </text:span><text:span text:style-name="T7">c</text:span><text:span text:style-name="T7">o</text:span><text:span text:style-name="T7">d</text:span><text:span text:style-name="T7">e</text:span></text:p>
            </draw:text-box>
          </draw:frame>
        </draw:g>
        <draw:g>
          <draw:custom-shape draw:style-name="gr39" draw:text-style-name="P17" draw:layer="layout" svg:width="15.8cm" svg:height="0.87cm" svg:x="5cm" svg:y="3.271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8cm" svg:height="0.77cm" svg:x="6.998cm" svg:y="3.371cm">
            <draw:text-box>
              <text:p text:style-name="P5"><text:span text:style-name="T7">C</text:span><text:span text:style-name="T7">h</text:span><text:span text:style-name="T7">al</text:span><text:span text:style-name="T7">le</text:span><text:span text:style-name="T7">n</text:span><text:span text:style-name="T7">g</text:span><text:span text:style-name="T7">e </text:span><text:span text:style-name="T7">re</text:span><text:span text:style-name="T7">s</text:span><text:span text:style-name="T7">p</text:span><text:span text:style-name="T7">o</text:span><text:span text:style-name="T7">n</text:span><text:span text:style-name="T7">s</text:span><text:span text:style-name="T7">e </text:span><text:span text:style-name="T7">a</text:span><text:span text:style-name="T7">n</text:span><text:span text:style-name="T7">d </text:span><text:span text:style-name="T7">ra</text:span><text:span text:style-name="T7">tc</text:span><text:span text:style-name="T7">h</text:span><text:span text:style-name="T7">et </text:span><text:span text:style-name="T7">in</text:span><text:span text:style-name="T7">iti</text:span><text:span text:style-name="T7">at</text:span><text:span text:style-name="T7">io</text:span><text:span text:style-name="T7">n.</text:span></text:p>
            </draw:text-box>
          </draw:frame>
        </draw:g>
        <draw:g>
          <draw:custom-shape draw:style-name="gr37" draw:text-style-name="P17" draw:layer="layout" svg:width="15.7cm" svg:height="0.871cm" svg:x="5cm" svg:y="4.1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4cm" svg:height="0.77cm" svg:x="5cm" svg:y="4.201cm">
            <draw:text-box>
              <text:p text:style-name="P5"><text:span text:style-name="T7">R</text:span><text:span text:style-name="T7">at</text:span><text:span text:style-name="T7">c</text:span><text:span text:style-name="T7">h</text:span><text:span text:style-name="T7">et </text:span><text:span text:style-name="T7">c</text:span><text:span text:style-name="T7">o</text:span><text:span text:style-name="T7">nf</text:span><text:span text:style-name="T7">ir</text:span><text:span text:style-name="T7">m</text:span><text:span text:style-name="T7">at</text:span><text:span text:style-name="T7">io</text:span><text:span text:style-name="T7">n </text:span><text:span text:style-name="T7">a</text:span><text:span text:style-name="T7">n</text:span><text:span text:style-name="T7">d </text:span><text:span text:style-name="T7">d</text:span><text:span text:style-name="T7">e</text:span><text:span text:style-name="T7">vi</text:span><text:span text:style-name="T7">c</text:span><text:span text:style-name="T7">e </text:span><text:span text:style-name="T7">st</text:span><text:span text:style-name="T7">at</text:span><text:span text:style-name="T7">u</text:span><text:span text:style-name="T7">s</text:span></text:p>
            </draw:text-box>
          </draw:frame>
        </draw:g>
        <draw:g>
          <draw:custom-shape draw:style-name="gr54" draw:text-style-name="P30" draw:layer="layout" svg:width="15.7cm" svg:height="1.5cm" svg:x="5cm" svg:y="6.4cm">
            <text:p/>
            <draw:enhanced-geometry svg:viewBox="0 0 21600 21600" draw:text-areas="?f5 ?f1 ?f6 ?f3" draw:type="left-right-arrow" draw:modifiers="5355.63339914655 3467.8899082568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5" draw:text-style-name="P6" draw:layer="layout" svg:width="11.2cm" svg:height="0.725cm" svg:x="7.2cm" svg:y="6.801cm">
            <draw:text-box>
              <text:p text:style-name="P5"><text:span text:style-name="T7">U</text:span><text:span text:style-name="T7">n</text:span><text:span text:style-name="T7">e</text:span><text:span text:style-name="T7">n</text:span><text:span text:style-name="T7">cr</text:span><text:span text:style-name="T7">y</text:span><text:span text:style-name="T7">pt</text:span><text:span text:style-name="T7">e</text:span><text:span text:style-name="T7">d </text:span><text:span text:style-name="T7">di</text:span><text:span text:style-name="T7">re</text:span><text:span text:style-name="T7">ct </text:span><text:span text:style-name="T7">c</text:span><text:span text:style-name="T7">o</text:span><text:span text:style-name="T7">nt</text:span><text:span text:style-name="T7">ro</text:span><text:span text:style-name="T7">l </text:span><text:span text:style-name="T7">b</text:span><text:span text:style-name="T7">y </text:span><text:span text:style-name="T7">d</text:span><text:span text:style-name="T7">e</text:span><text:span text:style-name="T7">v</text:span><text:span text:style-name="T7">el</text:span><text:span text:style-name="T7">o</text:span><text:span text:style-name="T7">p</text:span><text:span text:style-name="T7">er</text:span></text:p>
            </draw:text-box>
          </draw:frame>
        </draw:g>
        <draw:g>
          <draw:custom-shape draw:style-name="gr39" draw:text-style-name="P17" draw:layer="layout" svg:width="15.8cm" svg:height="0.87cm" svg:x="5.001cm" svg:y="4.972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8cm" svg:height="0.77cm" svg:x="6.999cm" svg:y="5.072cm">
            <draw:text-box>
              <text:p text:style-name="P5"><text:span text:style-name="T7">C</text:span><text:span text:style-name="T7">o</text:span><text:span text:style-name="T7">m</text:span><text:span text:style-name="T7">m</text:span><text:span text:style-name="T7">a</text:span><text:span text:style-name="T7">n</text:span><text:span text:style-name="T7">d </text:span><text:span text:style-name="T7">to </text:span><text:span text:style-name="T7">s</text:span><text:span text:style-name="T7">w</text:span><text:span text:style-name="T7">it</text:span><text:span text:style-name="T7">c</text:span><text:span text:style-name="T7">h </text:span><text:span text:style-name="T7">in</text:span><text:span text:style-name="T7">to </text:span><text:span text:style-name="T7">d</text:span><text:span text:style-name="T7">e</text:span><text:span text:style-name="T7">v</text:span><text:span text:style-name="T7">el</text:span><text:span text:style-name="T7">o</text:span><text:span text:style-name="T7">p</text:span><text:span text:style-name="T7">m</text:span><text:span text:style-name="T7">e</text:span><text:span text:style-name="T7">nt </text:span><text:span text:style-name="T7">m</text:span><text:span text:style-name="T7">o</text:span><text:span text:style-name="T7">d</text:span><text:span text:style-name="T7">e</text:span></text:p>
            </draw:text-box>
          </draw:frame>
        </draw:g>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layer="layout" svg:width="25.199cm" svg:height="1.771cm" svg:x="1.401cm" svg:y="0.4cm" presentation:class="title" presentation:user-transformed="true">
          <draw:text-box>
            <text:p>Software updates</text:p>
          </draw:text-box>
        </draw:frame>
        <draw:frame presentation:style-name="pr4" draw:text-style-name="P32" draw:layer="layout" svg:width="27.2cm" svg:height="10cm" svg:x="0.4cm" svg:y="8.5cm" presentation:class="outline" presentation:user-transformed="true">
          <draw:text-box>
            <text:list text:style-name="L2">
              <text:list-item>
                <text:p><text:span text:style-name="T5">Secure server can limit the people who can decide if a device should be updated.</text:span></text:p>
              </text:list-item>
              <text:list-item>
                <text:p><text:span text:style-name="T5">An image is encrypted with its own image specific key so that no delta attacks can be applied to a single image going to multiple devices.</text:span></text:p>
              </text:list-item>
              <text:list-item>
                <text:p><text:span text:style-name="T5">The image key must be provided in amongst random data to avoid delta attacks utilising the constancy of the encryption key for a given image.</text:span></text:p>
              </text:list-item>
              <text:list-item>
                <text:p><text:span text:style-name="T5">The image itself should start with and include within it fixed chunks of randomly generated data to hinder sequence probability analysis.</text:span></text:p>
              </text:list-item>
              <text:list-item>
                <text:p><text:span text:style-name="T5">A whitening function with per image configuration, should be applied to the actual image data so that common / likely patterns are removed (e.g. blocks of zero’s or FF’s).</text:span></text:p>
              </text:list-item>
            </text:list>
          </draw:text-box>
        </draw:frame>
        <draw:g>
          <draw:g>
            <draw:line draw:style-name="gr21" draw:text-style-name="P17" draw:layer="layout" svg:x1="3.574cm" svg:y1="6.2cm" svg:x2="3.574cm" svg:y2="2.4cm">
              <text:p/>
            </draw:line>
            <draw:line draw:style-name="gr21" draw:text-style-name="P17" draw:layer="layout" svg:x1="3.374cm" svg:y1="6.2cm" svg:x2="3.374cm" svg:y2="2.4cm">
              <text:p/>
            </draw:line>
            <draw:line draw:style-name="gr21" draw:text-style-name="P17" draw:layer="layout" svg:x1="3.174cm" svg:y1="6.2cm" svg:x2="3.174cm" svg:y2="2.4cm">
              <text:p/>
            </draw:line>
            <draw:line draw:style-name="gr21" draw:text-style-name="P17" draw:layer="layout" svg:x1="2.974cm" svg:y1="6.2cm" svg:x2="2.974cm" svg:y2="2.4cm">
              <text:p/>
            </draw:line>
            <draw:line draw:style-name="gr21" draw:text-style-name="P17" draw:layer="layout" svg:x1="2.774cm" svg:y1="6.2cm" svg:x2="2.774cm" svg:y2="2.4cm">
              <text:p/>
            </draw:line>
            <draw:line draw:style-name="gr21" draw:text-style-name="P17" draw:layer="layout" svg:x1="2.574cm" svg:y1="6.2cm" svg:x2="2.574cm" svg:y2="2.4cm">
              <text:p/>
            </draw:line>
            <draw:line draw:style-name="gr21" draw:text-style-name="P17" draw:layer="layout" svg:x1="2.374cm" svg:y1="6.2cm" svg:x2="2.374cm" svg:y2="2.4cm">
              <text:p/>
            </draw:line>
            <draw:line draw:style-name="gr21" draw:text-style-name="P17" draw:layer="layout" svg:x1="2.174cm" svg:y1="6.2cm" svg:x2="2.174cm" svg:y2="2.4cm">
              <text:p/>
            </draw:line>
            <draw:line draw:style-name="gr21" draw:text-style-name="P17" draw:layer="layout" svg:x1="1.974cm" svg:y1="6.2cm" svg:x2="1.974cm" svg:y2="2.4cm">
              <text:p/>
            </draw:line>
            <draw:line draw:style-name="gr21" draw:text-style-name="P17" draw:layer="layout" svg:x1="1.774cm" svg:y1="6.2cm" svg:x2="1.774cm" svg:y2="2.4cm">
              <text:p/>
            </draw:line>
            <draw:line draw:style-name="gr21" draw:text-style-name="P17" draw:layer="layout" svg:x1="1.574cm" svg:y1="6.2cm" svg:x2="1.574cm" svg:y2="2.4cm">
              <text:p/>
            </draw:line>
            <draw:line draw:style-name="gr21" draw:text-style-name="P17" draw:layer="layout" svg:x1="1.374cm" svg:y1="6.2cm" svg:x2="1.374cm" svg:y2="2.4cm">
              <text:p/>
            </draw:line>
          </draw:g>
          <draw:g>
            <draw:line draw:style-name="gr21" draw:text-style-name="P17" draw:layer="layout" svg:x1="4.374cm" svg:y1="3.2cm" svg:x2="0.574cm" svg:y2="3.2cm">
              <text:p/>
            </draw:line>
            <draw:line draw:style-name="gr21" draw:text-style-name="P17" draw:layer="layout" svg:x1="4.374cm" svg:y1="3.4cm" svg:x2="0.574cm" svg:y2="3.4cm">
              <text:p/>
            </draw:line>
            <draw:line draw:style-name="gr21" draw:text-style-name="P17" draw:layer="layout" svg:x1="4.374cm" svg:y1="3.6cm" svg:x2="0.574cm" svg:y2="3.6cm">
              <text:p/>
            </draw:line>
            <draw:line draw:style-name="gr21" draw:text-style-name="P17" draw:layer="layout" svg:x1="4.374cm" svg:y1="3.8cm" svg:x2="0.574cm" svg:y2="3.8cm">
              <text:p/>
            </draw:line>
            <draw:line draw:style-name="gr21" draw:text-style-name="P17" draw:layer="layout" svg:x1="4.374cm" svg:y1="4cm" svg:x2="0.574cm" svg:y2="4cm">
              <text:p/>
            </draw:line>
            <draw:line draw:style-name="gr21" draw:text-style-name="P17" draw:layer="layout" svg:x1="4.374cm" svg:y1="4.2cm" svg:x2="0.574cm" svg:y2="4.2cm">
              <text:p/>
            </draw:line>
            <draw:line draw:style-name="gr21" draw:text-style-name="P17" draw:layer="layout" svg:x1="4.374cm" svg:y1="4.4cm" svg:x2="0.574cm" svg:y2="4.4cm">
              <text:p/>
            </draw:line>
            <draw:line draw:style-name="gr21" draw:text-style-name="P17" draw:layer="layout" svg:x1="4.374cm" svg:y1="4.6cm" svg:x2="0.574cm" svg:y2="4.6cm">
              <text:p/>
            </draw:line>
            <draw:line draw:style-name="gr21" draw:text-style-name="P17" draw:layer="layout" svg:x1="4.374cm" svg:y1="4.8cm" svg:x2="0.574cm" svg:y2="4.8cm">
              <text:p/>
            </draw:line>
            <draw:line draw:style-name="gr21" draw:text-style-name="P17" draw:layer="layout" svg:x1="4.374cm" svg:y1="5cm" svg:x2="0.574cm" svg:y2="5cm">
              <text:p/>
            </draw:line>
            <draw:line draw:style-name="gr21" draw:text-style-name="P17" draw:layer="layout" svg:x1="4.374cm" svg:y1="5.2cm" svg:x2="0.574cm" svg:y2="5.2cm">
              <text:p/>
            </draw:line>
            <draw:line draw:style-name="gr21" draw:text-style-name="P17" draw:layer="layout" svg:x1="4.374cm" svg:y1="5.4cm" svg:x2="0.574cm" svg:y2="5.4cm">
              <text:p/>
            </draw:line>
          </draw:g>
          <draw:g>
            <draw:custom-shape draw:style-name="gr22" draw:text-style-name="P18" draw:layer="layout" svg:width="3cm" svg:height="3cm" svg:x="0.974cm" svg:y="2.8cm">
              <text:p/>
              <draw:enhanced-geometry svg:viewBox="0 0 21600 21600" draw:type="rectangle" draw:enhanced-path="M 0 0 L 21600 0 21600 21600 0 21600 0 0 Z N"/>
            </draw:custom-shape>
            <draw:custom-shape draw:style-name="gr23" draw:text-style-name="P19" draw:layer="layout" svg:width="3cm" svg:height="0.2cm" draw:transform="rotate (1.5707963267949) translate (0.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 draw:text-style-name="P19" draw:layer="layout" svg:width="3cm" svg:height="0.2cm" svg:x="0.974cm" svg:y="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0" draw:layer="layout" svg:width="3cm" svg:height="0.2cm" draw:transform="rotate (-1.5707963267949) translate (3.974cm 2.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4" draw:text-style-name="P20" draw:layer="layout" svg:width="3cm" svg:height="0.2cm" draw:transform="rotate (-3.14159265358979) translate (3.974cm 5.8cm)">
              <text:p/>
              <draw:enhanced-geometry svg:viewBox="0 0 21600 21600" draw:mirror-horizontal="false" draw:mirror-vertical="false" draw:glue-points="?f6 10800 10800 21600 ?f5 10800 10800 0" draw:text-areas="?f3 ?f3 ?f4 ?f4" draw:type="trapezoid" draw:modifiers="1272.402713316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custom-shape draw:style-name="gr30" draw:text-style-name="P24" draw:layer="layout" svg:width="5.8cm" svg:height="1.199cm" svg:x="21.574cm" svg:y="2.4cm">
            <text:p/>
            <draw:enhanced-geometry svg:viewBox="0 0 21600 21600" draw:type="rectangle" draw:enhanced-path="M 0 0 L 21600 0 21600 21600 0 21600 0 0 Z N"/>
          </draw:custom-shape>
          <draw:g>
            <draw:custom-shape draw:style-name="gr31" draw:text-style-name="P17" draw:layer="layout" svg:width="0.4cm" svg:height="1cm" svg:x="21.774cm" svg:y="2.4cm">
              <text:p/>
              <draw:enhanced-geometry svg:viewBox="0 0 21600 21600" draw:type="rectangle" draw:enhanced-path="M 0 0 L 21600 0 21600 21600 0 21600 0 0 Z N"/>
            </draw:custom-shape>
            <draw:custom-shape draw:style-name="gr32" draw:text-style-name="P25" draw:layer="layout" svg:width="0.2cm" svg:height="0.2cm" svg:x="21.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174cm" svg:y="2.4cm">
              <text:p/>
              <draw:enhanced-geometry svg:viewBox="0 0 21600 21600" draw:type="rectangle" draw:enhanced-path="M 0 0 L 21600 0 21600 21600 0 21600 0 0 Z N"/>
            </draw:custom-shape>
            <draw:custom-shape draw:style-name="gr32" draw:text-style-name="P25" draw:layer="layout" svg:width="0.2cm" svg:height="0.2cm" svg:x="22.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574cm" svg:y="2.4cm">
              <text:p/>
              <draw:enhanced-geometry svg:viewBox="0 0 21600 21600" draw:type="rectangle" draw:enhanced-path="M 0 0 L 21600 0 21600 21600 0 21600 0 0 Z N"/>
            </draw:custom-shape>
            <draw:custom-shape draw:style-name="gr32" draw:text-style-name="P25" draw:layer="layout" svg:width="0.2cm" svg:height="0.2cm" svg:x="22.6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2.974cm" svg:y="2.4cm">
              <text:p/>
              <draw:enhanced-geometry svg:viewBox="0 0 21600 21600" draw:type="rectangle" draw:enhanced-path="M 0 0 L 21600 0 21600 21600 0 21600 0 0 Z N"/>
            </draw:custom-shape>
            <draw:custom-shape draw:style-name="gr32" draw:text-style-name="P25" draw:layer="layout" svg:width="0.2cm" svg:height="0.2cm" svg:x="23.0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374cm" svg:y="2.4cm">
              <text:p/>
              <draw:enhanced-geometry svg:viewBox="0 0 21600 21600" draw:type="rectangle" draw:enhanced-path="M 0 0 L 21600 0 21600 21600 0 21600 0 0 Z N"/>
            </draw:custom-shape>
            <draw:custom-shape draw:style-name="gr32" draw:text-style-name="P25" draw:layer="layout" svg:width="0.2cm" svg:height="0.2cm" svg:x="23.4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3.774cm" svg:y="2.4cm">
              <text:p/>
              <draw:enhanced-geometry svg:viewBox="0 0 21600 21600" draw:type="rectangle" draw:enhanced-path="M 0 0 L 21600 0 21600 21600 0 21600 0 0 Z N"/>
            </draw:custom-shape>
            <draw:custom-shape draw:style-name="gr32" draw:text-style-name="P25" draw:layer="layout" svg:width="0.2cm" svg:height="0.2cm" svg:x="23.8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1" draw:text-style-name="P17" draw:layer="layout" svg:width="0.4cm" svg:height="1cm" svg:x="24.174cm" svg:y="2.4cm">
              <text:p/>
              <draw:enhanced-geometry svg:viewBox="0 0 21600 21600" draw:type="rectangle" draw:enhanced-path="M 0 0 L 21600 0 21600 21600 0 21600 0 0 Z N"/>
            </draw:custom-shape>
            <draw:custom-shape draw:style-name="gr32" draw:text-style-name="P25" draw:layer="layout" svg:width="0.2cm" svg:height="0.2cm" svg:x="24.274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 draw:text-style-name="P26" draw:layer="layout" svg:width="0.2cm" svg:height="0.2cm" svg:x="27.0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5" draw:layer="layout" svg:width="0.2cm" svg:height="0.2cm" svg:x="26.7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2cm" svg:height="0.2cm" svg:x="26.1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7" draw:layer="layout" svg:width="0.2cm" svg:height="0.2cm" svg:x="26.474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23" draw:layer="layout" svg:width="2cm" svg:height="1.199cm" svg:x="24.374cm" svg:y="2.4cm">
            <draw:text-box>
              <text:p text:style-name="P5"><text:span text:style-name="T6">S</text:span><text:span text:style-name="T6">e</text:span><text:span text:style-name="T6">c</text:span><text:span text:style-name="T6">ur</text:span><text:span text:style-name="T6">e </text:span><text:span text:style-name="T6">s</text:span><text:span text:style-name="T6">er</text:span><text:span text:style-name="T6">v</text:span><text:span text:style-name="T6">er</text:span><text:span text:style-name="T6">s</text:span></text:p>
            </draw:text-box>
          </draw:frame>
        </draw:g>
        <draw:g>
          <draw:custom-shape draw:style-name="gr40" draw:text-style-name="P28" draw:layer="layout" svg:width="1cm" svg:height="2cm" svg:x="22.4cm" svg:y="6.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9" draw:layer="layout" svg:width="0.8cm" svg:height="1.75cm" svg:x="22.5cm" svg:y="6.2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42" draw:text-style-name="P28" draw:layer="layout" svg:width="2.552cm" svg:height="1.147cm" svg:x="25cm" svg:y="6.097cm">
              <text:p/>
              <draw:enhanced-geometry svg:viewBox="0 0 21600 21600" draw:mirror-horizontal="false" draw:mirror-vertical="false" draw:type="rectangle" draw:enhanced-path="M 0 0 L 21600 0 21600 21600 0 21600 0 0 Z N"/>
            </draw:custom-shape>
            <draw:custom-shape draw:style-name="gr43" draw:text-style-name="P29" draw:layer="layout" svg:width="2.452cm" svg:height="1.055cm" svg:x="25.05cm" svg:y="6.143cm">
              <text:p/>
              <draw:enhanced-geometry svg:viewBox="0 0 21600 21600" draw:mirror-horizontal="false" draw:mirror-vertical="false" draw:type="rectangle" draw:enhanced-path="M 0 0 L 21600 0 21600 21600 0 21600 0 0 Z N"/>
            </draw:custom-shape>
            <draw:custom-shape draw:style-name="gr44" draw:text-style-name="P28" draw:layer="layout" svg:width="0.376cm" svg:height="0.413cm" svg:x="26.101cm" svg:y="7.244cm">
              <text:p/>
              <draw:enhanced-geometry svg:viewBox="0 0 21600 21600" draw:type="rectangle" draw:enhanced-path="M 0 0 L 21600 0 21600 21600 0 21600 0 0 Z N"/>
            </draw:custom-shape>
          </draw:g>
          <draw:custom-shape draw:style-name="gr45" draw:text-style-name="P24" draw:layer="layout" svg:width="2.458cm" svg:height="0.85cm" svg:x="25.142cm" svg:y="7.473cm">
            <text:p/>
            <draw:enhanced-geometry svg:viewBox="0 0 21600 21600" draw:type="rectangle" draw:enhanced-path="M 0 0 L 21600 0 21600 21600 0 21600 0 0 Z N"/>
          </draw:custom-shape>
          <draw:custom-shape draw:style-name="gr46" draw:text-style-name="P17" draw:layer="layout" svg:width="0.283cm" svg:height="0.708cm" draw:transform="rotate (1.5707963267949) translate (25.284cm 7.94cm)">
            <text:p/>
            <draw:enhanced-geometry svg:viewBox="0 0 21600 21600" draw:type="rectangle" draw:enhanced-path="M 0 0 L 21600 0 21600 21600 0 21600 0 0 Z N"/>
          </draw:custom-shape>
          <draw:custom-shape draw:style-name="gr32" draw:text-style-name="P25" draw:layer="layout" svg:width="0.142cm" svg:height="0.142cm" svg:x="27.316cm" svg:y="7.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23" draw:layer="layout" svg:width="1.4cm" svg:height="0.785cm" svg:x="26cm" svg:y="7.615cm">
            <draw:text-box>
              <text:p text:style-name="P5"><text:span text:style-name="T6">P</text:span><text:span text:style-name="T6">C</text:span></text:p>
            </draw:text-box>
          </draw:frame>
          <draw:line draw:style-name="gr48" draw:text-style-name="P17" draw:layer="layout" svg:x1="27.34cm" svg:y1="7.87cm" svg:x2="27.482cm" svg:y2="7.87cm">
            <text:p/>
          </draw:line>
          <draw:line draw:style-name="gr48" draw:text-style-name="P17" draw:layer="layout" svg:x1="27.34cm" svg:y1="7.94cm" svg:x2="27.482cm" svg:y2="7.94cm">
            <text:p/>
          </draw:line>
          <draw:line draw:style-name="gr48" draw:text-style-name="P17" draw:layer="layout" svg:x1="27.34cm" svg:y1="8.011cm" svg:x2="27.482cm" svg:y2="8.011cm">
            <text:p/>
          </draw:line>
          <draw:line draw:style-name="gr48" draw:text-style-name="P17" draw:layer="layout" svg:x1="27.34cm" svg:y1="8.082cm" svg:x2="27.482cm" svg:y2="8.082cm">
            <text:p/>
          </draw:line>
          <draw:line draw:style-name="gr48" draw:text-style-name="P17" draw:layer="layout" svg:x1="27.34cm" svg:y1="8.153cm" svg:x2="27.482cm" svg:y2="8.153cm">
            <text:p/>
          </draw:line>
        </draw:g>
        <draw:frame draw:style-name="gr49" draw:text-style-name="P6" draw:layer="layout" svg:width="1.2cm" svg:height="0.645cm" svg:x="23.6cm" svg:y="6.8cm">
          <draw:text-box>
            <text:p text:style-name="P5"><text:span text:style-name="T8">O</text:span><text:span text:style-name="T8">R</text:span></text:p>
          </draw:text-box>
        </draw:frame>
        <draw:g>
          <draw:custom-shape draw:style-name="gr50" draw:text-style-name="P17" draw:layer="layout" svg:width="2cm" svg:height="2.626cm" draw:transform="rotate (1.5707963267949) translate (21.574cm 5.7cm)">
            <text:p/>
            <draw:enhanced-geometry svg:viewBox="0 0 841 854" draw:mirror-horizontal="false" draw:mirror-vertical="false" draw:type="non-primitive" draw:enhanced-path="M 517 247 L 517 415 264 415 264 0 0 0 0 680 517 680 517 854 841 547 517 247 Z N"/>
          </draw:custom-shape>
          <draw:custom-shape draw:style-name="gr51" draw:text-style-name="P17" draw:layer="layout" svg:width="1.2cm" svg:height="1.8cm" svg:x="26cm" svg:y="3.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9" draw:text-style-name="P6" draw:layer="layout" svg:width="1.8cm" svg:height="0.645cm" svg:x="21.8cm" svg:y="5.055cm">
            <draw:text-box>
              <text:p text:style-name="P5"><text:span text:style-name="T8">R</text:span><text:span text:style-name="T8">el</text:span><text:span text:style-name="T8">ay</text:span></text:p>
            </draw:text-box>
          </draw:frame>
          <draw:frame draw:style-name="gr52" draw:text-style-name="P6" draw:layer="layout" svg:width="2cm" svg:height="1.045cm" svg:x="24.4cm" svg:y="4.2cm">
            <draw:text-box>
              <text:p text:style-name="P5"><text:span text:style-name="T8">U</text:span><text:span text:style-name="T8">se</text:span><text:span text:style-name="T8">r </text:span><text:span text:style-name="T8">su</text:span><text:span text:style-name="T8">m</text:span><text:span text:style-name="T8">m</text:span><text:span text:style-name="T8">ar</text:span><text:span text:style-name="T8">y</text:span></text:p>
            </draw:text-box>
          </draw:frame>
          <draw:custom-shape draw:style-name="gr53" draw:text-style-name="P17" draw:layer="layout" svg:width="0.497cm" svg:height="6.2cm" draw:transform="rotate (1.5707963267949) translate (21.6cm 6.09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37" draw:text-style-name="P17" draw:layer="layout" svg:width="15.7cm" svg:height="0.871cm" svg:x="5cm" svg:y="2.4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4cm" svg:height="0.77cm" svg:x="5cm" svg:y="2.501cm">
            <draw:text-box>
              <text:p text:style-name="P5"><text:span text:style-name="T7">P</text:span><text:span text:style-name="T7">u</text:span><text:span text:style-name="T7">bl</text:span><text:span text:style-name="T7">ic </text:span><text:span text:style-name="T7">d</text:span><text:span text:style-name="T7">e</text:span><text:span text:style-name="T7">vi</text:span><text:span text:style-name="T7">c</text:span><text:span text:style-name="T7">e </text:span><text:span text:style-name="T7">I</text:span><text:span text:style-name="T7">D </text:span><text:span text:style-name="T7">a</text:span><text:span text:style-name="T7">n</text:span><text:span text:style-name="T7">d </text:span><text:span text:style-name="T7">e</text:span><text:span text:style-name="T7">n</text:span><text:span text:style-name="T7">cr</text:span><text:span text:style-name="T7">y</text:span><text:span text:style-name="T7">pt</text:span><text:span text:style-name="T7">e</text:span><text:span text:style-name="T7">d </text:span><text:span text:style-name="T7">c</text:span><text:span text:style-name="T7">h</text:span><text:span text:style-name="T7">al</text:span><text:span text:style-name="T7">le</text:span><text:span text:style-name="T7">n</text:span><text:span text:style-name="T7">g</text:span><text:span text:style-name="T7">e </text:span><text:span text:style-name="T7">c</text:span><text:span text:style-name="T7">o</text:span><text:span text:style-name="T7">d</text:span><text:span text:style-name="T7">e</text:span></text:p>
            </draw:text-box>
          </draw:frame>
        </draw:g>
        <draw:g>
          <draw:custom-shape draw:style-name="gr39" draw:text-style-name="P17" draw:layer="layout" svg:width="15.8cm" svg:height="0.87cm" svg:x="5cm" svg:y="3.271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8cm" svg:height="0.77cm" svg:x="6.998cm" svg:y="3.371cm">
            <draw:text-box>
              <text:p text:style-name="P5"><text:span text:style-name="T7">C</text:span><text:span text:style-name="T7">h</text:span><text:span text:style-name="T7">al</text:span><text:span text:style-name="T7">le</text:span><text:span text:style-name="T7">n</text:span><text:span text:style-name="T7">g</text:span><text:span text:style-name="T7">e </text:span><text:span text:style-name="T7">re</text:span><text:span text:style-name="T7">s</text:span><text:span text:style-name="T7">p</text:span><text:span text:style-name="T7">o</text:span><text:span text:style-name="T7">n</text:span><text:span text:style-name="T7">s</text:span><text:span text:style-name="T7">e </text:span><text:span text:style-name="T7">a</text:span><text:span text:style-name="T7">n</text:span><text:span text:style-name="T7">d </text:span><text:span text:style-name="T7">ra</text:span><text:span text:style-name="T7">tc</text:span><text:span text:style-name="T7">h</text:span><text:span text:style-name="T7">et </text:span><text:span text:style-name="T7">in</text:span><text:span text:style-name="T7">iti</text:span><text:span text:style-name="T7">at</text:span><text:span text:style-name="T7">io</text:span><text:span text:style-name="T7">n.</text:span></text:p>
            </draw:text-box>
          </draw:frame>
        </draw:g>
        <draw:g>
          <draw:custom-shape draw:style-name="gr37" draw:text-style-name="P17" draw:layer="layout" svg:width="15.7cm" svg:height="0.871cm" svg:x="5cm" svg:y="4.1cm">
            <text:p/>
            <draw:enhanced-geometry svg:viewBox="0 0 21600 21600" draw:mirror-horizontal="true"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4cm" svg:height="0.77cm" svg:x="5cm" svg:y="4.201cm">
            <draw:text-box>
              <text:p text:style-name="P5"><text:span text:style-name="T7">R</text:span><text:span text:style-name="T7">at</text:span><text:span text:style-name="T7">c</text:span><text:span text:style-name="T7">h</text:span><text:span text:style-name="T7">et </text:span><text:span text:style-name="T7">c</text:span><text:span text:style-name="T7">o</text:span><text:span text:style-name="T7">nf</text:span><text:span text:style-name="T7">ir</text:span><text:span text:style-name="T7">m</text:span><text:span text:style-name="T7">at</text:span><text:span text:style-name="T7">io</text:span><text:span text:style-name="T7">n </text:span><text:span text:style-name="T7">a</text:span><text:span text:style-name="T7">n</text:span><text:span text:style-name="T7">d </text:span><text:span text:style-name="T7">d</text:span><text:span text:style-name="T7">e</text:span><text:span text:style-name="T7">vi</text:span><text:span text:style-name="T7">c</text:span><text:span text:style-name="T7">e </text:span><text:span text:style-name="T7">st</text:span><text:span text:style-name="T7">at</text:span><text:span text:style-name="T7">u</text:span><text:span text:style-name="T7">s</text:span></text:p>
            </draw:text-box>
          </draw:frame>
        </draw:g>
        <draw:g>
          <draw:custom-shape draw:style-name="gr39" draw:text-style-name="P17" draw:layer="layout" svg:width="15.8cm" svg:height="0.87cm" svg:x="5.001cm" svg:y="4.972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 draw:text-style-name="P6" draw:layer="layout" svg:width="13.8cm" svg:height="0.77cm" svg:x="6.999cm" svg:y="5.072cm">
            <draw:text-box>
              <text:p text:style-name="P5"><text:span text:style-name="T7">I</text:span><text:span text:style-name="T7">m</text:span><text:span text:style-name="T7">a</text:span><text:span text:style-name="T7">g</text:span><text:span text:style-name="T7">e </text:span><text:span text:style-name="T7">e</text:span><text:span text:style-name="T7">n</text:span><text:span text:style-name="T7">cr</text:span><text:span text:style-name="T7">y</text:span><text:span text:style-name="T7">pt</text:span><text:span text:style-name="T7">io</text:span><text:span text:style-name="T7">n </text:span><text:span text:style-name="T7">k</text:span><text:span text:style-name="T7">e</text:span><text:span text:style-name="T7">y </text:span><text:span text:style-name="T7">pr</text:span><text:span text:style-name="T7">o</text:span><text:span text:style-name="T7">vi</text:span><text:span text:style-name="T7">d</text:span><text:span text:style-name="T7">e</text:span><text:span text:style-name="T7">d </text:span><text:span text:style-name="T7">w</text:span><text:span text:style-name="T7">it</text:span><text:span text:style-name="T7">h </text:span><text:span text:style-name="T7">d</text:span><text:span text:style-name="T7">ef</text:span><text:span text:style-name="T7">e</text:span><text:span text:style-name="T7">n</text:span><text:span text:style-name="T7">si</text:span><text:span text:style-name="T7">v</text:span><text:span text:style-name="T7">e </text:span><text:span text:style-name="T7">ra</text:span><text:span text:style-name="T7">n</text:span><text:span text:style-name="T7">d</text:span><text:span text:style-name="T7">o</text:span><text:span text:style-name="T7">m </text:span><text:span text:style-name="T7">d</text:span><text:span text:style-name="T7">at</text:span><text:span text:style-name="T7">a.</text:span></text:p>
            </draw:text-box>
          </draw:frame>
        </draw:g>
        <draw:g>
          <draw:custom-shape draw:style-name="gr56" draw:text-style-name="P17" draw:layer="layout" svg:width="15.8cm" svg:height="1.627cm" svg:x="5.002cm" svg:y="5.973cm">
            <text:p/>
            <draw:enhanced-geometry svg:viewBox="0 0 21600 21600" draw:text-areas="?f7 ?f0 21600 ?f2" draw:type="left-arrow" draw:modifiers="5321.73913043478 3822.869628550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7" draw:text-style-name="P6" draw:layer="layout" svg:width="13.8cm" svg:height="1.44cm" svg:x="7cm" svg:y="6.16cm">
            <draw:text-box>
              <text:p text:style-name="P5"><text:span text:style-name="T7">N</text:span><text:span text:style-name="T7">e</text:span><text:span text:style-name="T7">w </text:span><text:span text:style-name="T7">i</text:span><text:span text:style-name="T7">m</text:span><text:span text:style-name="T7">a</text:span><text:span text:style-name="T7">g</text:span><text:span text:style-name="T7">e</text:span><text:span text:style-name="T7">s </text:span><text:span text:style-name="T7">e</text:span><text:span text:style-name="T7">n</text:span><text:span text:style-name="T7">cr</text:span><text:span text:style-name="T7">y</text:span><text:span text:style-name="T7">pt</text:span><text:span text:style-name="T7">e</text:span><text:span text:style-name="T7">d </text:span><text:span text:style-name="T7">w</text:span><text:span text:style-name="T7">it</text:span><text:span text:style-name="T7">h </text:span><text:span text:style-name="T7">th</text:span><text:span text:style-name="T7">ei</text:span><text:span text:style-name="T7">r </text:span><text:span text:style-name="T7">o</text:span><text:span text:style-name="T7">w</text:span><text:span text:style-name="T7">n </text:span><text:span text:style-name="T7">k</text:span><text:span text:style-name="T7">e</text:span><text:span text:style-name="T7">y </text:span><text:span text:style-name="T7">a</text:span><text:span text:style-name="T7">n</text:span><text:span text:style-name="T7">d </text:span><text:span text:style-name="T7">in</text:span><text:span text:style-name="T7">cl</text:span><text:span text:style-name="T7">u</text:span><text:span text:style-name="T7">di</text:span><text:span text:style-name="T7">n</text:span><text:span text:style-name="T7">g </text:span><text:span text:style-name="T7">d</text:span><text:span text:style-name="T7">ef</text:span><text:span text:style-name="T7">e</text:span><text:span text:style-name="T7">n</text:span><text:span text:style-name="T7">si</text:span><text:span text:style-name="T7">v</text:span><text:span text:style-name="T7">e </text:span><text:span text:style-name="T7">m</text:span><text:span text:style-name="T7">a</text:span><text:span text:style-name="T7">s</text:span><text:span text:style-name="T7">ki</text:span><text:span text:style-name="T7">n</text:span><text:span text:style-name="T7">g </text:span><text:span text:style-name="T7">d</text:span><text:span text:style-name="T7">at</text:span><text:span text:style-name="T7">a </text:span><text:span text:style-name="T7">a</text:span><text:span text:style-name="T7">n</text:span><text:span text:style-name="T7">d </text:span><text:span text:style-name="T7">w</text:span><text:span text:style-name="T7">hi</text:span><text:span text:style-name="T7">te</text:span><text:span text:style-name="T7">ni</text:span><text:span text:style-name="T7">n</text:span><text:span text:style-name="T7">g.</text:span></text:p>
            </draw:text-box>
          </draw:frame>
        </draw:g>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layer="layout" svg:width="25.199cm" svg:height="1.771cm" svg:x="1.401cm" svg:y="0.4cm" presentation:class="title">
          <draw:text-box>
            <text:p>Crypto safety</text:p>
          </draw:text-box>
        </draw:frame>
        <draw:frame presentation:style-name="pr4" draw:layer="layout" svg:width="27.2cm" svg:height="16.8cm" svg:x="0.4cm" svg:y="2.6cm" presentation:class="outline" presentation:user-transformed="true">
          <draw:text-box>
            <text:list text:style-name="L2">
              <text:list-item>
                <text:p>The plaintext needs to be significantly different for each encryption key used to minimise the potential for differential analysis.</text:p>
                <text:list>
                  <text:list-item>
                    <text:p>This is why no per device image encryption / signing should be used as the images would be too similar.</text:p>
                  </text:list-item>
                </text:list>
              </text:list-item>
              <text:list-item>
                <text:p>Make your own test equipment and integrate it into the chip manufacturer test system.</text:p>
                <text:list>
                  <text:list-item>
                    <text:p>Include hardware tamper detection to minimise the risk that the equipment itself has been compromised.</text:p>
                  </text:list-item>
                  <text:list-item>
                    <text:p>Require the test equipment to be manually re-approved on every boot before it can operate or communicate with your servers.</text:p>
                  </text:list-item>
                  <text:list-item>
                    <text:p>Keep all images and keys in the test equipment RAM.</text:p>
                  </text:list-item>
                </text:list>
              </text:list-item>
              <text:list-item>
                <text:p>Each time the device completes a challenge / counter-challenge cycle then those keys should be ratcheted to change them.</text:p>
              </text:list-item>
              <text:list-item>
                <text:p>Each image should derive new image signing and encryption keys from the physical and batch master keys.</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15"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6" draw:layer="layout" svg:width="25.199cm" svg:height="1.771cm" svg:x="1.401cm" svg:y="0.4cm" presentation:class="title">
          <draw:text-box>
            <text:p>Firmware image protection</text:p>
          </draw:text-box>
        </draw:frame>
        <draw:frame presentation:style-name="pr4" draw:layer="layout" svg:width="19.4cm" svg:height="17cm" svg:x="0.4cm" svg:y="2.6cm" presentation:class="outline" presentation:user-transformed="true">
          <draw:text-box>
            <text:list text:style-name="L2">
              <text:list-item>
                <text:p>Only applied to released images <text:span text:style-name="T3">(not developer debug data as the intact </text:span><text:span text:style-name="T3">unencrypted binaries was generated and is present on their computers anyway).</text:span></text:p>
              </text:list-item>
              <text:list-item>
                <text:p>Image data is split into chunks of varying length.</text:p>
              </text:list-item>
              <text:list-item>
                <text:p>Chunks are reordered using throw-away cryptographically secure random numbers.</text:p>
              </text:list-item>
              <text:list-item>
                <text:p>Random data chunks are inserted (with one always at the start) to make data analysis harder.</text:p>
              </text:list-item>
              <text:list-item>
                <text:p>All data is whitened using randomly chosen per image settings to avoid predictable statistical correlations in the data.</text:p>
              </text:list-item>
              <text:list-item>
                <text:p>Add a prefix of cryptographically random data.</text:p>
              </text:list-item>
              <text:list-item>
                <text:p>Encrypt with a single use key obtained from a high entropy source and stored securely.</text:p>
              </text:list-item>
            </text:list>
          </draw:text-box>
        </draw:frame>
        <draw:g>
          <draw:custom-shape draw:style-name="gr58" draw:text-style-name="P33" draw:layer="layout" svg:width="4.6cm" svg:height="1cm" svg:x="21.7cm" svg:y="3.3cm">
            <text:p/>
            <draw:enhanced-geometry svg:viewBox="0 0 21600 21600" draw:type="rectangle" draw:enhanced-path="M 0 0 L 21600 0 21600 21600 0 21600 0 0 Z N"/>
          </draw:custom-shape>
          <draw:frame draw:style-name="gr59" draw:text-style-name="P34" draw:layer="layout" svg:width="4.6cm" svg:height="0.725cm" svg:x="21.7cm" svg:y="3.4cm">
            <draw:text-box>
              <text:p text:style-name="P5"><text:span text:style-name="T7">Unecrypted </text:span><text:span text:style-name="T7">image</text:span></text:p>
            </draw:text-box>
          </draw:frame>
        </draw:g>
        <draw:g>
          <draw:g>
            <draw:custom-shape draw:style-name="gr60" draw:text-style-name="P33" draw:layer="layout" svg:width="0.2cm" svg:height="1cm" svg:x="23cm" svg:y="5.4cm">
              <text:p/>
              <draw:enhanced-geometry svg:viewBox="0 0 21600 21600" draw:type="rectangle" draw:enhanced-path="M 0 0 L 21600 0 21600 21600 0 21600 0 0 Z N"/>
            </draw:custom-shape>
            <draw:custom-shape draw:style-name="gr61" draw:text-style-name="P35" draw:layer="layout" svg:width="0.1cm" svg:height="1cm" svg:x="22.9cm" svg:y="5.4cm">
              <text:p/>
              <draw:enhanced-geometry svg:viewBox="0 0 21600 21600" draw:type="rectangle" draw:enhanced-path="M 0 0 L 21600 0 21600 21600 0 21600 0 0 Z N"/>
            </draw:custom-shape>
          </draw:g>
          <draw:g>
            <draw:custom-shape draw:style-name="gr62" draw:text-style-name="P33" draw:layer="layout" svg:width="0.6cm" svg:height="1cm" svg:x="20.8cm" svg:y="5.4cm">
              <text:p/>
              <draw:enhanced-geometry svg:viewBox="0 0 21600 21600" draw:type="rectangle" draw:enhanced-path="M 0 0 L 21600 0 21600 21600 0 21600 0 0 Z N"/>
            </draw:custom-shape>
            <draw:custom-shape draw:style-name="gr61" draw:text-style-name="P35" draw:layer="layout" svg:width="0.1cm" svg:height="1cm" svg:x="20.7cm" svg:y="5.4cm">
              <text:p/>
              <draw:enhanced-geometry svg:viewBox="0 0 21600 21600" draw:type="rectangle" draw:enhanced-path="M 0 0 L 21600 0 21600 21600 0 21600 0 0 Z N"/>
            </draw:custom-shape>
            <draw:frame draw:style-name="gr59" draw:text-style-name="P34" draw:layer="layout" svg:width="0.4cm" svg:height="0.645cm" svg:x="20.9cm" svg:y="5.6cm">
              <draw:text-box>
                <text:p><text:span text:style-name="T8">1</text:span></text:p>
              </draw:text-box>
            </draw:frame>
          </draw:g>
          <draw:g>
            <draw:custom-shape draw:style-name="gr63" draw:text-style-name="P33" draw:layer="layout" svg:width="1cm" svg:height="1cm" svg:x="21.7cm" svg:y="5.4cm">
              <text:p/>
              <draw:enhanced-geometry svg:viewBox="0 0 21600 21600" draw:type="rectangle" draw:enhanced-path="M 0 0 L 21600 0 21600 21600 0 21600 0 0 Z N"/>
            </draw:custom-shape>
            <draw:custom-shape draw:style-name="gr61" draw:text-style-name="P35" draw:layer="layout" svg:width="0.1cm" svg:height="1cm" svg:x="21.6cm" svg:y="5.4cm">
              <text:p/>
              <draw:enhanced-geometry svg:viewBox="0 0 21600 21600" draw:type="rectangle" draw:enhanced-path="M 0 0 L 21600 0 21600 21600 0 21600 0 0 Z N"/>
            </draw:custom-shape>
            <draw:frame draw:style-name="gr59" draw:text-style-name="P34" draw:layer="layout" svg:width="0.4cm" svg:height="0.645cm" svg:x="22cm" svg:y="5.601cm">
              <draw:text-box>
                <text:p><text:span text:style-name="T8">2</text:span></text:p>
              </draw:text-box>
            </draw:frame>
          </draw:g>
          <draw:frame draw:style-name="gr59" draw:text-style-name="P34" draw:layer="layout" svg:width="0.4cm" svg:height="0.645cm" svg:x="22.8cm" svg:y="5.601cm">
            <draw:text-box>
              <text:p><text:span text:style-name="T8">3</text:span></text:p>
            </draw:text-box>
          </draw:frame>
          <draw:g>
            <draw:custom-shape draw:style-name="gr62" draw:text-style-name="P33" draw:layer="layout" svg:width="0.6cm" svg:height="1cm" svg:x="23.5cm" svg:y="5.4cm">
              <text:p/>
              <draw:enhanced-geometry svg:viewBox="0 0 21600 21600" draw:type="rectangle" draw:enhanced-path="M 0 0 L 21600 0 21600 21600 0 21600 0 0 Z N"/>
            </draw:custom-shape>
            <draw:custom-shape draw:style-name="gr61" draw:text-style-name="P35" draw:layer="layout" svg:width="0.1cm" svg:height="1cm" svg:x="23.4cm" svg:y="5.4cm">
              <text:p/>
              <draw:enhanced-geometry svg:viewBox="0 0 21600 21600" draw:type="rectangle" draw:enhanced-path="M 0 0 L 21600 0 21600 21600 0 21600 0 0 Z N"/>
            </draw:custom-shape>
            <draw:frame draw:style-name="gr59" draw:text-style-name="P34" draw:layer="layout" svg:width="0.4cm" svg:height="0.645cm" svg:x="23.6cm" svg:y="5.601cm">
              <draw:text-box>
                <text:p><text:span text:style-name="T8">4</text:span></text:p>
              </draw:text-box>
            </draw:frame>
          </draw:g>
          <draw:g>
            <draw:custom-shape draw:style-name="gr64" draw:text-style-name="P33" draw:layer="layout" svg:width="0.8cm" svg:height="1cm" svg:x="24.4cm" svg:y="5.4cm">
              <text:p/>
              <draw:enhanced-geometry svg:viewBox="0 0 21600 21600" draw:type="rectangle" draw:enhanced-path="M 0 0 L 21600 0 21600 21600 0 21600 0 0 Z N"/>
            </draw:custom-shape>
            <draw:custom-shape draw:style-name="gr61" draw:text-style-name="P35" draw:layer="layout" svg:width="0.1cm" svg:height="1cm" svg:x="24.3cm" svg:y="5.4cm">
              <text:p/>
              <draw:enhanced-geometry svg:viewBox="0 0 21600 21600" draw:type="rectangle" draw:enhanced-path="M 0 0 L 21600 0 21600 21600 0 21600 0 0 Z N"/>
            </draw:custom-shape>
            <draw:frame draw:style-name="gr59" draw:text-style-name="P34" draw:layer="layout" svg:width="0.4cm" svg:height="0.645cm" svg:x="24.6cm" svg:y="5.601cm">
              <draw:text-box>
                <text:p><text:span text:style-name="T8">5</text:span></text:p>
              </draw:text-box>
            </draw:frame>
          </draw:g>
          <draw:g>
            <draw:custom-shape draw:style-name="gr60" draw:text-style-name="P33" draw:layer="layout" svg:width="0.4cm" svg:height="1cm" svg:x="25.5cm" svg:y="5.4cm">
              <text:p/>
              <draw:enhanced-geometry svg:viewBox="0 0 21600 21600" draw:type="rectangle" draw:enhanced-path="M 0 0 L 21600 0 21600 21600 0 21600 0 0 Z N"/>
            </draw:custom-shape>
            <draw:custom-shape draw:style-name="gr61" draw:text-style-name="P35" draw:layer="layout" svg:width="0.1cm" svg:height="1cm" svg:x="25.4cm" svg:y="5.4cm">
              <text:p/>
              <draw:enhanced-geometry svg:viewBox="0 0 21600 21600" draw:type="rectangle" draw:enhanced-path="M 0 0 L 21600 0 21600 21600 0 21600 0 0 Z N"/>
            </draw:custom-shape>
            <draw:frame draw:style-name="gr59" draw:text-style-name="P34" draw:layer="layout" svg:width="0.4cm" svg:height="0.645cm" svg:x="25.5cm" svg:y="5.601cm">
              <draw:text-box>
                <text:p><text:span text:style-name="T8">6</text:span></text:p>
              </draw:text-box>
            </draw:frame>
          </draw:g>
          <draw:g>
            <draw:custom-shape draw:style-name="gr63" draw:text-style-name="P33" draw:layer="layout" svg:width="1cm" svg:height="1cm" svg:x="26.2cm" svg:y="5.4cm">
              <text:p/>
              <draw:enhanced-geometry svg:viewBox="0 0 21600 21600" draw:type="rectangle" draw:enhanced-path="M 0 0 L 21600 0 21600 21600 0 21600 0 0 Z N"/>
            </draw:custom-shape>
            <draw:custom-shape draw:style-name="gr61" draw:text-style-name="P35" draw:layer="layout" svg:width="0.1cm" svg:height="1cm" svg:x="26.1cm" svg:y="5.4cm">
              <text:p/>
              <draw:enhanced-geometry svg:viewBox="0 0 21600 21600" draw:type="rectangle" draw:enhanced-path="M 0 0 L 21600 0 21600 21600 0 21600 0 0 Z N"/>
            </draw:custom-shape>
            <draw:frame draw:style-name="gr59" draw:text-style-name="P34" draw:layer="layout" svg:width="0.4cm" svg:height="0.645cm" svg:x="26.5cm" svg:y="5.601cm">
              <draw:text-box>
                <text:p><text:span text:style-name="T8">7</text:span></text:p>
              </draw:text-box>
            </draw:frame>
          </draw:g>
        </draw:g>
        <draw:g>
          <draw:g>
            <draw:custom-shape draw:style-name="gr64" draw:text-style-name="P33" draw:layer="layout" svg:width="0.8cm" svg:height="1cm" svg:x="21.4cm" svg:y="7.5cm">
              <text:p/>
              <draw:enhanced-geometry svg:viewBox="0 0 21600 21600" draw:type="rectangle" draw:enhanced-path="M 0 0 L 21600 0 21600 21600 0 21600 0 0 Z N"/>
            </draw:custom-shape>
            <draw:custom-shape draw:style-name="gr61" draw:text-style-name="P35" draw:layer="layout" svg:width="0.1cm" svg:height="1cm" svg:x="21.3cm" svg:y="7.5cm">
              <text:p/>
              <draw:enhanced-geometry svg:viewBox="0 0 21600 21600" draw:type="rectangle" draw:enhanced-path="M 0 0 L 21600 0 21600 21600 0 21600 0 0 Z N"/>
            </draw:custom-shape>
            <draw:frame draw:style-name="gr59" draw:text-style-name="P34" draw:layer="layout" svg:width="0.4cm" svg:height="0.645cm" svg:x="21.6cm" svg:y="7.701cm">
              <draw:text-box>
                <text:p><text:span text:style-name="T8">5</text:span></text:p>
              </draw:text-box>
            </draw:frame>
          </draw:g>
          <draw:g>
            <draw:custom-shape draw:style-name="gr60" draw:text-style-name="P33" draw:layer="layout" svg:width="0.2cm" svg:height="1cm" svg:x="22.3cm" svg:y="7.5cm">
              <text:p/>
              <draw:enhanced-geometry svg:viewBox="0 0 21600 21600" draw:type="rectangle" draw:enhanced-path="M 0 0 L 21600 0 21600 21600 0 21600 0 0 Z N"/>
            </draw:custom-shape>
            <draw:custom-shape draw:style-name="gr61" draw:text-style-name="P35" draw:layer="layout" svg:width="0.1cm" svg:height="1cm" svg:x="22.2cm" svg:y="7.5cm">
              <text:p/>
              <draw:enhanced-geometry svg:viewBox="0 0 21600 21600" draw:type="rectangle" draw:enhanced-path="M 0 0 L 21600 0 21600 21600 0 21600 0 0 Z N"/>
            </draw:custom-shape>
          </draw:g>
          <draw:frame draw:style-name="gr59" draw:text-style-name="P34" draw:layer="layout" svg:width="0.4cm" svg:height="0.645cm" svg:x="22.1cm" svg:y="7.701cm">
            <draw:text-box>
              <text:p><text:span text:style-name="T8">3</text:span></text:p>
            </draw:text-box>
          </draw:frame>
          <draw:g>
            <draw:custom-shape draw:style-name="gr63" draw:text-style-name="P33" draw:layer="layout" svg:width="1cm" svg:height="1cm" svg:x="22.6cm" svg:y="7.5cm">
              <text:p/>
              <draw:enhanced-geometry svg:viewBox="0 0 21600 21600" draw:type="rectangle" draw:enhanced-path="M 0 0 L 21600 0 21600 21600 0 21600 0 0 Z N"/>
            </draw:custom-shape>
            <draw:custom-shape draw:style-name="gr61" draw:text-style-name="P35" draw:layer="layout" svg:width="0.1cm" svg:height="1cm" svg:x="22.5cm" svg:y="7.5cm">
              <text:p/>
              <draw:enhanced-geometry svg:viewBox="0 0 21600 21600" draw:type="rectangle" draw:enhanced-path="M 0 0 L 21600 0 21600 21600 0 21600 0 0 Z N"/>
            </draw:custom-shape>
            <draw:frame draw:style-name="gr59" draw:text-style-name="P34" draw:layer="layout" svg:width="0.4cm" svg:height="0.645cm" svg:x="22.9cm" svg:y="7.701cm">
              <draw:text-box>
                <text:p><text:span text:style-name="T8">7</text:span></text:p>
              </draw:text-box>
            </draw:frame>
          </draw:g>
          <draw:g>
            <draw:custom-shape draw:style-name="gr62" draw:text-style-name="P33" draw:layer="layout" svg:width="0.6cm" svg:height="1cm" svg:x="24.8cm" svg:y="7.5cm">
              <text:p/>
              <draw:enhanced-geometry svg:viewBox="0 0 21600 21600" draw:type="rectangle" draw:enhanced-path="M 0 0 L 21600 0 21600 21600 0 21600 0 0 Z N"/>
            </draw:custom-shape>
            <draw:custom-shape draw:style-name="gr61" draw:text-style-name="P35" draw:layer="layout" svg:width="0.1cm" svg:height="1cm" svg:x="24.7cm" svg:y="7.5cm">
              <text:p/>
              <draw:enhanced-geometry svg:viewBox="0 0 21600 21600" draw:type="rectangle" draw:enhanced-path="M 0 0 L 21600 0 21600 21600 0 21600 0 0 Z N"/>
            </draw:custom-shape>
            <draw:frame draw:style-name="gr59" draw:text-style-name="P34" draw:layer="layout" svg:width="0.4cm" svg:height="0.645cm" svg:x="24.9cm" svg:y="7.7cm">
              <draw:text-box>
                <text:p><text:span text:style-name="T8">1</text:span></text:p>
              </draw:text-box>
            </draw:frame>
          </draw:g>
          <draw:g>
            <draw:custom-shape draw:style-name="gr63" draw:text-style-name="P33" draw:layer="layout" svg:width="1cm" svg:height="1cm" svg:x="23.7cm" svg:y="7.5cm">
              <text:p/>
              <draw:enhanced-geometry svg:viewBox="0 0 21600 21600" draw:type="rectangle" draw:enhanced-path="M 0 0 L 21600 0 21600 21600 0 21600 0 0 Z N"/>
            </draw:custom-shape>
            <draw:custom-shape draw:style-name="gr61" draw:text-style-name="P35" draw:layer="layout" svg:width="0.1cm" svg:height="1cm" svg:x="23.6cm" svg:y="7.5cm">
              <text:p/>
              <draw:enhanced-geometry svg:viewBox="0 0 21600 21600" draw:type="rectangle" draw:enhanced-path="M 0 0 L 21600 0 21600 21600 0 21600 0 0 Z N"/>
            </draw:custom-shape>
            <draw:frame draw:style-name="gr59" draw:text-style-name="P34" draw:layer="layout" svg:width="0.4cm" svg:height="0.645cm" svg:x="24cm" svg:y="7.701cm">
              <draw:text-box>
                <text:p><text:span text:style-name="T8">2</text:span></text:p>
              </draw:text-box>
            </draw:frame>
          </draw:g>
          <draw:g>
            <draw:custom-shape draw:style-name="gr62" draw:text-style-name="P33" draw:layer="layout" svg:width="0.6cm" svg:height="1cm" svg:x="25.5cm" svg:y="7.5cm">
              <text:p/>
              <draw:enhanced-geometry svg:viewBox="0 0 21600 21600" draw:type="rectangle" draw:enhanced-path="M 0 0 L 21600 0 21600 21600 0 21600 0 0 Z N"/>
            </draw:custom-shape>
            <draw:custom-shape draw:style-name="gr61" draw:text-style-name="P35" draw:layer="layout" svg:width="0.1cm" svg:height="1cm" svg:x="25.4cm" svg:y="7.5cm">
              <text:p/>
              <draw:enhanced-geometry svg:viewBox="0 0 21600 21600" draw:type="rectangle" draw:enhanced-path="M 0 0 L 21600 0 21600 21600 0 21600 0 0 Z N"/>
            </draw:custom-shape>
            <draw:frame draw:style-name="gr59" draw:text-style-name="P34" draw:layer="layout" svg:width="0.4cm" svg:height="0.645cm" svg:x="25.6cm" svg:y="7.701cm">
              <draw:text-box>
                <text:p><text:span text:style-name="T8">4</text:span></text:p>
              </draw:text-box>
            </draw:frame>
          </draw:g>
          <draw:g>
            <draw:custom-shape draw:style-name="gr60" draw:text-style-name="P33" draw:layer="layout" svg:width="0.4cm" svg:height="1cm" svg:x="26.2cm" svg:y="7.5cm">
              <text:p/>
              <draw:enhanced-geometry svg:viewBox="0 0 21600 21600" draw:type="rectangle" draw:enhanced-path="M 0 0 L 21600 0 21600 21600 0 21600 0 0 Z N"/>
            </draw:custom-shape>
            <draw:custom-shape draw:style-name="gr61" draw:text-style-name="P35" draw:layer="layout" svg:width="0.1cm" svg:height="1cm" svg:x="26.1cm" svg:y="7.5cm">
              <text:p/>
              <draw:enhanced-geometry svg:viewBox="0 0 21600 21600" draw:type="rectangle" draw:enhanced-path="M 0 0 L 21600 0 21600 21600 0 21600 0 0 Z N"/>
            </draw:custom-shape>
            <draw:frame draw:style-name="gr59" draw:text-style-name="P34" draw:layer="layout" svg:width="0.4cm" svg:height="0.645cm" svg:x="26.2cm" svg:y="7.701cm">
              <draw:text-box>
                <text:p><text:span text:style-name="T8">6</text:span></text:p>
              </draw:text-box>
            </draw:frame>
          </draw:g>
        </draw:g>
        <draw:g>
          <draw:g>
            <draw:custom-shape draw:style-name="gr65" draw:text-style-name="P36" draw:layer="layout" svg:width="0.4cm" svg:height="1cm" svg:x="20.4cm" svg:y="9.8cm">
              <text:p/>
              <draw:enhanced-geometry svg:viewBox="0 0 21600 21600" draw:type="rectangle" draw:enhanced-path="M 0 0 L 21600 0 21600 21600 0 21600 0 0 Z N"/>
            </draw:custom-shape>
            <draw:custom-shape draw:style-name="gr61" draw:text-style-name="P35" draw:layer="layout" svg:width="0.1cm" svg:height="1cm" svg:x="20.3cm" svg:y="9.8cm">
              <text:p/>
              <draw:enhanced-geometry svg:viewBox="0 0 21600 21600" draw:type="rectangle" draw:enhanced-path="M 0 0 L 21600 0 21600 21600 0 21600 0 0 Z N"/>
            </draw:custom-shape>
            <draw:frame draw:style-name="gr59" draw:text-style-name="P34" draw:layer="layout" svg:width="0.4cm" svg:height="0.645cm" svg:x="20.3cm" svg:y="10cm">
              <draw:text-box>
                <text:p><text:span text:style-name="T8">-</text:span></text:p>
              </draw:text-box>
            </draw:frame>
          </draw:g>
          <draw:g>
            <draw:custom-shape draw:style-name="gr64" draw:text-style-name="P33" draw:layer="layout" svg:width="0.8cm" svg:height="1cm" svg:x="20.9cm" svg:y="9.8cm">
              <text:p/>
              <draw:enhanced-geometry svg:viewBox="0 0 21600 21600" draw:type="rectangle" draw:enhanced-path="M 0 0 L 21600 0 21600 21600 0 21600 0 0 Z N"/>
            </draw:custom-shape>
            <draw:custom-shape draw:style-name="gr61" draw:text-style-name="P35" draw:layer="layout" svg:width="0.1cm" svg:height="1cm" svg:x="20.8cm" svg:y="9.8cm">
              <text:p/>
              <draw:enhanced-geometry svg:viewBox="0 0 21600 21600" draw:type="rectangle" draw:enhanced-path="M 0 0 L 21600 0 21600 21600 0 21600 0 0 Z N"/>
            </draw:custom-shape>
            <draw:frame draw:style-name="gr59" draw:text-style-name="P34" draw:layer="layout" svg:width="0.4cm" svg:height="0.645cm" svg:x="21.1cm" svg:y="10.001cm">
              <draw:text-box>
                <text:p><text:span text:style-name="T8">5</text:span></text:p>
              </draw:text-box>
            </draw:frame>
          </draw:g>
          <draw:g>
            <draw:custom-shape draw:style-name="gr65" draw:text-style-name="P36" draw:layer="layout" svg:width="0.2cm" svg:height="1cm" svg:x="23.8cm" svg:y="9.8cm">
              <text:p/>
              <draw:enhanced-geometry svg:viewBox="0 0 21600 21600" draw:type="rectangle" draw:enhanced-path="M 0 0 L 21600 0 21600 21600 0 21600 0 0 Z N"/>
            </draw:custom-shape>
            <draw:custom-shape draw:style-name="gr61" draw:text-style-name="P35" draw:layer="layout" svg:width="0.1cm" svg:height="1cm" svg:x="23.7cm" svg:y="9.8cm">
              <text:p/>
              <draw:enhanced-geometry svg:viewBox="0 0 21600 21600" draw:type="rectangle" draw:enhanced-path="M 0 0 L 21600 0 21600 21600 0 21600 0 0 Z N"/>
            </draw:custom-shape>
            <draw:frame draw:style-name="gr59" draw:text-style-name="P34" draw:layer="layout" svg:width="0.4cm" svg:height="0.645cm" svg:x="23.7cm" svg:y="10cm">
              <draw:text-box>
                <text:p><text:span text:style-name="T8">-</text:span></text:p>
              </draw:text-box>
            </draw:frame>
          </draw:g>
          <draw:g>
            <draw:custom-shape draw:style-name="gr60" draw:text-style-name="P33" draw:layer="layout" svg:width="0.2cm" svg:height="1cm" svg:x="21.8cm" svg:y="9.8cm">
              <text:p/>
              <draw:enhanced-geometry svg:viewBox="0 0 21600 21600" draw:type="rectangle" draw:enhanced-path="M 0 0 L 21600 0 21600 21600 0 21600 0 0 Z N"/>
            </draw:custom-shape>
            <draw:custom-shape draw:style-name="gr61" draw:text-style-name="P35" draw:layer="layout" svg:width="0.1cm" svg:height="1cm" svg:x="21.7cm" svg:y="9.8cm">
              <text:p/>
              <draw:enhanced-geometry svg:viewBox="0 0 21600 21600" draw:type="rectangle" draw:enhanced-path="M 0 0 L 21600 0 21600 21600 0 21600 0 0 Z N"/>
            </draw:custom-shape>
          </draw:g>
          <draw:frame draw:style-name="gr59" draw:text-style-name="P34" draw:layer="layout" svg:width="0.4cm" svg:height="0.645cm" svg:x="21.6cm" svg:y="10.001cm">
            <draw:text-box>
              <text:p><text:span text:style-name="T8">3</text:span></text:p>
            </draw:text-box>
          </draw:frame>
          <draw:g>
            <draw:custom-shape draw:style-name="gr63" draw:text-style-name="P33" draw:layer="layout" svg:width="1cm" svg:height="1cm" svg:x="22.7cm" svg:y="9.8cm">
              <text:p/>
              <draw:enhanced-geometry svg:viewBox="0 0 21600 21600" draw:type="rectangle" draw:enhanced-path="M 0 0 L 21600 0 21600 21600 0 21600 0 0 Z N"/>
            </draw:custom-shape>
            <draw:custom-shape draw:style-name="gr61" draw:text-style-name="P35" draw:layer="layout" svg:width="0.1cm" svg:height="1cm" svg:x="22.6cm" svg:y="9.8cm">
              <text:p/>
              <draw:enhanced-geometry svg:viewBox="0 0 21600 21600" draw:type="rectangle" draw:enhanced-path="M 0 0 L 21600 0 21600 21600 0 21600 0 0 Z N"/>
            </draw:custom-shape>
            <draw:frame draw:style-name="gr59" draw:text-style-name="P34" draw:layer="layout" svg:width="0.4cm" svg:height="0.645cm" svg:x="23cm" svg:y="10.001cm">
              <draw:text-box>
                <text:p><text:span text:style-name="T8">7</text:span></text:p>
              </draw:text-box>
            </draw:frame>
          </draw:g>
          <draw:g>
            <draw:custom-shape draw:style-name="gr65" draw:text-style-name="P36" draw:layer="layout" svg:width="0.5cm" svg:height="1cm" svg:x="22.1cm" svg:y="9.8cm">
              <text:p/>
              <draw:enhanced-geometry svg:viewBox="0 0 21600 21600" draw:type="rectangle" draw:enhanced-path="M 0 0 L 21600 0 21600 21600 0 21600 0 0 Z N"/>
            </draw:custom-shape>
            <draw:custom-shape draw:style-name="gr61" draw:text-style-name="P35" draw:layer="layout" svg:width="0.1cm" svg:height="1cm" svg:x="22cm" svg:y="9.8cm">
              <text:p/>
              <draw:enhanced-geometry svg:viewBox="0 0 21600 21600" draw:type="rectangle" draw:enhanced-path="M 0 0 L 21600 0 21600 21600 0 21600 0 0 Z N"/>
            </draw:custom-shape>
            <draw:frame draw:style-name="gr59" draw:text-style-name="P34" draw:layer="layout" svg:width="0.4cm" svg:height="0.645cm" svg:x="22cm" svg:y="10cm">
              <draw:text-box>
                <text:p><text:span text:style-name="T8">-</text:span></text:p>
              </draw:text-box>
            </draw:frame>
          </draw:g>
          <draw:g>
            <draw:custom-shape draw:style-name="gr62" draw:text-style-name="P33" draw:layer="layout" svg:width="0.6cm" svg:height="1cm" svg:x="25.2cm" svg:y="9.8cm">
              <text:p/>
              <draw:enhanced-geometry svg:viewBox="0 0 21600 21600" draw:type="rectangle" draw:enhanced-path="M 0 0 L 21600 0 21600 21600 0 21600 0 0 Z N"/>
            </draw:custom-shape>
            <draw:custom-shape draw:style-name="gr61" draw:text-style-name="P35" draw:layer="layout" svg:width="0.1cm" svg:height="1cm" svg:x="25.1cm" svg:y="9.8cm">
              <text:p/>
              <draw:enhanced-geometry svg:viewBox="0 0 21600 21600" draw:type="rectangle" draw:enhanced-path="M 0 0 L 21600 0 21600 21600 0 21600 0 0 Z N"/>
            </draw:custom-shape>
            <draw:frame draw:style-name="gr59" draw:text-style-name="P34" draw:layer="layout" svg:width="0.4cm" svg:height="0.645cm" svg:x="25.3cm" svg:y="10cm">
              <draw:text-box>
                <text:p><text:span text:style-name="T8">1</text:span></text:p>
              </draw:text-box>
            </draw:frame>
          </draw:g>
          <draw:g>
            <draw:custom-shape draw:style-name="gr63" draw:text-style-name="P33" draw:layer="layout" svg:width="1cm" svg:height="1cm" svg:x="24.1cm" svg:y="9.8cm">
              <text:p/>
              <draw:enhanced-geometry svg:viewBox="0 0 21600 21600" draw:type="rectangle" draw:enhanced-path="M 0 0 L 21600 0 21600 21600 0 21600 0 0 Z N"/>
            </draw:custom-shape>
            <draw:custom-shape draw:style-name="gr61" draw:text-style-name="P35" draw:layer="layout" svg:width="0.1cm" svg:height="1cm" svg:x="24cm" svg:y="9.8cm">
              <text:p/>
              <draw:enhanced-geometry svg:viewBox="0 0 21600 21600" draw:type="rectangle" draw:enhanced-path="M 0 0 L 21600 0 21600 21600 0 21600 0 0 Z N"/>
            </draw:custom-shape>
            <draw:frame draw:style-name="gr59" draw:text-style-name="P34" draw:layer="layout" svg:width="0.4cm" svg:height="0.645cm" svg:x="24.4cm" svg:y="10.001cm">
              <draw:text-box>
                <text:p><text:span text:style-name="T8">2</text:span></text:p>
              </draw:text-box>
            </draw:frame>
          </draw:g>
          <draw:g>
            <draw:custom-shape draw:style-name="gr62" draw:text-style-name="P33" draw:layer="layout" svg:width="0.6cm" svg:height="1cm" svg:x="25.9cm" svg:y="9.8cm">
              <text:p/>
              <draw:enhanced-geometry svg:viewBox="0 0 21600 21600" draw:type="rectangle" draw:enhanced-path="M 0 0 L 21600 0 21600 21600 0 21600 0 0 Z N"/>
            </draw:custom-shape>
            <draw:custom-shape draw:style-name="gr61" draw:text-style-name="P35" draw:layer="layout" svg:width="0.1cm" svg:height="1cm" svg:x="25.8cm" svg:y="9.8cm">
              <text:p/>
              <draw:enhanced-geometry svg:viewBox="0 0 21600 21600" draw:type="rectangle" draw:enhanced-path="M 0 0 L 21600 0 21600 21600 0 21600 0 0 Z N"/>
            </draw:custom-shape>
            <draw:frame draw:style-name="gr59" draw:text-style-name="P34" draw:layer="layout" svg:width="0.4cm" svg:height="0.645cm" svg:x="26cm" svg:y="10.001cm">
              <draw:text-box>
                <text:p><text:span text:style-name="T8">4</text:span></text:p>
              </draw:text-box>
            </draw:frame>
          </draw:g>
          <draw:g>
            <draw:custom-shape draw:style-name="gr65" draw:text-style-name="P36" draw:layer="layout" svg:width="0.4cm" svg:height="1cm" svg:x="26.6cm" svg:y="9.8cm">
              <text:p/>
              <draw:enhanced-geometry svg:viewBox="0 0 21600 21600" draw:type="rectangle" draw:enhanced-path="M 0 0 L 21600 0 21600 21600 0 21600 0 0 Z N"/>
            </draw:custom-shape>
            <draw:custom-shape draw:style-name="gr61" draw:text-style-name="P35" draw:layer="layout" svg:width="0.1cm" svg:height="1cm" svg:x="26.5cm" svg:y="9.8cm">
              <text:p/>
              <draw:enhanced-geometry svg:viewBox="0 0 21600 21600" draw:type="rectangle" draw:enhanced-path="M 0 0 L 21600 0 21600 21600 0 21600 0 0 Z N"/>
            </draw:custom-shape>
            <draw:frame draw:style-name="gr59" draw:text-style-name="P34" draw:layer="layout" svg:width="0.4cm" svg:height="0.645cm" svg:x="26.5cm" svg:y="10cm">
              <draw:text-box>
                <text:p><text:span text:style-name="T8">-</text:span></text:p>
              </draw:text-box>
            </draw:frame>
          </draw:g>
          <draw:g>
            <draw:custom-shape draw:style-name="gr60" draw:text-style-name="P33" draw:layer="layout" svg:width="0.4cm" svg:height="1cm" svg:x="27.1cm" svg:y="9.8cm">
              <text:p/>
              <draw:enhanced-geometry svg:viewBox="0 0 21600 21600" draw:type="rectangle" draw:enhanced-path="M 0 0 L 21600 0 21600 21600 0 21600 0 0 Z N"/>
            </draw:custom-shape>
            <draw:custom-shape draw:style-name="gr61" draw:text-style-name="P35" draw:layer="layout" svg:width="0.1cm" svg:height="1cm" svg:x="27cm" svg:y="9.8cm">
              <text:p/>
              <draw:enhanced-geometry svg:viewBox="0 0 21600 21600" draw:type="rectangle" draw:enhanced-path="M 0 0 L 21600 0 21600 21600 0 21600 0 0 Z N"/>
            </draw:custom-shape>
            <draw:frame draw:style-name="gr59" draw:text-style-name="P34" draw:layer="layout" svg:width="0.4cm" svg:height="0.645cm" svg:x="27.1cm" svg:y="10.001cm">
              <draw:text-box>
                <text:p><text:span text:style-name="T8">6</text:span></text:p>
              </draw:text-box>
            </draw:frame>
          </draw:g>
        </draw:g>
        <draw:g>
          <draw:custom-shape draw:style-name="gr61" draw:text-style-name="P35" draw:layer="layout" svg:width="0.1cm" svg:height="1cm" svg:x="20.3cm" svg:y="13cm">
            <text:p/>
            <draw:enhanced-geometry svg:viewBox="0 0 21600 21600" draw:type="rectangle" draw:enhanced-path="M 0 0 L 21600 0 21600 21600 0 21600 0 0 Z N"/>
          </draw:custom-shape>
          <draw:g>
            <draw:custom-shape draw:style-name="gr65" draw:text-style-name="P36" draw:layer="layout" svg:width="0.4cm" svg:height="1cm" svg:x="20.464cm" svg:y="13.006cm">
              <text:p/>
              <draw:enhanced-geometry svg:viewBox="0 0 21600 21600" draw:type="rectangle" draw:enhanced-path="M 0 0 L 21600 0 21600 21600 0 21600 0 0 Z N"/>
            </draw:custom-shape>
            <draw:custom-shape draw:style-name="gr61" draw:text-style-name="P35" draw:layer="layout" svg:width="0.1cm" svg:height="1cm" svg:x="20.364cm" svg:y="13.006cm">
              <text:p/>
              <draw:enhanced-geometry svg:viewBox="0 0 21600 21600" draw:type="rectangle" draw:enhanced-path="M 0 0 L 21600 0 21600 21600 0 21600 0 0 Z N"/>
            </draw:custom-shape>
            <draw:frame draw:style-name="gr59" draw:text-style-name="P34" draw:layer="layout" svg:width="0.4cm" svg:height="0.645cm" svg:x="20.364cm" svg:y="13.206cm">
              <draw:text-box>
                <text:p><text:span text:style-name="T8">-</text:span></text:p>
              </draw:text-box>
            </draw:frame>
          </draw:g>
          <draw:g>
            <draw:custom-shape draw:style-name="gr64" draw:text-style-name="P33" draw:layer="layout" svg:width="0.8cm" svg:height="1cm" svg:x="20.964cm" svg:y="13.006cm">
              <text:p/>
              <draw:enhanced-geometry svg:viewBox="0 0 21600 21600" draw:type="rectangle" draw:enhanced-path="M 0 0 L 21600 0 21600 21600 0 21600 0 0 Z N"/>
            </draw:custom-shape>
            <draw:custom-shape draw:style-name="gr61" draw:text-style-name="P35" draw:layer="layout" svg:width="0.1cm" svg:height="1cm" svg:x="20.864cm" svg:y="13.006cm">
              <text:p/>
              <draw:enhanced-geometry svg:viewBox="0 0 21600 21600" draw:type="rectangle" draw:enhanced-path="M 0 0 L 21600 0 21600 21600 0 21600 0 0 Z N"/>
            </draw:custom-shape>
            <draw:frame draw:style-name="gr59" draw:text-style-name="P34" draw:layer="layout" svg:width="0.4cm" svg:height="0.645cm" svg:x="21.164cm" svg:y="13.207cm">
              <draw:text-box>
                <text:p><text:span text:style-name="T8">5</text:span></text:p>
              </draw:text-box>
            </draw:frame>
          </draw:g>
          <draw:g>
            <draw:custom-shape draw:style-name="gr65" draw:text-style-name="P36" draw:layer="layout" svg:width="0.2cm" svg:height="1cm" svg:x="23.864cm" svg:y="13.006cm">
              <text:p/>
              <draw:enhanced-geometry svg:viewBox="0 0 21600 21600" draw:type="rectangle" draw:enhanced-path="M 0 0 L 21600 0 21600 21600 0 21600 0 0 Z N"/>
            </draw:custom-shape>
            <draw:custom-shape draw:style-name="gr61" draw:text-style-name="P35" draw:layer="layout" svg:width="0.1cm" svg:height="1cm" svg:x="23.764cm" svg:y="13.006cm">
              <text:p/>
              <draw:enhanced-geometry svg:viewBox="0 0 21600 21600" draw:type="rectangle" draw:enhanced-path="M 0 0 L 21600 0 21600 21600 0 21600 0 0 Z N"/>
            </draw:custom-shape>
            <draw:frame draw:style-name="gr59" draw:text-style-name="P34" draw:layer="layout" svg:width="0.4cm" svg:height="0.645cm" svg:x="23.764cm" svg:y="13.206cm">
              <draw:text-box>
                <text:p><text:span text:style-name="T8">-</text:span></text:p>
              </draw:text-box>
            </draw:frame>
          </draw:g>
          <draw:g>
            <draw:custom-shape draw:style-name="gr60" draw:text-style-name="P33" draw:layer="layout" svg:width="0.2cm" svg:height="1cm" svg:x="21.864cm" svg:y="13.006cm">
              <text:p/>
              <draw:enhanced-geometry svg:viewBox="0 0 21600 21600" draw:type="rectangle" draw:enhanced-path="M 0 0 L 21600 0 21600 21600 0 21600 0 0 Z N"/>
            </draw:custom-shape>
            <draw:custom-shape draw:style-name="gr61" draw:text-style-name="P35" draw:layer="layout" svg:width="0.1cm" svg:height="1cm" svg:x="21.764cm" svg:y="13.006cm">
              <text:p/>
              <draw:enhanced-geometry svg:viewBox="0 0 21600 21600" draw:type="rectangle" draw:enhanced-path="M 0 0 L 21600 0 21600 21600 0 21600 0 0 Z N"/>
            </draw:custom-shape>
          </draw:g>
          <draw:frame draw:style-name="gr59" draw:text-style-name="P34" draw:layer="layout" svg:width="0.4cm" svg:height="0.645cm" svg:x="21.664cm" svg:y="13.207cm">
            <draw:text-box>
              <text:p><text:span text:style-name="T8">3</text:span></text:p>
            </draw:text-box>
          </draw:frame>
          <draw:g>
            <draw:custom-shape draw:style-name="gr63" draw:text-style-name="P33" draw:layer="layout" svg:width="1cm" svg:height="1cm" svg:x="22.764cm" svg:y="13.006cm">
              <text:p/>
              <draw:enhanced-geometry svg:viewBox="0 0 21600 21600" draw:type="rectangle" draw:enhanced-path="M 0 0 L 21600 0 21600 21600 0 21600 0 0 Z N"/>
            </draw:custom-shape>
            <draw:custom-shape draw:style-name="gr61" draw:text-style-name="P35" draw:layer="layout" svg:width="0.1cm" svg:height="1cm" svg:x="22.664cm" svg:y="13.006cm">
              <text:p/>
              <draw:enhanced-geometry svg:viewBox="0 0 21600 21600" draw:type="rectangle" draw:enhanced-path="M 0 0 L 21600 0 21600 21600 0 21600 0 0 Z N"/>
            </draw:custom-shape>
            <draw:frame draw:style-name="gr59" draw:text-style-name="P34" draw:layer="layout" svg:width="0.4cm" svg:height="0.645cm" svg:x="23.064cm" svg:y="13.207cm">
              <draw:text-box>
                <text:p><text:span text:style-name="T8">7</text:span></text:p>
              </draw:text-box>
            </draw:frame>
          </draw:g>
          <draw:g>
            <draw:custom-shape draw:style-name="gr65" draw:text-style-name="P36" draw:layer="layout" svg:width="0.5cm" svg:height="1cm" svg:x="22.164cm" svg:y="13.006cm">
              <text:p/>
              <draw:enhanced-geometry svg:viewBox="0 0 21600 21600" draw:type="rectangle" draw:enhanced-path="M 0 0 L 21600 0 21600 21600 0 21600 0 0 Z N"/>
            </draw:custom-shape>
            <draw:custom-shape draw:style-name="gr61" draw:text-style-name="P35" draw:layer="layout" svg:width="0.1cm" svg:height="1cm" svg:x="22.064cm" svg:y="13.006cm">
              <text:p/>
              <draw:enhanced-geometry svg:viewBox="0 0 21600 21600" draw:type="rectangle" draw:enhanced-path="M 0 0 L 21600 0 21600 21600 0 21600 0 0 Z N"/>
            </draw:custom-shape>
            <draw:frame draw:style-name="gr59" draw:text-style-name="P34" draw:layer="layout" svg:width="0.4cm" svg:height="0.645cm" svg:x="22.064cm" svg:y="13.206cm">
              <draw:text-box>
                <text:p><text:span text:style-name="T8">-</text:span></text:p>
              </draw:text-box>
            </draw:frame>
          </draw:g>
          <draw:g>
            <draw:custom-shape draw:style-name="gr62" draw:text-style-name="P33" draw:layer="layout" svg:width="0.6cm" svg:height="1cm" svg:x="25.264cm" svg:y="13.006cm">
              <text:p/>
              <draw:enhanced-geometry svg:viewBox="0 0 21600 21600" draw:type="rectangle" draw:enhanced-path="M 0 0 L 21600 0 21600 21600 0 21600 0 0 Z N"/>
            </draw:custom-shape>
            <draw:custom-shape draw:style-name="gr61" draw:text-style-name="P35" draw:layer="layout" svg:width="0.1cm" svg:height="1cm" svg:x="25.164cm" svg:y="13.006cm">
              <text:p/>
              <draw:enhanced-geometry svg:viewBox="0 0 21600 21600" draw:type="rectangle" draw:enhanced-path="M 0 0 L 21600 0 21600 21600 0 21600 0 0 Z N"/>
            </draw:custom-shape>
            <draw:frame draw:style-name="gr59" draw:text-style-name="P34" draw:layer="layout" svg:width="0.4cm" svg:height="0.645cm" svg:x="25.364cm" svg:y="13.206cm">
              <draw:text-box>
                <text:p><text:span text:style-name="T8">1</text:span></text:p>
              </draw:text-box>
            </draw:frame>
          </draw:g>
          <draw:g>
            <draw:custom-shape draw:style-name="gr63" draw:text-style-name="P33" draw:layer="layout" svg:width="1cm" svg:height="1cm" svg:x="24.164cm" svg:y="13.006cm">
              <text:p/>
              <draw:enhanced-geometry svg:viewBox="0 0 21600 21600" draw:type="rectangle" draw:enhanced-path="M 0 0 L 21600 0 21600 21600 0 21600 0 0 Z N"/>
            </draw:custom-shape>
            <draw:custom-shape draw:style-name="gr61" draw:text-style-name="P35" draw:layer="layout" svg:width="0.1cm" svg:height="1cm" svg:x="24.064cm" svg:y="13.006cm">
              <text:p/>
              <draw:enhanced-geometry svg:viewBox="0 0 21600 21600" draw:type="rectangle" draw:enhanced-path="M 0 0 L 21600 0 21600 21600 0 21600 0 0 Z N"/>
            </draw:custom-shape>
            <draw:frame draw:style-name="gr59" draw:text-style-name="P34" draw:layer="layout" svg:width="0.4cm" svg:height="0.645cm" svg:x="24.464cm" svg:y="13.207cm">
              <draw:text-box>
                <text:p><text:span text:style-name="T8">2</text:span></text:p>
              </draw:text-box>
            </draw:frame>
          </draw:g>
          <draw:g>
            <draw:custom-shape draw:style-name="gr62" draw:text-style-name="P33" draw:layer="layout" svg:width="0.6cm" svg:height="1cm" svg:x="25.964cm" svg:y="13.006cm">
              <text:p/>
              <draw:enhanced-geometry svg:viewBox="0 0 21600 21600" draw:type="rectangle" draw:enhanced-path="M 0 0 L 21600 0 21600 21600 0 21600 0 0 Z N"/>
            </draw:custom-shape>
            <draw:custom-shape draw:style-name="gr61" draw:text-style-name="P35" draw:layer="layout" svg:width="0.1cm" svg:height="1cm" svg:x="25.864cm" svg:y="13.006cm">
              <text:p/>
              <draw:enhanced-geometry svg:viewBox="0 0 21600 21600" draw:type="rectangle" draw:enhanced-path="M 0 0 L 21600 0 21600 21600 0 21600 0 0 Z N"/>
            </draw:custom-shape>
            <draw:frame draw:style-name="gr59" draw:text-style-name="P34" draw:layer="layout" svg:width="0.4cm" svg:height="0.645cm" svg:x="26.064cm" svg:y="13.207cm">
              <draw:text-box>
                <text:p><text:span text:style-name="T8">4</text:span></text:p>
              </draw:text-box>
            </draw:frame>
          </draw:g>
          <draw:g>
            <draw:custom-shape draw:style-name="gr65" draw:text-style-name="P36" draw:layer="layout" svg:width="0.4cm" svg:height="1cm" svg:x="26.664cm" svg:y="13.006cm">
              <text:p/>
              <draw:enhanced-geometry svg:viewBox="0 0 21600 21600" draw:type="rectangle" draw:enhanced-path="M 0 0 L 21600 0 21600 21600 0 21600 0 0 Z N"/>
            </draw:custom-shape>
            <draw:custom-shape draw:style-name="gr61" draw:text-style-name="P35" draw:layer="layout" svg:width="0.1cm" svg:height="1cm" svg:x="26.564cm" svg:y="13.006cm">
              <text:p/>
              <draw:enhanced-geometry svg:viewBox="0 0 21600 21600" draw:type="rectangle" draw:enhanced-path="M 0 0 L 21600 0 21600 21600 0 21600 0 0 Z N"/>
            </draw:custom-shape>
            <draw:frame draw:style-name="gr59" draw:text-style-name="P34" draw:layer="layout" svg:width="0.4cm" svg:height="0.645cm" svg:x="26.564cm" svg:y="13.206cm">
              <draw:text-box>
                <text:p><text:span text:style-name="T8">-</text:span></text:p>
              </draw:text-box>
            </draw:frame>
          </draw:g>
          <draw:g>
            <draw:custom-shape draw:style-name="gr60" draw:text-style-name="P33" draw:layer="layout" svg:width="0.4cm" svg:height="1cm" svg:x="27.164cm" svg:y="13.006cm">
              <text:p/>
              <draw:enhanced-geometry svg:viewBox="0 0 21600 21600" draw:type="rectangle" draw:enhanced-path="M 0 0 L 21600 0 21600 21600 0 21600 0 0 Z N"/>
            </draw:custom-shape>
            <draw:custom-shape draw:style-name="gr61" draw:text-style-name="P35" draw:layer="layout" svg:width="0.1cm" svg:height="1cm" svg:x="27.064cm" svg:y="13.006cm">
              <text:p/>
              <draw:enhanced-geometry svg:viewBox="0 0 21600 21600" draw:type="rectangle" draw:enhanced-path="M 0 0 L 21600 0 21600 21600 0 21600 0 0 Z N"/>
            </draw:custom-shape>
            <draw:frame draw:style-name="gr59" draw:text-style-name="P34" draw:layer="layout" svg:width="0.4cm" svg:height="0.645cm" svg:x="27.164cm" svg:y="13.207cm">
              <draw:text-box>
                <text:p><text:span text:style-name="T8">6</text:span></text:p>
              </draw:text-box>
            </draw:frame>
          </draw:g>
          <draw:custom-shape draw:style-name="gr66" draw:text-style-name="P37" draw:layer="layout" svg:width="7.2cm" svg:height="1cm" svg:x="20.364cm" svg:y="13.006cm">
            <text:p/>
            <draw:enhanced-geometry svg:viewBox="0 0 21600 21600" draw:type="rectangle" draw:enhanced-path="M 0 0 L 21600 0 21600 21600 0 21600 0 0 Z N"/>
          </draw:custom-shape>
        </draw:g>
        <draw:g>
          <draw:g>
            <draw:custom-shape draw:style-name="gr61" draw:text-style-name="P35" draw:layer="layout" svg:width="0.1cm" svg:height="1cm" svg:x="20.533cm" svg:y="15.993cm">
              <text:p/>
              <draw:enhanced-geometry svg:viewBox="0 0 21600 21600" draw:type="rectangle" draw:enhanced-path="M 0 0 L 21600 0 21600 21600 0 21600 0 0 Z N"/>
            </draw:custom-shape>
            <draw:g>
              <draw:custom-shape draw:style-name="gr65" draw:text-style-name="P36" draw:layer="layout" svg:width="0.4cm" svg:height="1cm" svg:x="20.697cm" svg:y="15.999cm">
                <text:p/>
                <draw:enhanced-geometry svg:viewBox="0 0 21600 21600" draw:type="rectangle" draw:enhanced-path="M 0 0 L 21600 0 21600 21600 0 21600 0 0 Z N"/>
              </draw:custom-shape>
              <draw:custom-shape draw:style-name="gr61" draw:text-style-name="P35" draw:layer="layout" svg:width="0.1cm" svg:height="1cm" svg:x="20.597cm" svg:y="15.999cm">
                <text:p/>
                <draw:enhanced-geometry svg:viewBox="0 0 21600 21600" draw:type="rectangle" draw:enhanced-path="M 0 0 L 21600 0 21600 21600 0 21600 0 0 Z N"/>
              </draw:custom-shape>
              <draw:frame draw:style-name="gr59" draw:text-style-name="P34" draw:layer="layout" svg:width="0.4cm" svg:height="0.645cm" svg:x="20.597cm" svg:y="16.199cm">
                <draw:text-box>
                  <text:p><text:span text:style-name="T8">-</text:span></text:p>
                </draw:text-box>
              </draw:frame>
            </draw:g>
            <draw:g>
              <draw:custom-shape draw:style-name="gr64" draw:text-style-name="P33" draw:layer="layout" svg:width="0.8cm" svg:height="1cm" svg:x="21.197cm" svg:y="15.999cm">
                <text:p/>
                <draw:enhanced-geometry svg:viewBox="0 0 21600 21600" draw:type="rectangle" draw:enhanced-path="M 0 0 L 21600 0 21600 21600 0 21600 0 0 Z N"/>
              </draw:custom-shape>
              <draw:custom-shape draw:style-name="gr61" draw:text-style-name="P35" draw:layer="layout" svg:width="0.1cm" svg:height="1cm" svg:x="21.097cm" svg:y="15.999cm">
                <text:p/>
                <draw:enhanced-geometry svg:viewBox="0 0 21600 21600" draw:type="rectangle" draw:enhanced-path="M 0 0 L 21600 0 21600 21600 0 21600 0 0 Z N"/>
              </draw:custom-shape>
              <draw:frame draw:style-name="gr59" draw:text-style-name="P34" draw:layer="layout" svg:width="0.4cm" svg:height="0.645cm" svg:x="21.397cm" svg:y="16.2cm">
                <draw:text-box>
                  <text:p><text:span text:style-name="T8">5</text:span></text:p>
                </draw:text-box>
              </draw:frame>
            </draw:g>
            <draw:g>
              <draw:custom-shape draw:style-name="gr65" draw:text-style-name="P36" draw:layer="layout" svg:width="0.2cm" svg:height="1cm" svg:x="24.097cm" svg:y="15.999cm">
                <text:p/>
                <draw:enhanced-geometry svg:viewBox="0 0 21600 21600" draw:type="rectangle" draw:enhanced-path="M 0 0 L 21600 0 21600 21600 0 21600 0 0 Z N"/>
              </draw:custom-shape>
              <draw:custom-shape draw:style-name="gr61" draw:text-style-name="P35" draw:layer="layout" svg:width="0.1cm" svg:height="1cm" svg:x="23.997cm" svg:y="15.999cm">
                <text:p/>
                <draw:enhanced-geometry svg:viewBox="0 0 21600 21600" draw:type="rectangle" draw:enhanced-path="M 0 0 L 21600 0 21600 21600 0 21600 0 0 Z N"/>
              </draw:custom-shape>
              <draw:frame draw:style-name="gr59" draw:text-style-name="P34" draw:layer="layout" svg:width="0.4cm" svg:height="0.645cm" svg:x="23.997cm" svg:y="16.199cm">
                <draw:text-box>
                  <text:p><text:span text:style-name="T8">-</text:span></text:p>
                </draw:text-box>
              </draw:frame>
            </draw:g>
            <draw:g>
              <draw:custom-shape draw:style-name="gr60" draw:text-style-name="P33" draw:layer="layout" svg:width="0.2cm" svg:height="1cm" svg:x="22.097cm" svg:y="15.999cm">
                <text:p/>
                <draw:enhanced-geometry svg:viewBox="0 0 21600 21600" draw:type="rectangle" draw:enhanced-path="M 0 0 L 21600 0 21600 21600 0 21600 0 0 Z N"/>
              </draw:custom-shape>
              <draw:custom-shape draw:style-name="gr61" draw:text-style-name="P35" draw:layer="layout" svg:width="0.1cm" svg:height="1cm" svg:x="21.997cm" svg:y="15.999cm">
                <text:p/>
                <draw:enhanced-geometry svg:viewBox="0 0 21600 21600" draw:type="rectangle" draw:enhanced-path="M 0 0 L 21600 0 21600 21600 0 21600 0 0 Z N"/>
              </draw:custom-shape>
            </draw:g>
            <draw:frame draw:style-name="gr59" draw:text-style-name="P34" draw:layer="layout" svg:width="0.4cm" svg:height="0.645cm" svg:x="21.897cm" svg:y="16.2cm">
              <draw:text-box>
                <text:p><text:span text:style-name="T8">3</text:span></text:p>
              </draw:text-box>
            </draw:frame>
            <draw:g>
              <draw:custom-shape draw:style-name="gr63" draw:text-style-name="P33" draw:layer="layout" svg:width="1cm" svg:height="1cm" svg:x="22.997cm" svg:y="15.999cm">
                <text:p/>
                <draw:enhanced-geometry svg:viewBox="0 0 21600 21600" draw:type="rectangle" draw:enhanced-path="M 0 0 L 21600 0 21600 21600 0 21600 0 0 Z N"/>
              </draw:custom-shape>
              <draw:custom-shape draw:style-name="gr61" draw:text-style-name="P35" draw:layer="layout" svg:width="0.1cm" svg:height="1cm" svg:x="22.897cm" svg:y="15.999cm">
                <text:p/>
                <draw:enhanced-geometry svg:viewBox="0 0 21600 21600" draw:type="rectangle" draw:enhanced-path="M 0 0 L 21600 0 21600 21600 0 21600 0 0 Z N"/>
              </draw:custom-shape>
              <draw:frame draw:style-name="gr59" draw:text-style-name="P34" draw:layer="layout" svg:width="0.4cm" svg:height="0.645cm" svg:x="23.297cm" svg:y="16.2cm">
                <draw:text-box>
                  <text:p><text:span text:style-name="T8">7</text:span></text:p>
                </draw:text-box>
              </draw:frame>
            </draw:g>
            <draw:g>
              <draw:custom-shape draw:style-name="gr65" draw:text-style-name="P36" draw:layer="layout" svg:width="0.5cm" svg:height="1cm" svg:x="22.397cm" svg:y="15.999cm">
                <text:p/>
                <draw:enhanced-geometry svg:viewBox="0 0 21600 21600" draw:type="rectangle" draw:enhanced-path="M 0 0 L 21600 0 21600 21600 0 21600 0 0 Z N"/>
              </draw:custom-shape>
              <draw:custom-shape draw:style-name="gr61" draw:text-style-name="P35" draw:layer="layout" svg:width="0.1cm" svg:height="1cm" svg:x="22.297cm" svg:y="15.999cm">
                <text:p/>
                <draw:enhanced-geometry svg:viewBox="0 0 21600 21600" draw:type="rectangle" draw:enhanced-path="M 0 0 L 21600 0 21600 21600 0 21600 0 0 Z N"/>
              </draw:custom-shape>
              <draw:frame draw:style-name="gr59" draw:text-style-name="P34" draw:layer="layout" svg:width="0.4cm" svg:height="0.645cm" svg:x="22.297cm" svg:y="16.199cm">
                <draw:text-box>
                  <text:p><text:span text:style-name="T8">-</text:span></text:p>
                </draw:text-box>
              </draw:frame>
            </draw:g>
            <draw:g>
              <draw:custom-shape draw:style-name="gr62" draw:text-style-name="P33" draw:layer="layout" svg:width="0.6cm" svg:height="1cm" svg:x="25.497cm" svg:y="15.999cm">
                <text:p/>
                <draw:enhanced-geometry svg:viewBox="0 0 21600 21600" draw:type="rectangle" draw:enhanced-path="M 0 0 L 21600 0 21600 21600 0 21600 0 0 Z N"/>
              </draw:custom-shape>
              <draw:custom-shape draw:style-name="gr61" draw:text-style-name="P35" draw:layer="layout" svg:width="0.1cm" svg:height="1cm" svg:x="25.397cm" svg:y="15.999cm">
                <text:p/>
                <draw:enhanced-geometry svg:viewBox="0 0 21600 21600" draw:type="rectangle" draw:enhanced-path="M 0 0 L 21600 0 21600 21600 0 21600 0 0 Z N"/>
              </draw:custom-shape>
              <draw:frame draw:style-name="gr59" draw:text-style-name="P34" draw:layer="layout" svg:width="0.4cm" svg:height="0.645cm" svg:x="25.597cm" svg:y="16.199cm">
                <draw:text-box>
                  <text:p><text:span text:style-name="T8">1</text:span></text:p>
                </draw:text-box>
              </draw:frame>
            </draw:g>
            <draw:g>
              <draw:custom-shape draw:style-name="gr63" draw:text-style-name="P33" draw:layer="layout" svg:width="1cm" svg:height="1cm" svg:x="24.397cm" svg:y="15.999cm">
                <text:p/>
                <draw:enhanced-geometry svg:viewBox="0 0 21600 21600" draw:type="rectangle" draw:enhanced-path="M 0 0 L 21600 0 21600 21600 0 21600 0 0 Z N"/>
              </draw:custom-shape>
              <draw:custom-shape draw:style-name="gr61" draw:text-style-name="P35" draw:layer="layout" svg:width="0.1cm" svg:height="1cm" svg:x="24.297cm" svg:y="15.999cm">
                <text:p/>
                <draw:enhanced-geometry svg:viewBox="0 0 21600 21600" draw:type="rectangle" draw:enhanced-path="M 0 0 L 21600 0 21600 21600 0 21600 0 0 Z N"/>
              </draw:custom-shape>
              <draw:frame draw:style-name="gr59" draw:text-style-name="P34" draw:layer="layout" svg:width="0.4cm" svg:height="0.645cm" svg:x="24.697cm" svg:y="16.2cm">
                <draw:text-box>
                  <text:p><text:span text:style-name="T8">2</text:span></text:p>
                </draw:text-box>
              </draw:frame>
            </draw:g>
            <draw:g>
              <draw:custom-shape draw:style-name="gr62" draw:text-style-name="P33" draw:layer="layout" svg:width="0.6cm" svg:height="1cm" svg:x="26.197cm" svg:y="15.999cm">
                <text:p/>
                <draw:enhanced-geometry svg:viewBox="0 0 21600 21600" draw:type="rectangle" draw:enhanced-path="M 0 0 L 21600 0 21600 21600 0 21600 0 0 Z N"/>
              </draw:custom-shape>
              <draw:custom-shape draw:style-name="gr61" draw:text-style-name="P35" draw:layer="layout" svg:width="0.1cm" svg:height="1cm" svg:x="26.097cm" svg:y="15.999cm">
                <text:p/>
                <draw:enhanced-geometry svg:viewBox="0 0 21600 21600" draw:type="rectangle" draw:enhanced-path="M 0 0 L 21600 0 21600 21600 0 21600 0 0 Z N"/>
              </draw:custom-shape>
              <draw:frame draw:style-name="gr59" draw:text-style-name="P34" draw:layer="layout" svg:width="0.4cm" svg:height="0.645cm" svg:x="26.297cm" svg:y="16.2cm">
                <draw:text-box>
                  <text:p><text:span text:style-name="T8">4</text:span></text:p>
                </draw:text-box>
              </draw:frame>
            </draw:g>
            <draw:g>
              <draw:custom-shape draw:style-name="gr65" draw:text-style-name="P36" draw:layer="layout" svg:width="0.4cm" svg:height="1cm" svg:x="26.897cm" svg:y="15.999cm">
                <text:p/>
                <draw:enhanced-geometry svg:viewBox="0 0 21600 21600" draw:type="rectangle" draw:enhanced-path="M 0 0 L 21600 0 21600 21600 0 21600 0 0 Z N"/>
              </draw:custom-shape>
              <draw:custom-shape draw:style-name="gr61" draw:text-style-name="P35" draw:layer="layout" svg:width="0.1cm" svg:height="1cm" svg:x="26.797cm" svg:y="15.999cm">
                <text:p/>
                <draw:enhanced-geometry svg:viewBox="0 0 21600 21600" draw:type="rectangle" draw:enhanced-path="M 0 0 L 21600 0 21600 21600 0 21600 0 0 Z N"/>
              </draw:custom-shape>
              <draw:frame draw:style-name="gr59" draw:text-style-name="P34" draw:layer="layout" svg:width="0.4cm" svg:height="0.645cm" svg:x="26.797cm" svg:y="16.199cm">
                <draw:text-box>
                  <text:p><text:span text:style-name="T8">-</text:span></text:p>
                </draw:text-box>
              </draw:frame>
            </draw:g>
            <draw:g>
              <draw:custom-shape draw:style-name="gr60" draw:text-style-name="P33" draw:layer="layout" svg:width="0.4cm" svg:height="1cm" svg:x="27.397cm" svg:y="15.999cm">
                <text:p/>
                <draw:enhanced-geometry svg:viewBox="0 0 21600 21600" draw:type="rectangle" draw:enhanced-path="M 0 0 L 21600 0 21600 21600 0 21600 0 0 Z N"/>
              </draw:custom-shape>
              <draw:custom-shape draw:style-name="gr61" draw:text-style-name="P35" draw:layer="layout" svg:width="0.1cm" svg:height="1cm" svg:x="27.297cm" svg:y="15.999cm">
                <text:p/>
                <draw:enhanced-geometry svg:viewBox="0 0 21600 21600" draw:type="rectangle" draw:enhanced-path="M 0 0 L 21600 0 21600 21600 0 21600 0 0 Z N"/>
              </draw:custom-shape>
              <draw:frame draw:style-name="gr59" draw:text-style-name="P34" draw:layer="layout" svg:width="0.4cm" svg:height="0.645cm" svg:x="27.397cm" svg:y="16.2cm">
                <draw:text-box>
                  <text:p><text:span text:style-name="T8">6</text:span></text:p>
                </draw:text-box>
              </draw:frame>
            </draw:g>
            <draw:custom-shape draw:style-name="gr66" draw:text-style-name="P37" draw:layer="layout" svg:width="7.2cm" svg:height="1cm" svg:x="20.597cm" svg:y="15.999cm">
              <text:p/>
              <draw:enhanced-geometry svg:viewBox="0 0 21600 21600" draw:type="rectangle" draw:enhanced-path="M 0 0 L 21600 0 21600 21600 0 21600 0 0 Z N"/>
            </draw:custom-shape>
          </draw:g>
          <draw:custom-shape draw:style-name="gr67" draw:text-style-name="P36" draw:layer="layout" svg:width="0.433cm" svg:height="1.001cm" svg:x="20.1cm" svg:y="15.999cm">
            <text:p/>
            <draw:enhanced-geometry svg:viewBox="0 0 21600 21600" draw:type="rectangle" draw:enhanced-path="M 0 0 L 21600 0 21600 21600 0 21600 0 0 Z N"/>
          </draw:custom-shape>
        </draw:g>
        <draw:g>
          <draw:g>
            <draw:custom-shape draw:style-name="gr61" draw:text-style-name="P35" draw:layer="layout" svg:width="0.1cm" svg:height="1cm" svg:x="20.533cm" svg:y="17.893cm">
              <text:p/>
              <draw:enhanced-geometry svg:viewBox="0 0 21600 21600" draw:type="rectangle" draw:enhanced-path="M 0 0 L 21600 0 21600 21600 0 21600 0 0 Z N"/>
            </draw:custom-shape>
            <draw:g>
              <draw:custom-shape draw:style-name="gr65" draw:text-style-name="P36" draw:layer="layout" svg:width="0.4cm" svg:height="1cm" svg:x="20.697cm" svg:y="17.899cm">
                <text:p/>
                <draw:enhanced-geometry svg:viewBox="0 0 21600 21600" draw:type="rectangle" draw:enhanced-path="M 0 0 L 21600 0 21600 21600 0 21600 0 0 Z N"/>
              </draw:custom-shape>
              <draw:custom-shape draw:style-name="gr61" draw:text-style-name="P35" draw:layer="layout" svg:width="0.1cm" svg:height="1cm" svg:x="20.597cm" svg:y="17.899cm">
                <text:p/>
                <draw:enhanced-geometry svg:viewBox="0 0 21600 21600" draw:type="rectangle" draw:enhanced-path="M 0 0 L 21600 0 21600 21600 0 21600 0 0 Z N"/>
              </draw:custom-shape>
              <draw:frame draw:style-name="gr59" draw:text-style-name="P34" draw:layer="layout" svg:width="0.4cm" svg:height="0.645cm" svg:x="20.597cm" svg:y="18.099cm">
                <draw:text-box>
                  <text:p><text:span text:style-name="T8">-</text:span></text:p>
                </draw:text-box>
              </draw:frame>
            </draw:g>
            <draw:g>
              <draw:custom-shape draw:style-name="gr64" draw:text-style-name="P33" draw:layer="layout" svg:width="0.8cm" svg:height="1cm" svg:x="21.197cm" svg:y="17.899cm">
                <text:p/>
                <draw:enhanced-geometry svg:viewBox="0 0 21600 21600" draw:type="rectangle" draw:enhanced-path="M 0 0 L 21600 0 21600 21600 0 21600 0 0 Z N"/>
              </draw:custom-shape>
              <draw:custom-shape draw:style-name="gr61" draw:text-style-name="P35" draw:layer="layout" svg:width="0.1cm" svg:height="1cm" svg:x="21.097cm" svg:y="17.899cm">
                <text:p/>
                <draw:enhanced-geometry svg:viewBox="0 0 21600 21600" draw:type="rectangle" draw:enhanced-path="M 0 0 L 21600 0 21600 21600 0 21600 0 0 Z N"/>
              </draw:custom-shape>
              <draw:frame draw:style-name="gr59" draw:text-style-name="P34" draw:layer="layout" svg:width="0.4cm" svg:height="0.645cm" svg:x="21.397cm" svg:y="18.1cm">
                <draw:text-box>
                  <text:p><text:span text:style-name="T8">5</text:span></text:p>
                </draw:text-box>
              </draw:frame>
            </draw:g>
            <draw:g>
              <draw:custom-shape draw:style-name="gr65" draw:text-style-name="P36" draw:layer="layout" svg:width="0.2cm" svg:height="1cm" svg:x="24.097cm" svg:y="17.899cm">
                <text:p/>
                <draw:enhanced-geometry svg:viewBox="0 0 21600 21600" draw:type="rectangle" draw:enhanced-path="M 0 0 L 21600 0 21600 21600 0 21600 0 0 Z N"/>
              </draw:custom-shape>
              <draw:custom-shape draw:style-name="gr61" draw:text-style-name="P35" draw:layer="layout" svg:width="0.1cm" svg:height="1cm" svg:x="23.997cm" svg:y="17.899cm">
                <text:p/>
                <draw:enhanced-geometry svg:viewBox="0 0 21600 21600" draw:type="rectangle" draw:enhanced-path="M 0 0 L 21600 0 21600 21600 0 21600 0 0 Z N"/>
              </draw:custom-shape>
              <draw:frame draw:style-name="gr59" draw:text-style-name="P34" draw:layer="layout" svg:width="0.4cm" svg:height="0.645cm" svg:x="23.997cm" svg:y="18.099cm">
                <draw:text-box>
                  <text:p><text:span text:style-name="T8">-</text:span></text:p>
                </draw:text-box>
              </draw:frame>
            </draw:g>
            <draw:g>
              <draw:custom-shape draw:style-name="gr60" draw:text-style-name="P33" draw:layer="layout" svg:width="0.2cm" svg:height="1cm" svg:x="22.097cm" svg:y="17.899cm">
                <text:p/>
                <draw:enhanced-geometry svg:viewBox="0 0 21600 21600" draw:type="rectangle" draw:enhanced-path="M 0 0 L 21600 0 21600 21600 0 21600 0 0 Z N"/>
              </draw:custom-shape>
              <draw:custom-shape draw:style-name="gr61" draw:text-style-name="P35" draw:layer="layout" svg:width="0.1cm" svg:height="1cm" svg:x="21.997cm" svg:y="17.899cm">
                <text:p/>
                <draw:enhanced-geometry svg:viewBox="0 0 21600 21600" draw:type="rectangle" draw:enhanced-path="M 0 0 L 21600 0 21600 21600 0 21600 0 0 Z N"/>
              </draw:custom-shape>
            </draw:g>
            <draw:frame draw:style-name="gr59" draw:text-style-name="P34" draw:layer="layout" svg:width="0.4cm" svg:height="0.645cm" svg:x="21.897cm" svg:y="18.1cm">
              <draw:text-box>
                <text:p><text:span text:style-name="T8">3</text:span></text:p>
              </draw:text-box>
            </draw:frame>
            <draw:g>
              <draw:custom-shape draw:style-name="gr63" draw:text-style-name="P33" draw:layer="layout" svg:width="1cm" svg:height="1cm" svg:x="22.997cm" svg:y="17.899cm">
                <text:p/>
                <draw:enhanced-geometry svg:viewBox="0 0 21600 21600" draw:type="rectangle" draw:enhanced-path="M 0 0 L 21600 0 21600 21600 0 21600 0 0 Z N"/>
              </draw:custom-shape>
              <draw:custom-shape draw:style-name="gr61" draw:text-style-name="P35" draw:layer="layout" svg:width="0.1cm" svg:height="1cm" svg:x="22.897cm" svg:y="17.899cm">
                <text:p/>
                <draw:enhanced-geometry svg:viewBox="0 0 21600 21600" draw:type="rectangle" draw:enhanced-path="M 0 0 L 21600 0 21600 21600 0 21600 0 0 Z N"/>
              </draw:custom-shape>
              <draw:frame draw:style-name="gr59" draw:text-style-name="P34" draw:layer="layout" svg:width="0.4cm" svg:height="0.645cm" svg:x="23.297cm" svg:y="18.1cm">
                <draw:text-box>
                  <text:p><text:span text:style-name="T8">7</text:span></text:p>
                </draw:text-box>
              </draw:frame>
            </draw:g>
            <draw:g>
              <draw:custom-shape draw:style-name="gr65" draw:text-style-name="P36" draw:layer="layout" svg:width="0.5cm" svg:height="1cm" svg:x="22.397cm" svg:y="17.899cm">
                <text:p/>
                <draw:enhanced-geometry svg:viewBox="0 0 21600 21600" draw:type="rectangle" draw:enhanced-path="M 0 0 L 21600 0 21600 21600 0 21600 0 0 Z N"/>
              </draw:custom-shape>
              <draw:custom-shape draw:style-name="gr61" draw:text-style-name="P35" draw:layer="layout" svg:width="0.1cm" svg:height="1cm" svg:x="22.297cm" svg:y="17.899cm">
                <text:p/>
                <draw:enhanced-geometry svg:viewBox="0 0 21600 21600" draw:type="rectangle" draw:enhanced-path="M 0 0 L 21600 0 21600 21600 0 21600 0 0 Z N"/>
              </draw:custom-shape>
              <draw:frame draw:style-name="gr59" draw:text-style-name="P34" draw:layer="layout" svg:width="0.4cm" svg:height="0.645cm" svg:x="22.297cm" svg:y="18.099cm">
                <draw:text-box>
                  <text:p><text:span text:style-name="T8">-</text:span></text:p>
                </draw:text-box>
              </draw:frame>
            </draw:g>
            <draw:g>
              <draw:custom-shape draw:style-name="gr62" draw:text-style-name="P33" draw:layer="layout" svg:width="0.6cm" svg:height="1cm" svg:x="25.497cm" svg:y="17.899cm">
                <text:p/>
                <draw:enhanced-geometry svg:viewBox="0 0 21600 21600" draw:type="rectangle" draw:enhanced-path="M 0 0 L 21600 0 21600 21600 0 21600 0 0 Z N"/>
              </draw:custom-shape>
              <draw:custom-shape draw:style-name="gr61" draw:text-style-name="P35" draw:layer="layout" svg:width="0.1cm" svg:height="1cm" svg:x="25.397cm" svg:y="17.899cm">
                <text:p/>
                <draw:enhanced-geometry svg:viewBox="0 0 21600 21600" draw:type="rectangle" draw:enhanced-path="M 0 0 L 21600 0 21600 21600 0 21600 0 0 Z N"/>
              </draw:custom-shape>
              <draw:frame draw:style-name="gr59" draw:text-style-name="P34" draw:layer="layout" svg:width="0.4cm" svg:height="0.645cm" svg:x="25.597cm" svg:y="18.099cm">
                <draw:text-box>
                  <text:p><text:span text:style-name="T8">1</text:span></text:p>
                </draw:text-box>
              </draw:frame>
            </draw:g>
            <draw:g>
              <draw:custom-shape draw:style-name="gr63" draw:text-style-name="P33" draw:layer="layout" svg:width="1cm" svg:height="1cm" svg:x="24.397cm" svg:y="17.899cm">
                <text:p/>
                <draw:enhanced-geometry svg:viewBox="0 0 21600 21600" draw:type="rectangle" draw:enhanced-path="M 0 0 L 21600 0 21600 21600 0 21600 0 0 Z N"/>
              </draw:custom-shape>
              <draw:custom-shape draw:style-name="gr61" draw:text-style-name="P35" draw:layer="layout" svg:width="0.1cm" svg:height="1cm" svg:x="24.297cm" svg:y="17.899cm">
                <text:p/>
                <draw:enhanced-geometry svg:viewBox="0 0 21600 21600" draw:type="rectangle" draw:enhanced-path="M 0 0 L 21600 0 21600 21600 0 21600 0 0 Z N"/>
              </draw:custom-shape>
              <draw:frame draw:style-name="gr59" draw:text-style-name="P34" draw:layer="layout" svg:width="0.4cm" svg:height="0.645cm" svg:x="24.697cm" svg:y="18.1cm">
                <draw:text-box>
                  <text:p><text:span text:style-name="T8">2</text:span></text:p>
                </draw:text-box>
              </draw:frame>
            </draw:g>
            <draw:g>
              <draw:custom-shape draw:style-name="gr62" draw:text-style-name="P33" draw:layer="layout" svg:width="0.6cm" svg:height="1cm" svg:x="26.197cm" svg:y="17.899cm">
                <text:p/>
                <draw:enhanced-geometry svg:viewBox="0 0 21600 21600" draw:type="rectangle" draw:enhanced-path="M 0 0 L 21600 0 21600 21600 0 21600 0 0 Z N"/>
              </draw:custom-shape>
              <draw:custom-shape draw:style-name="gr61" draw:text-style-name="P35" draw:layer="layout" svg:width="0.1cm" svg:height="1cm" svg:x="26.097cm" svg:y="17.899cm">
                <text:p/>
                <draw:enhanced-geometry svg:viewBox="0 0 21600 21600" draw:type="rectangle" draw:enhanced-path="M 0 0 L 21600 0 21600 21600 0 21600 0 0 Z N"/>
              </draw:custom-shape>
              <draw:frame draw:style-name="gr59" draw:text-style-name="P34" draw:layer="layout" svg:width="0.4cm" svg:height="0.645cm" svg:x="26.297cm" svg:y="18.1cm">
                <draw:text-box>
                  <text:p><text:span text:style-name="T8">4</text:span></text:p>
                </draw:text-box>
              </draw:frame>
            </draw:g>
            <draw:g>
              <draw:custom-shape draw:style-name="gr65" draw:text-style-name="P36" draw:layer="layout" svg:width="0.4cm" svg:height="1cm" svg:x="26.897cm" svg:y="17.899cm">
                <text:p/>
                <draw:enhanced-geometry svg:viewBox="0 0 21600 21600" draw:type="rectangle" draw:enhanced-path="M 0 0 L 21600 0 21600 21600 0 21600 0 0 Z N"/>
              </draw:custom-shape>
              <draw:custom-shape draw:style-name="gr61" draw:text-style-name="P35" draw:layer="layout" svg:width="0.1cm" svg:height="1cm" svg:x="26.797cm" svg:y="17.899cm">
                <text:p/>
                <draw:enhanced-geometry svg:viewBox="0 0 21600 21600" draw:type="rectangle" draw:enhanced-path="M 0 0 L 21600 0 21600 21600 0 21600 0 0 Z N"/>
              </draw:custom-shape>
              <draw:frame draw:style-name="gr59" draw:text-style-name="P34" draw:layer="layout" svg:width="0.4cm" svg:height="0.645cm" svg:x="26.797cm" svg:y="18.099cm">
                <draw:text-box>
                  <text:p><text:span text:style-name="T8">-</text:span></text:p>
                </draw:text-box>
              </draw:frame>
            </draw:g>
            <draw:g>
              <draw:custom-shape draw:style-name="gr60" draw:text-style-name="P33" draw:layer="layout" svg:width="0.4cm" svg:height="1cm" svg:x="27.397cm" svg:y="17.899cm">
                <text:p/>
                <draw:enhanced-geometry svg:viewBox="0 0 21600 21600" draw:type="rectangle" draw:enhanced-path="M 0 0 L 21600 0 21600 21600 0 21600 0 0 Z N"/>
              </draw:custom-shape>
              <draw:custom-shape draw:style-name="gr61" draw:text-style-name="P35" draw:layer="layout" svg:width="0.1cm" svg:height="1cm" svg:x="27.297cm" svg:y="17.899cm">
                <text:p/>
                <draw:enhanced-geometry svg:viewBox="0 0 21600 21600" draw:type="rectangle" draw:enhanced-path="M 0 0 L 21600 0 21600 21600 0 21600 0 0 Z N"/>
              </draw:custom-shape>
              <draw:frame draw:style-name="gr59" draw:text-style-name="P34" draw:layer="layout" svg:width="0.4cm" svg:height="0.645cm" svg:x="27.397cm" svg:y="18.1cm">
                <draw:text-box>
                  <text:p><text:span text:style-name="T8">6</text:span></text:p>
                </draw:text-box>
              </draw:frame>
            </draw:g>
            <draw:custom-shape draw:style-name="gr66" draw:text-style-name="P37" draw:layer="layout" svg:width="7.2cm" svg:height="1cm" svg:x="20.597cm" svg:y="17.899cm">
              <text:p/>
              <draw:enhanced-geometry svg:viewBox="0 0 21600 21600" draw:type="rectangle" draw:enhanced-path="M 0 0 L 21600 0 21600 21600 0 21600 0 0 Z N"/>
            </draw:custom-shape>
          </draw:g>
          <draw:custom-shape draw:style-name="gr67" draw:text-style-name="P36" draw:layer="layout" svg:width="0.433cm" svg:height="1.001cm" svg:x="20.1cm" svg:y="17.899cm">
            <text:p/>
            <draw:enhanced-geometry svg:viewBox="0 0 21600 21600" draw:type="rectangle" draw:enhanced-path="M 0 0 L 21600 0 21600 21600 0 21600 0 0 Z N"/>
          </draw:custom-shape>
          <draw:custom-shape draw:style-name="gr68" draw:text-style-name="P38" draw:layer="layout" svg:width="7.697cm" svg:height="1cm" svg:x="20.1cm" svg:y="17.899cm">
            <text:p/>
            <draw:enhanced-geometry svg:viewBox="0 0 21600 21600" draw:type="rectangle" draw:enhanced-path="M 0 0 L 21600 0 21600 21600 0 21600 0 0 Z N"/>
          </draw:custom-shape>
          <draw:frame draw:style-name="gr59" draw:text-style-name="P34" draw:layer="layout" svg:width="4.6cm" svg:height="0.725cm" svg:x="21.7cm" svg:y="18cm">
            <draw:text-box>
              <text:p text:style-name="P5"><text:span text:style-name="T7">E</text:span><text:span text:style-name="T7">n</text:span><text:span text:style-name="T7">c</text:span><text:span text:style-name="T7">r</text:span><text:span text:style-name="T7">y</text:span><text:span text:style-name="T7">p</text:span><text:span text:style-name="T7">t</text:span><text:span text:style-name="T7">e</text:span><text:span text:style-name="T7">d</text:span><text:span text:style-name="T7"> </text:span><text:span text:style-name="T7">i</text:span><text:span text:style-name="T7">m</text:span><text:span text:style-name="T7">a</text:span><text:span text:style-name="T7">g</text:span><text:span text:style-name="T7">e</text:span></text:p>
            </draw:text-box>
          </draw:frame>
        </draw:g>
        <presentation:notes draw:style-name="dp2">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6" draw:layer="layout" svg:width="25.199cm" svg:height="1.771cm" svg:x="1.401cm" svg:y="0.4cm" presentation:class="title" presentation:user-transformed="true">
          <draw:text-box>
            <text:p>Layered images</text:p>
          </draw:text-box>
        </draw:frame>
        <draw:frame presentation:style-name="pr4" draw:layer="layout" svg:width="27.2cm" svg:height="16.2cm" svg:x="0.4cm" svg:y="2.8cm" presentation:class="outline" presentation:user-transformed="true">
          <draw:text-box>
            <text:list text:style-name="L2">
              <text:list-item>
                <text:p>Over time you will accumulate multiple products to support and update, each with:</text:p>
                <text:list>
                  <text:list-item>
                    <text:p text:style-name="P39"><text:span text:style-name="T13">Different instruction sets =&gt; multiple recompilations.</text:span></text:p>
                  </text:list-item>
                  <text:list-item>
                    <text:p text:style-name="P39"><text:span text:style-name="T13">Different microprocessors =&gt; different chip peripheral code.</text:span></text:p>
                  </text:list-item>
                  <text:list-item>
                    <text:p><text:span text:style-name="T3">Multiple pcb’s =&gt; pcb specific configuration and adapter code.</text:span></text:p>
                  </text:list-item>
                  <text:list-item>
                    <text:p><text:span text:style-name="T3">New bootloader and security measures =&gt; must be updatable.</text:span></text:p>
                  </text:list-item>
                  <text:list-item>
                    <text:p><text:span text:style-name="T3">Different purposes =&gt; application specific code.</text:span></text:p>
                  </text:list-item>
                </text:list>
              </text:list-item>
              <text:list-item>
                <text:p><text:span text:style-name="T14">Minimise the number of reproduced images </text:span><text:span text:style-name="T3">(same/similar data encrypted differently multiple times)</text:span><text:span text:style-name="T14"> by separating out these concerns into separate encrypted images, reducing the potential for a differential attack on the encryption keys.</text:span></text:p>
              </text:list-item>
              <text:list-item>
                <text:p><text:span text:style-name="T14">This can also minimise the cost of porting and supporting a wide range of hardware at the cost of requiring global changes to change an interface</text:span><text:span text:style-name="T14">.</text:span></text:p>
              </text:list-item>
              <text:list-item>
                <text:p><text:span text:style-name="T14">The encryption implications of changing ISA’s is not obvious. </text:span></text:p>
              </text:list-item>
            </text:list>
          </draw:text-box>
        </draw:frame>
        <presentation:notes draw:style-name="dp1">
          <draw:page-thumbnail draw:style-name="gr1" draw:layer="layout" svg:width="14.848cm" svg:height="11.136cm" svg:x="3.075cm" svg:y="2.257cm" draw:page-number="16" presentation:class="page"/>
          <draw:frame presentation:style-name="pr5" draw:text-style-name="P15"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3" draw:layer="layout" svg:width="25.199cm" svg:height="1.771cm" svg:x="1.401cm" svg:y="0.4cm" presentation:class="title">
          <draw:text-box>
            <text:p>What is a firmware package</text:p>
          </draw:text-box>
        </draw:frame>
        <draw:frame presentation:style-name="pr4" draw:layer="layout" svg:width="20.3cm" svg:height="17.3cm" svg:x="0.4cm" svg:y="2.4cm" presentation:class="outline" presentation:user-transformed="true">
          <draw:text-box>
            <text:list text:style-name="L2">
              <text:list-item>
                <text:p>This is a collection of all the materials relating to a device and is designed to be cached by tools to save the bandwidth of repeated downloading.</text:p>
              </text:list-item>
              <text:list-item>
                <text:p>Contains the unencrypted necessary information to allow tools to communicate with and interpret diagnostic information coming from the device.</text:p>
                <text:list>
                  <text:list-item>
                    <text:p><text:span text:style-name="T3">This is included in the firmware package so that developer / diagnostic tools can work with a device without requiring a specific version of each tool for a given device.</text:span></text:p>
                  </text:list-item>
                </text:list>
              </text:list-item>
              <text:list-item>
                <text:p>Includes the encrypted images sent for a device update which includes:</text:p>
                <text:list>
                  <text:list-item>
                    <text:p><text:span text:style-name="T3">The firmware image(s).</text:span></text:p>
                  </text:list-item>
                  <text:list-item>
                    <text:p><text:span text:style-name="T3">Configuration blobs for a given 3</text:span><text:span text:style-name="T15">rd</text:span><text:span text:style-name="T3"> party product.</text:span></text:p>
                  </text:list-item>
                  <text:list-item>
                    <text:p><text:span text:style-name="T3">Configuration blobs for a given product revision.</text:span></text:p>
                  </text:list-item>
                  <text:list-item>
                    <text:p><text:span text:style-name="T3">Configuration blobs for a given user.</text:span></text:p>
                  </text:list-item>
                </text:list>
              </text:list-item>
              <text:list-item>
                <text:p><text:span text:style-name="T14">Does not contain any keys; they are never stored.</text:span></text:p>
              </text:list-item>
            </text:list>
          </draw:text-box>
        </draw:frame>
        <draw:g>
          <draw:frame draw:style-name="gr69" draw:text-style-name="P9" draw:layer="layout" svg:width="6.8cm" svg:height="1.179cm" svg:x="20.7cm" svg:y="3.921cm">
            <draw:text-box>
              <text:p text:style-name="P5">Firmware package ID</text:p>
            </draw:text-box>
          </draw:frame>
          <draw:frame draw:style-name="gr70" draw:text-style-name="P7" draw:layer="layout" svg:width="6.8cm" svg:height="7.467cm" svg:x="20.7cm" svg:y="6.922cm">
            <draw:text-box>
              <text:p text:style-name="P5">Details of how to communicate and interpret data from the device once the challenge / counter – challenge is completed.</text:p>
              <text:p text:style-name="P5">Session encrypted between tools and server.</text:p>
            </draw:text-box>
          </draw:frame>
          <draw:frame draw:style-name="gr10" draw:text-style-name="P9" draw:layer="layout" svg:width="6.8cm" svg:height="1.779cm" svg:x="20.7cm" svg:y="5.122cm">
            <draw:text-box>
              <text:p text:style-name="P5">Human readable details</text:p>
            </draw:text-box>
          </draw:frame>
          <draw:frame draw:style-name="gr15" draw:text-style-name="P8" draw:layer="layout" svg:width="6.8cm" svg:height="1.779cm" svg:x="20.7cm" svg:y="14.423cm">
            <draw:text-box>
              <text:p text:style-name="P5">Signed and encrypted firmware image</text:p>
            </draw:text-box>
          </draw:frame>
          <draw:frame draw:style-name="gr15" draw:text-style-name="P8" draw:layer="layout" svg:width="6.8cm" svg:height="1.779cm" svg:x="20.7cm" svg:y="16.224cm">
            <draw:text-box>
              <text:p text:style-name="P5">Signed and encrypted configuration blob</text:p>
            </draw:text-box>
          </draw:frame>
        </draw:g>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8" draw:layer="layout" svg:width="27.6cm" svg:height="3.473cm" svg:x="0.2cm" svg:y="-0.451cm" presentation:class="title" presentation:user-transformed="true">
          <draw:text-box>
            <text:p>Firmware package use in debugging</text:p>
          </draw:text-box>
        </draw:frame>
        <draw:frame presentation:style-name="pr4" draw:layer="layout" svg:width="27.2cm" svg:height="16.2cm" svg:x="0.4cm" svg:y="2.8cm" presentation:class="outline" presentation:user-transformed="true">
          <draw:text-box>
            <text:list text:style-name="L2">
              <text:list-item>
                <text:p>Contains a simple statement of the connection method (but no keys) for this firmware and how to request information from the firmware.</text:p>
                <text:list>
                  <text:list-item>
                    <text:list>
                      <text:list-item>
                        <text:p>Different firmware releases can behave differently so the firmware package contains the needed information rather than have different tools for different firmware versions.</text:p>
                      </text:list-item>
                    </text:list>
                  </text:list-item>
                </text:list>
              </text:list-item>
              <text:list-item>
                <text:p>Contains a prescription on how to decode the binary debug messages and events that can be produced by the device when enabled.</text:p>
              </text:list-item>
              <text:list-item>
                <text:p>Contains device information so that the debugging tool can accurately display the device status based on the debug information.</text:p>
                <text:list>
                  <text:list-item>
                    <text:list>
                      <text:list-item>
                        <text:p>Flash utilisation and fragmentation.</text:p>
                      </text:list-item>
                      <text:list-item>
                        <text:p>Memory utilisation and fragmentation.</text:p>
                      </text:list-item>
                      <text:list-item>
                        <text:p>Chip peripheral operation display configuration.</text:p>
                      </text:list-item>
                      <text:list-item>
                        <text:p>Device state machine interpretation and message sequence chart labels.</text:p>
                      </text:list-item>
                      <text:list-item>
                        <text:p>Automatic deduction of derived values from debug information that have been useful to developers in the past. </text:p>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text-style-name="P15"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3" draw:layer="layout" svg:width="25.199cm" svg:height="1.771cm" svg:x="1.401cm" svg:y="0.4cm" presentation:class="title">
          <draw:text-box>
            <text:p>Server data stored</text:p>
          </draw:text-box>
        </draw:frame>
        <draw:frame presentation:style-name="pr4" draw:layer="layout" svg:width="27.2cm" svg:height="16.7cm" svg:x="0.4cm" svg:y="2.7cm" presentation:class="outline" presentation:user-transformed="true">
          <draw:text-box>
            <text:list text:style-name="L2">
              <text:list-item>
                <text:p>Device</text:p>
                <text:list>
                  <text:list-item>
                    <text:list>
                      <text:list-item>
                        <text:p>ID</text:p>
                      </text:list-item>
                      <text:list-item>
                        <text:p>Product type</text:p>
                      </text:list-item>
                      <text:list-item>
                        <text:p>Last known firmware</text:p>
                      </text:list-item>
                      <text:list-item>
                        <text:p>Recommended firmware</text:p>
                      </text:list-item>
                      <text:list-item>
                        <text:p>Private ROM asymmetric key</text:p>
                      </text:list-item>
                      <text:list-item>
                        <text:p>Per batch private asymmetric key with ratchet status</text:p>
                      </text:list-item>
                      <text:list-item>
                        <text:p>Per device shared asymmetric key with ratchet status</text:p>
                      </text:list-item>
                      <text:list-item>
                        <text:p>Device connection history for malicious behaviour detection</text:p>
                      </text:list-item>
                    </text:list>
                  </text:list-item>
                </text:list>
              </text:list-item>
              <text:list-item>
                <text:p>Tool</text:p>
                <text:list>
                  <text:list-item>
                    <text:list>
                      <text:list-item>
                        <text:p>Tool software and version</text:p>
                      </text:list-item>
                      <text:list-item>
                        <text:p>Authorised users</text:p>
                      </text:list-item>
                      <text:list-item>
                        <text:p>Per install shared asymmetric key with ratchet status</text:p>
                      </text:list-item>
                      <text:list-item>
                        <text:p>Manual authorisation history</text:p>
                      </text:list-item>
                      <text:list-item>
                        <text:p>Usage history for malicious behaviour detection</text:p>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1" draw:display-name="Gradient 11" draw:style="linear" draw:start-color="#2a6099" draw:end-color="#800080" draw:start-intensity="100%" draw:end-intensity="100%" draw:angle="300" draw:border="0%"/>
    <draw:gradient draw:name="Gradient_20_2" draw:display-name="Gradient 2" draw:style="linear" draw:start-color="#dff2fc" draw:end-color="#009bdd" draw:start-intensity="100%" draw:end-intensity="100%" draw:angle="2700" draw:border="0%"/>
    <draw:gradient draw:name="Gradient_20_5" draw:display-name="Gradient 5" draw:style="linear" draw:start-color="#00a933" draw:end-color="#2a6099" draw:start-intensity="100%" draw:end-intensity="100%" draw:angle="300" draw:border="0%"/>
    <draw:gradient draw:name="Gradient_20_7" draw:display-name="Gradient 7" draw:style="linear" draw:start-color="#2a6099" draw:end-color="#800080" draw:start-intensity="100%" draw:end-intensity="100%" draw:angle="300" draw:border="0%"/>
    <draw:gradient draw:name="Gradient_20_9" draw:display-name="Gradient 9" draw:style="linear" draw:start-color="#800080" draw:end-color="#ff00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auto-grow-height="true" draw:auto-grow-width="false" fo:max-height="0cm" fo:min-height="0.556cm"/>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paragraph-properties fo:text-align="end"/>
    </style:style>
    <style:style style:name="MP9" style:family="paragraph">
      <loext:graphic-properties draw:fill="none" draw:fill-color="#ffffff"/>
      <style:paragraph-properties fo:text-align="end"/>
      <style:text-properties fo:font-size="14pt" style:font-size-asian="14pt" style:font-size-complex="14pt"/>
    </style:style>
    <style:style style:name="MP10" style:family="paragraph">
      <style:paragraph-properties fo:text-align="start"/>
    </style:style>
    <style:style style:name="MP11" style:family="paragraph">
      <loext:graphic-properties draw:fill="gradient" draw:fill-color="#009bdd" draw:fill-gradient-name="Gradient_20_2"/>
      <style:paragraph-properties fo:text-align="center"/>
    </style:style>
    <style:style style:name="MT1" style:family="text">
      <style:text-properties fo:font-size="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5</text:page-number></text:span></text:p>
        </draw:text-box>
      </draw:frame>
      <draw:frame draw:style-name="Mgr4" draw:text-style-name="MP9" draw:layer="backgroundobjects" svg:width="3cm" svg:height="0.806cm" svg:x="25cm" svg:y="20.2cm">
        <draw:text-box>
          <text:p text:style-name="MP8"><text:span text:style-name="MT2">CC BY-ND</text:span></text:p>
        </draw:text-box>
      </draw:frame>
      <draw:frame draw:style-name="Mgr4" draw:text-style-name="MP9" draw:layer="backgroundobjects" svg:width="4.8cm" svg:height="0.806cm" svg:x="0cm" svg:y="20.2cm">
        <draw:text-box>
          <text:p text:style-name="MP10"><text:span text:style-name="MT2">RidiculousRic</text:span><text:span text:style-name="MT2">hard</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Blue_5f_Curve1" style:display-name="Blue_Curve1" style:page-layout-name="PM1" draw:style-name="Mdp1">
      <draw:custom-shape presentation:style-name="Mpr4" draw:text-style-name="MP11"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1"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15</text:page-number></text:span></text:p>
        </draw:text-box>
      </draw:frame>
      <draw:frame draw:style-name="Mgr4" draw:text-style-name="MP9" draw:layer="backgroundobjects" svg:width="3cm" svg:height="0.806cm" svg:x="25cm" svg:y="20.2cm">
        <draw:text-box>
          <text:p text:style-name="MP8"><text:span text:style-name="MT2">CC BY-ND</text:span></text:p>
        </draw:text-box>
      </draw:frame>
      <draw:frame draw:style-name="Mgr4" draw:text-style-name="MP9" draw:layer="backgroundobjects" svg:width="4.8cm" svg:height="0.806cm" svg:x="0cm" svg:y="20.2cm">
        <draw:text-box>
          <text:p text:style-name="MP10"><text:span text:style-name="MT2">RidiculousRic</text:span><text:span text:style-name="MT2">hard</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9T10:22:09.267339772</meta:creation-date>
    <meta:editing-duration>P1DT2H1M8S</meta:editing-duration>
    <meta:editing-cycles>43</meta:editing-cycles>
    <meta:generator>LibreOffice/6.1.6.3$Linux_X86_64 LibreOffice_project/10$Build-3</meta:generator>
    <dc:title>Blue plus</dc:title>
    <dc:date>2019-08-28T08:25:22.890848506</dc:date>
    <meta:document-statistic meta:object-count="793"/>
  </office:meta>
</office:document-meta>
</file>